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svg:stroke-width="4.31pt" svg:stroke-color="#000000" draw:marker-start="" draw:marker-start-width="12.1pt" draw:marker-end="" draw:marker-end-width="12.1pt" draw:fill-color="#111111" draw:textarea-horizontal-align="center" draw:textarea-vertical-align="middle" fo:padding-top="2.13pt" fo:padding-bottom="2.13pt" fo:padding-left="2.13pt" fo:padding-right="2.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111111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29.83pt" svg:height="391.52pt" svg:x="580.99pt" svg:y="47.42pt">
            <loext:p draw:notify-on-update-of-ranges="Sheet1.I6:Sheet1.I1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verages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487894058227539" calcext:value-type="float">
            <text:p>0.4878940582</text:p>
          </table:table-cell>
          <table:table-cell office:value-type="float" office:value="0.408677339553833" calcext:value-type="float">
            <text:p>0.4086773396</text:p>
          </table:table-cell>
          <table:table-cell office:value-type="float" office:value="0.330949544906616" calcext:value-type="float">
            <text:p>0.3309495449</text:p>
          </table:table-cell>
          <table:table-cell office:value-type="float" office:value="0.296168804168701" calcext:value-type="float">
            <text:p>0.2961688042</text:p>
          </table:table-cell>
          <table:table-cell office:value-type="float" office:value="0.252363920211792" calcext:value-type="float">
            <text:p>0.2523639202</text:p>
          </table:table-cell>
          <table:table-cell/>
          <table:table-cell table:formula="of:=AVERAGE([.B2:.F2])" office:value-type="float" office:value="0.355210733413696" calcext:value-type="float">
            <text:p>0.3552107334</text:p>
          </table:table-cell>
          <table:table-cell/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0.968944099378882" calcext:value-type="float">
            <text:p>0.9689440994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72049689440994" calcext:value-type="float">
            <text:p>0.9720496894</text:p>
          </table:table-cell>
          <table:table-cell office:value-type="float" office:value="0.975155279503105" calcext:value-type="float">
            <text:p>0.9751552795</text:p>
          </table:table-cell>
          <table:table-cell office:value-type="float" office:value="0.959627329192547" calcext:value-type="float">
            <text:p>0.9596273292</text:p>
          </table:table-cell>
          <table:table-cell/>
          <table:table-cell table:formula="of:=AVERAGE([.B3:.F3])" office:value-type="float" office:value="0.966459627329192" calcext:value-type="float">
            <text:p>0.9664596273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899280575539568" calcext:value-type="float">
            <text:p>0.8992805755</text:p>
          </table:table-cell>
          <table:table-cell office:value-type="float" office:value="0.755395683453237" calcext:value-type="float">
            <text:p>0.7553956835</text:p>
          </table:table-cell>
          <table:table-cell office:value-type="float" office:value="0.733812949640288" calcext:value-type="float">
            <text:p>0.7338129496</text:p>
          </table:table-cell>
          <table:table-cell office:value-type="float" office:value="0.784172661870504" calcext:value-type="float">
            <text:p>0.7841726619</text:p>
          </table:table-cell>
          <table:table-cell office:value-type="float" office:value="0.856115107913669" calcext:value-type="float">
            <text:p>0.8561151079</text:p>
          </table:table-cell>
          <table:table-cell/>
          <table:table-cell table:formula="of:=AVERAGE([.B4:.F4])" office:value-type="float" office:value="0.805755395683453" calcext:value-type="float">
            <text:p>0.8057553957</text:p>
          </table:table-cell>
          <table:table-cell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211" calcext:value-type="float">
            <text:p>211</text:p>
          </table:table-cell>
          <table:table-cell office:value-type="float" office:value="177" calcext:value-type="float">
            <text:p>177</text:p>
          </table:table-cell>
          <table:table-cell office:value-type="float" office:value="140" calcext:value-type="float">
            <text:p>140</text:p>
          </table:table-cell>
          <table:table-cell office:value-type="float" office:value="131" calcext:value-type="float">
            <text:p>131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AVERAGE([.B5:.F5])" office:value-type="float" office:value="153.8" calcext:value-type="float">
            <text:p>153.8</text:p>
          </table:table-cell>
          <table:table-cell/>
        </table:table-row>
        <table:table-row table:style-name="ro1">
          <table:table-cell office:value-type="string" calcext:value-type="string">
            <text:p>Score/epoch</text:p>
          </table:table-cell>
          <table:table-cell office:value-type="float" office:value="0.87888198757764" calcext:value-type="float">
            <text:p>0.8788819876</text:p>
          </table:table-cell>
          <table:table-cell office:value-type="float" office:value="0.875776397515528" calcext:value-type="float">
            <text:p>0.8757763975</text:p>
          </table:table-cell>
          <table:table-cell office:value-type="float" office:value="0.89751552795031" calcext:value-type="float">
            <text:p>0.897515528</text:p>
          </table:table-cell>
          <table:table-cell office:value-type="float" office:value="0.881987577639752" calcext:value-type="float">
            <text:p>0.8819875776</text:p>
          </table:table-cell>
          <table:table-cell office:value-type="float" office:value="0.894409937888199" calcext:value-type="float">
            <text:p>0.8944099379</text:p>
          </table:table-cell>
          <table:table-cell/>
          <table:table-cell table:formula="of:=AVERAGE([.B6:.F6])" office:value-type="float" office:value="0.885714285714286" calcext:value-type="float">
            <text:p>0.8857142857</text:p>
          </table:table-cell>
          <table:table-cell table:formula="of:=1-[.H6]" office:value-type="float" office:value="0.114285714285714" calcext:value-type="float">
            <text:p>0.1142857143</text:p>
          </table:table-cell>
        </table:table-row>
        <table:table-row table:style-name="ro1">
          <table:table-cell/>
          <table:table-cell office:value-type="float" office:value="0.925465838509317" calcext:value-type="float">
            <text:p>0.9254658385</text:p>
          </table:table-cell>
          <table:table-cell office:value-type="float" office:value="0.916149068322981" calcext:value-type="float">
            <text:p>0.9161490683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919254658385093" calcext:value-type="float">
            <text:p>0.9192546584</text:p>
          </table:table-cell>
          <table:table-cell office:value-type="float" office:value="0.937888198757764" calcext:value-type="float">
            <text:p>0.9378881988</text:p>
          </table:table-cell>
          <table:table-cell/>
          <table:table-cell table:formula="of:=AVERAGE([.B7:.F7])" office:value-type="float" office:value="0.925465838509317" calcext:value-type="float">
            <text:p>0.9254658385</text:p>
          </table:table-cell>
          <table:table-cell table:formula="of:=1-[.H7]" office:value-type="float" office:value="0.0745341614906832" calcext:value-type="float">
            <text:p>0.0745341615</text:p>
          </table:table-cell>
        </table:table-row>
        <table:table-row table:style-name="ro1">
          <table:table-cell/>
          <table:table-cell office:value-type="float" office:value="0.922360248447205" calcext:value-type="float">
            <text:p>0.9223602484</text:p>
          </table:table-cell>
          <table:table-cell office:value-type="float" office:value="0.937888198757764" calcext:value-type="float">
            <text:p>0.9378881988</text:p>
          </table:table-cell>
          <table:table-cell office:value-type="float" office:value="0.940993788819876" calcext:value-type="float">
            <text:p>0.9409937888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37888198757764" calcext:value-type="float">
            <text:p>0.9378881988</text:p>
          </table:table-cell>
          <table:table-cell/>
          <table:table-cell table:formula="of:=AVERAGE([.B8:.F8])" office:value-type="float" office:value="0.937888198757764" calcext:value-type="float">
            <text:p>0.9378881988</text:p>
          </table:table-cell>
          <table:table-cell table:formula="of:=1-[.H8]" office:value-type="float" office:value="0.0621118012422359" calcext:value-type="float">
            <text:p>0.0621118012</text:p>
          </table:table-cell>
        </table:table-row>
        <table:table-row table:style-name="ro1">
          <table:table-cell/>
          <table:table-cell table:number-columns-repeated="2" office:value-type="float" office:value="0.93167701863354" calcext:value-type="float">
            <text:p>0.9316770186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25465838509317" calcext:value-type="float">
            <text:p>0.9254658385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AVERAGE([.B9:.F9])" office:value-type="float" office:value="0.933540372670807" calcext:value-type="float">
            <text:p>0.9335403727</text:p>
          </table:table-cell>
          <table:table-cell table:formula="of:=1-[.H9]" office:value-type="float" office:value="0.0664596273291925" calcext:value-type="float">
            <text:p>0.0664596273</text:p>
          </table:table-cell>
        </table:table-row>
        <table:table-row table:style-name="ro1">
          <table:table-cell/>
          <table:table-cell office:value-type="float" office:value="0.919254658385093" calcext:value-type="float">
            <text:p>0.919254658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944099378881988" calcext:value-type="float">
            <text:p>0.9440993789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37888198757764" calcext:value-type="float">
            <text:p>0.9378881988</text:p>
          </table:table-cell>
          <table:table-cell/>
          <table:table-cell table:formula="of:=AVERAGE([.B10:.F10])" office:value-type="float" office:value="0.937888198757764" calcext:value-type="float">
            <text:p>0.9378881988</text:p>
          </table:table-cell>
          <table:table-cell table:formula="of:=1-[.H10]" office:value-type="float" office:value="0.0621118012422361" calcext:value-type="float">
            <text:p>0.0621118012</text:p>
          </table:table-cell>
        </table:table-row>
        <table:table-row table:style-name="ro1">
          <table:table-cell/>
          <table:table-cell office:value-type="float" office:value="0.928571428571429" calcext:value-type="float">
            <text:p>0.9285714286</text:p>
          </table:table-cell>
          <table:table-cell office:value-type="float" office:value="0.925465838509317" calcext:value-type="float">
            <text:p>0.9254658385</text:p>
          </table:table-cell>
          <table:table-cell office:value-type="float" office:value="0.947204968944099" calcext:value-type="float">
            <text:p>0.9472049689</text:p>
          </table:table-cell>
          <table:table-cell office:value-type="float" office:value="0.934782608695652" calcext:value-type="float">
            <text:p>0.9347826087</text:p>
          </table:table-cell>
          <table:table-cell office:value-type="float" office:value="0.925465838509317" calcext:value-type="float">
            <text:p>0.9254658385</text:p>
          </table:table-cell>
          <table:table-cell/>
          <table:table-cell table:formula="of:=AVERAGE([.B11:.F11])" office:value-type="float" office:value="0.932298136645963" calcext:value-type="float">
            <text:p>0.9322981366</text:p>
          </table:table-cell>
          <table:table-cell table:formula="of:=1-[.H11]" office:value-type="float" office:value="0.0677018633540373" calcext:value-type="float">
            <text:p>0.0677018634</text:p>
          </table:table-cell>
        </table:table-row>
        <table:table-row table:style-name="ro1">
          <table:table-cell/>
          <table:table-cell office:value-type="float" office:value="0.919254658385093" calcext:value-type="float">
            <text:p>0.9192546584</text:p>
          </table:table-cell>
          <table:table-cell office:value-type="float" office:value="0.925465838509317" calcext:value-type="float">
            <text:p>0.9254658385</text:p>
          </table:table-cell>
          <table:table-cell table:number-columns-repeated="2" office:value-type="float" office:value="0.953416149068323" calcext:value-type="float">
            <text:p>0.9534161491</text:p>
          </table:table-cell>
          <table:table-cell office:value-type="float" office:value="0.940993788819876" calcext:value-type="float">
            <text:p>0.9409937888</text:p>
          </table:table-cell>
          <table:table-cell/>
          <table:table-cell table:formula="of:=AVERAGE([.B12:.F12])" office:value-type="float" office:value="0.938509316770186" calcext:value-type="float">
            <text:p>0.9385093168</text:p>
          </table:table-cell>
          <table:table-cell table:formula="of:=1-[.H12]" office:value-type="float" office:value="0.0614906832298135" calcext:value-type="float">
            <text:p>0.0614906832</text:p>
          </table:table-cell>
        </table:table-row>
        <table:table-row table:style-name="ro1">
          <table:table-cell/>
          <table:table-cell office:value-type="float" office:value="0.953416149068323" calcext:value-type="float">
            <text:p>0.9534161491</text:p>
          </table:table-cell>
          <table:table-cell office:value-type="float" office:value="0.937888198757764" calcext:value-type="float">
            <text:p>0.9378881988</text:p>
          </table:table-cell>
          <table:table-cell table:number-columns-repeated="2" office:value-type="float" office:value="0.956521739130435" calcext:value-type="float">
            <text:p>0.9565217391</text:p>
          </table:table-cell>
          <table:table-cell office:value-type="float" office:value="0.953416149068323" calcext:value-type="float">
            <text:p>0.9534161491</text:p>
          </table:table-cell>
          <table:table-cell/>
          <table:table-cell table:formula="of:=AVERAGE([.B13:.F13])" office:value-type="float" office:value="0.951552795031056" calcext:value-type="float">
            <text:p>0.951552795</text:p>
          </table:table-cell>
          <table:table-cell table:formula="of:=1-[.H13]" office:value-type="float" office:value="0.0484472049689441" calcext:value-type="float">
            <text:p>0.048447205</text:p>
          </table:table-cell>
        </table:table-row>
        <table:table-row table:style-name="ro1">
          <table:table-cell/>
          <table:table-cell office:value-type="float" office:value="0.953416149068323" calcext:value-type="float">
            <text:p>0.9534161491</text:p>
          </table:table-cell>
          <table:table-cell office:value-type="float" office:value="0.937888198757764" calcext:value-type="float">
            <text:p>0.9378881988</text:p>
          </table:table-cell>
          <table:table-cell office:value-type="float" office:value="0.962732919254658" calcext:value-type="float">
            <text:p>0.9627329193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40993788819876" calcext:value-type="float">
            <text:p>0.9409937888</text:p>
          </table:table-cell>
          <table:table-cell/>
          <table:table-cell table:formula="of:=AVERAGE([.B14:.F14])" office:value-type="float" office:value="0.950931677018633" calcext:value-type="float">
            <text:p>0.950931677</text:p>
          </table:table-cell>
          <table:table-cell table:formula="of:=1-[.H14]" office:value-type="float" office:value="0.0490683229813664" calcext:value-type="float">
            <text:p>0.049068323</text:p>
          </table:table-cell>
        </table:table-row>
        <table:table-row table:style-name="ro1">
          <table:table-cell/>
          <table:table-cell table:number-columns-repeated="2" office:value-type="float" office:value="0.953416149068323" calcext:value-type="float">
            <text:p>0.9534161491</text:p>
          </table:table-cell>
          <table:table-cell office:value-type="float" office:value="0.944099378881988" calcext:value-type="float">
            <text:p>0.9440993789</text:p>
          </table:table-cell>
          <table:table-cell table:number-columns-repeated="2" office:value-type="float" office:value="0.940993788819876" calcext:value-type="float">
            <text:p>0.9409937888</text:p>
          </table:table-cell>
          <table:table-cell/>
          <table:table-cell table:formula="of:=AVERAGE([.B15:.F15])" office:value-type="float" office:value="0.946583850931677" calcext:value-type="float">
            <text:p>0.9465838509</text:p>
          </table:table-cell>
          <table:table-cell table:formula="of:=1-[.H15]" office:value-type="float" office:value="0.053416149068323" calcext:value-type="float">
            <text:p>0.0534161491</text:p>
          </table:table-cell>
        </table:table-row>
        <table:table-row table:style-name="ro1">
          <table:table-cell/>
          <table:table-cell office:value-type="float" office:value="0.944099378881988" calcext:value-type="float">
            <text:p>0.9440993789</text:p>
          </table:table-cell>
          <table:table-cell office:value-type="float" office:value="0.940993788819876" calcext:value-type="float">
            <text:p>0.9409937888</text:p>
          </table:table-cell>
          <table:table-cell office:value-type="float" office:value="0.96583850931677" calcext:value-type="float">
            <text:p>0.9658385093</text:p>
          </table:table-cell>
          <table:table-cell table:number-columns-repeated="2" office:value-type="float" office:value="0.962732919254658" calcext:value-type="float">
            <text:p>0.9627329193</text:p>
          </table:table-cell>
          <table:table-cell/>
          <table:table-cell table:formula="of:=AVERAGE([.B16:.F16])" office:value-type="float" office:value="0.95527950310559" calcext:value-type="float">
            <text:p>0.9552795031</text:p>
          </table:table-cell>
          <table:table-cell table:formula="of:=1-[.H16]" office:value-type="float" office:value="0.0447204968944099" calcext:value-type="float">
            <text:p>0.0447204969</text:p>
          </table:table-cell>
        </table:table-row>
        <table:table-row table:style-name="ro1">
          <table:table-cell/>
          <table:table-cell office:value-type="float" office:value="0.950310559006211" calcext:value-type="float">
            <text:p>0.950310559</text:p>
          </table:table-cell>
          <table:table-cell office:value-type="float" office:value="0.947204968944099" calcext:value-type="float">
            <text:p>0.9472049689</text:p>
          </table:table-cell>
          <table:table-cell office:value-type="float" office:value="0.953416149068323" calcext:value-type="float">
            <text:p>0.9534161491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44099378881988" calcext:value-type="float">
            <text:p>0.9440993789</text:p>
          </table:table-cell>
          <table:table-cell/>
          <table:table-cell table:formula="of:=AVERAGE([.B17:.F17])" office:value-type="float" office:value="0.949068322981366" calcext:value-type="float">
            <text:p>0.949068323</text:p>
          </table:table-cell>
          <table:table-cell table:formula="of:=1-[.H17]" office:value-type="float" office:value="0.0509316770186337" calcext:value-type="float">
            <text:p>0.050931677</text:p>
          </table:table-cell>
        </table:table-row>
        <table:table-row table:style-name="ro1">
          <table:table-cell/>
          <table:table-cell office:value-type="float" office:value="0.947204968944099" calcext:value-type="float">
            <text:p>0.9472049689</text:p>
          </table:table-cell>
          <table:table-cell office:value-type="float" office:value="0.940993788819876" calcext:value-type="float">
            <text:p>0.9409937888</text:p>
          </table:table-cell>
          <table:table-cell office:value-type="float" office:value="0.956521739130435" calcext:value-type="float">
            <text:p>0.9565217391</text:p>
          </table:table-cell>
          <table:table-cell table:number-columns-repeated="2" office:value-type="float" office:value="0.947204968944099" calcext:value-type="float">
            <text:p>0.9472049689</text:p>
          </table:table-cell>
          <table:table-cell/>
          <table:table-cell table:formula="of:=AVERAGE([.B18:.F18])" office:value-type="float" office:value="0.947826086956522" calcext:value-type="float">
            <text:p>0.947826087</text:p>
          </table:table-cell>
          <table:table-cell table:formula="of:=1-[.H18]" office:value-type="float" office:value="0.0521739130434783" calcext:value-type="float">
            <text:p>0.052173913</text:p>
          </table:table-cell>
        </table:table-row>
        <table:table-row table:style-name="ro1">
          <table:table-cell/>
          <table:table-cell office:value-type="float" office:value="0.953416149068323" calcext:value-type="float">
            <text:p>0.9534161491</text:p>
          </table:table-cell>
          <table:table-cell office:value-type="float" office:value="0.937888198757764" calcext:value-type="float">
            <text:p>0.9378881988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40993788819876" calcext:value-type="float">
            <text:p>0.9409937888</text:p>
          </table:table-cell>
          <table:table-cell office:value-type="float" office:value="0.972049689440994" calcext:value-type="float">
            <text:p>0.9720496894</text:p>
          </table:table-cell>
          <table:table-cell/>
          <table:table-cell table:formula="of:=AVERAGE([.B19:.F19])" office:value-type="float" office:value="0.950931677018633" calcext:value-type="float">
            <text:p>0.950931677</text:p>
          </table:table-cell>
          <table:table-cell table:formula="of:=1-[.H19]" office:value-type="float" office:value="0.0490683229813664" calcext:value-type="float">
            <text:p>0.049068323</text:p>
          </table:table-cell>
        </table:table-row>
        <table:table-row table:style-name="ro1">
          <table:table-cell/>
          <table:table-cell office:value-type="float" office:value="0.947204968944099" calcext:value-type="float">
            <text:p>0.9472049689</text:p>
          </table:table-cell>
          <table:table-cell office:value-type="float" office:value="0.937888198757764" calcext:value-type="float">
            <text:p>0.9378881988</text:p>
          </table:table-cell>
          <table:table-cell office:value-type="float" office:value="0.962732919254658" calcext:value-type="float">
            <text:p>0.9627329193</text:p>
          </table:table-cell>
          <table:table-cell office:value-type="float" office:value="0.953416149068323" calcext:value-type="float">
            <text:p>0.9534161491</text:p>
          </table:table-cell>
          <table:table-cell office:value-type="float" office:value="0.934782608695652" calcext:value-type="float">
            <text:p>0.9347826087</text:p>
          </table:table-cell>
          <table:table-cell/>
          <table:table-cell table:formula="of:=AVERAGE([.B20:.F20])" office:value-type="float" office:value="0.9472049689441" calcext:value-type="float">
            <text:p>0.9472049689</text:p>
          </table:table-cell>
          <table:table-cell table:formula="of:=1-[.H20]" office:value-type="float" office:value="0.0527950310559004" calcext:value-type="float">
            <text:p>0.0527950311</text:p>
          </table:table-cell>
        </table:table-row>
        <table:table-row table:style-name="ro1">
          <table:table-cell/>
          <table:table-cell office:value-type="float" office:value="0.934782608695652" calcext:value-type="float">
            <text:p>0.9347826087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47204968944099" calcext:value-type="float">
            <text:p>0.9472049689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47204968944099" calcext:value-type="float">
            <text:p>0.9472049689</text:p>
          </table:table-cell>
          <table:table-cell/>
          <table:table-cell table:formula="of:=AVERAGE([.B21:.F21])" office:value-type="float" office:value="0.947826086956522" calcext:value-type="float">
            <text:p>0.947826087</text:p>
          </table:table-cell>
          <table:table-cell table:formula="of:=1-[.H21]" office:value-type="float" office:value="0.0521739130434783" calcext:value-type="float">
            <text:p>0.052173913</text:p>
          </table:table-cell>
        </table:table-row>
        <table:table-row table:style-name="ro1">
          <table:table-cell/>
          <table:table-cell office:value-type="float" office:value="0.947204968944099" calcext:value-type="float">
            <text:p>0.9472049689</text:p>
          </table:table-cell>
          <table:table-cell office:value-type="float" office:value="0.934782608695652" calcext:value-type="float">
            <text:p>0.9347826087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62732919254658" calcext:value-type="float">
            <text:p>0.9627329193</text:p>
          </table:table-cell>
          <table:table-cell/>
          <table:table-cell table:formula="of:=AVERAGE([.B22:.F22])" office:value-type="float" office:value="0.950931677018633" calcext:value-type="float">
            <text:p>0.950931677</text:p>
          </table:table-cell>
          <table:table-cell table:formula="of:=1-[.H22]" office:value-type="float" office:value="0.0490683229813665" calcext:value-type="float">
            <text:p>0.049068323</text:p>
          </table:table-cell>
        </table:table-row>
        <table:table-row table:style-name="ro1">
          <table:table-cell/>
          <table:table-cell office:value-type="float" office:value="0.944099378881988" calcext:value-type="float">
            <text:p>0.9440993789</text:p>
          </table:table-cell>
          <table:table-cell office:value-type="float" office:value="0.937888198757764" calcext:value-type="float">
            <text:p>0.9378881988</text:p>
          </table:table-cell>
          <table:table-cell table:number-columns-repeated="2" office:value-type="float" office:value="0.950310559006211" calcext:value-type="float">
            <text:p>0.950310559</text:p>
          </table:table-cell>
          <table:table-cell office:value-type="float" office:value="0.962732919254658" calcext:value-type="float">
            <text:p>0.9627329193</text:p>
          </table:table-cell>
          <table:table-cell/>
          <table:table-cell table:formula="of:=AVERAGE([.B23:.F23])" office:value-type="float" office:value="0.949068322981367" calcext:value-type="float">
            <text:p>0.949068323</text:p>
          </table:table-cell>
          <table:table-cell table:formula="of:=1-[.H23]" office:value-type="float" office:value="0.0509316770186334" calcext:value-type="float">
            <text:p>0.050931677</text:p>
          </table:table-cell>
        </table:table-row>
        <table:table-row table:style-name="ro1">
          <table:table-cell/>
          <table:table-cell table:number-columns-repeated="2" office:value-type="float" office:value="0.947204968944099" calcext:value-type="float">
            <text:p>0.9472049689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56521739130435" calcext:value-type="float">
            <text:p>0.9565217391</text:p>
          </table:table-cell>
          <table:table-cell/>
          <table:table-cell table:formula="of:=AVERAGE([.B24:.F24])" office:value-type="float" office:value="0.951552795031056" calcext:value-type="float">
            <text:p>0.951552795</text:p>
          </table:table-cell>
          <table:table-cell table:formula="of:=1-[.H24]" office:value-type="float" office:value="0.0484472049689442" calcext:value-type="float">
            <text:p>0.048447205</text:p>
          </table:table-cell>
        </table:table-row>
        <table:table-row table:style-name="ro1">
          <table:table-cell/>
          <table:table-cell office:value-type="float" office:value="0.940993788819876" calcext:value-type="float">
            <text:p>0.9409937888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53416149068323" calcext:value-type="float">
            <text:p>0.9534161491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53416149068323" calcext:value-type="float">
            <text:p>0.9534161491</text:p>
          </table:table-cell>
          <table:table-cell/>
          <table:table-cell table:formula="of:=AVERAGE([.B25:.F25])" office:value-type="float" office:value="0.953416149068323" calcext:value-type="float">
            <text:p>0.9534161491</text:p>
          </table:table-cell>
          <table:table-cell table:formula="of:=1-[.H25]" office:value-type="float" office:value="0.0465838509316769" calcext:value-type="float">
            <text:p>0.0465838509</text:p>
          </table:table-cell>
        </table:table-row>
        <table:table-row table:style-name="ro1">
          <table:table-cell/>
          <table:table-cell office:value-type="float" office:value="0.950310559006211" calcext:value-type="float">
            <text:p>0.950310559</text:p>
          </table:table-cell>
          <table:table-cell office:value-type="float" office:value="0.947204968944099" calcext:value-type="float">
            <text:p>0.9472049689</text:p>
          </table:table-cell>
          <table:table-cell office:value-type="float" office:value="0.96583850931677" calcext:value-type="float">
            <text:p>0.9658385093</text:p>
          </table:table-cell>
          <table:table-cell table:number-columns-repeated="2" office:value-type="float" office:value="0.956521739130435" calcext:value-type="float">
            <text:p>0.9565217391</text:p>
          </table:table-cell>
          <table:table-cell/>
          <table:table-cell table:formula="of:=AVERAGE([.B26:.F26])" office:value-type="float" office:value="0.95527950310559" calcext:value-type="float">
            <text:p>0.9552795031</text:p>
          </table:table-cell>
          <table:table-cell table:formula="of:=1-[.H26]" office:value-type="float" office:value="0.0447204968944099" calcext:value-type="float">
            <text:p>0.0447204969</text:p>
          </table:table-cell>
        </table:table-row>
        <table:table-row table:style-name="ro1">
          <table:table-cell/>
          <table:table-cell office:value-type="float" office:value="0.950310559006211" calcext:value-type="float">
            <text:p>0.950310559</text:p>
          </table:table-cell>
          <table:table-cell office:value-type="float" office:value="0.93167701863354" calcext:value-type="float">
            <text:p>0.9316770186</text:p>
          </table:table-cell>
          <table:table-cell office:value-type="float" office:value="0.953416149068323" calcext:value-type="float">
            <text:p>0.9534161491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AVERAGE([.B27:.F27])" office:value-type="float" office:value="0.94472049689441" calcext:value-type="float">
            <text:p>0.9447204969</text:p>
          </table:table-cell>
          <table:table-cell table:formula="of:=1-[.H27]" office:value-type="float" office:value="0.05527950310559" calcext:value-type="float">
            <text:p>0.0552795031</text:p>
          </table:table-cell>
        </table:table-row>
        <table:table-row table:style-name="ro1">
          <table:table-cell/>
          <table:table-cell table:number-columns-repeated="2" office:value-type="float" office:value="0.947204968944099" calcext:value-type="float">
            <text:p>0.9472049689</text:p>
          </table:table-cell>
          <table:table-cell office:value-type="float" office:value="0.937888198757764" calcext:value-type="float">
            <text:p>0.9378881988</text:p>
          </table:table-cell>
          <table:table-cell office:value-type="float" office:value="0.944099378881988" calcext:value-type="float">
            <text:p>0.9440993789</text:p>
          </table:table-cell>
          <table:table-cell office:value-type="float" office:value="0.953416149068323" calcext:value-type="float">
            <text:p>0.9534161491</text:p>
          </table:table-cell>
          <table:table-cell/>
          <table:table-cell table:formula="of:=AVERAGE([.B28:.F28])" office:value-type="float" office:value="0.945962732919254" calcext:value-type="float">
            <text:p>0.9459627329</text:p>
          </table:table-cell>
          <table:table-cell table:formula="of:=1-[.H28]" office:value-type="float" office:value="0.0540372670807454" calcext:value-type="float">
            <text:p>0.0540372671</text:p>
          </table:table-cell>
        </table:table-row>
        <table:table-row table:style-name="ro1">
          <table:table-cell/>
          <table:table-cell office:value-type="float" office:value="0.972049689440994" calcext:value-type="float">
            <text:p>0.9720496894</text:p>
          </table:table-cell>
          <table:table-cell office:value-type="float" office:value="0.944099378881988" calcext:value-type="float">
            <text:p>0.9440993789</text:p>
          </table:table-cell>
          <table:table-cell office:value-type="float" office:value="0.959627329192547" calcext:value-type="float">
            <text:p>0.9596273292</text:p>
          </table:table-cell>
          <table:table-cell table:number-columns-repeated="2" office:value-type="float" office:value="0.956521739130435" calcext:value-type="float">
            <text:p>0.9565217391</text:p>
          </table:table-cell>
          <table:table-cell/>
          <table:table-cell table:formula="of:=AVERAGE([.B29:.F29])" office:value-type="float" office:value="0.95776397515528" calcext:value-type="float">
            <text:p>0.9577639752</text:p>
          </table:table-cell>
          <table:table-cell table:formula="of:=1-[.H29]" office:value-type="float" office:value="0.0422360248447206" calcext:value-type="float">
            <text:p>0.0422360248</text:p>
          </table:table-cell>
        </table:table-row>
        <table:table-row table:style-name="ro1">
          <table:table-cell/>
          <table:table-cell office:value-type="float" office:value="0.956521739130435" calcext:value-type="float">
            <text:p>0.9565217391</text:p>
          </table:table-cell>
          <table:table-cell office:value-type="float" office:value="0.93167701863354" calcext:value-type="float">
            <text:p>0.9316770186</text:p>
          </table:table-cell>
          <table:table-cell office:value-type="float" office:value="0.940993788819876" calcext:value-type="float">
            <text:p>0.9409937888</text:p>
          </table:table-cell>
          <table:table-cell office:value-type="float" office:value="0.953416149068323" calcext:value-type="float">
            <text:p>0.9534161491</text:p>
          </table:table-cell>
          <table:table-cell office:value-type="float" office:value="0.947204968944099" calcext:value-type="float">
            <text:p>0.9472049689</text:p>
          </table:table-cell>
          <table:table-cell/>
          <table:table-cell table:formula="of:=AVERAGE([.B30:.F30])" office:value-type="float" office:value="0.945962732919254" calcext:value-type="float">
            <text:p>0.9459627329</text:p>
          </table:table-cell>
          <table:table-cell table:formula="of:=1-[.H30]" office:value-type="float" office:value="0.0540372670807454" calcext:value-type="float">
            <text:p>0.0540372671</text:p>
          </table:table-cell>
        </table:table-row>
        <table:table-row table:style-name="ro1">
          <table:table-cell/>
          <table:table-cell office:value-type="float" office:value="0.937888198757764" calcext:value-type="float">
            <text:p>0.9378881988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96583850931677" calcext:value-type="float">
            <text:p>0.9658385093</text:p>
          </table:table-cell>
          <table:table-cell office:value-type="float" office:value="0.947204968944099" calcext:value-type="float">
            <text:p>0.9472049689</text:p>
          </table:table-cell>
          <table:table-cell office:value-type="float" office:value="0.944099378881988" calcext:value-type="float">
            <text:p>0.9440993789</text:p>
          </table:table-cell>
          <table:table-cell/>
          <table:table-cell table:formula="of:=AVERAGE([.B31:.F31])" office:value-type="float" office:value="0.94472049689441" calcext:value-type="float">
            <text:p>0.9447204969</text:p>
          </table:table-cell>
          <table:table-cell table:formula="of:=1-[.H31]" office:value-type="float" office:value="0.05527950310559" calcext:value-type="float">
            <text:p>0.0552795031</text:p>
          </table:table-cell>
        </table:table-row>
        <table:table-row table:style-name="ro1">
          <table:table-cell/>
          <table:table-cell office:value-type="float" office:value="0.962732919254658" calcext:value-type="float">
            <text:p>0.9627329193</text:p>
          </table:table-cell>
          <table:table-cell office:value-type="float" office:value="0.925465838509317" calcext:value-type="float">
            <text:p>0.9254658385</text:p>
          </table:table-cell>
          <table:table-cell office:value-type="float" office:value="0.962732919254658" calcext:value-type="float">
            <text:p>0.9627329193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53416149068323" calcext:value-type="float">
            <text:p>0.9534161491</text:p>
          </table:table-cell>
          <table:table-cell/>
          <table:table-cell table:formula="of:=AVERAGE([.B32:.F32])" office:value-type="float" office:value="0.952173913043478" calcext:value-type="float">
            <text:p>0.952173913</text:p>
          </table:table-cell>
          <table:table-cell table:formula="of:=1-[.H32]" office:value-type="float" office:value="0.0478260869565219" calcext:value-type="float">
            <text:p>0.047826087</text:p>
          </table:table-cell>
        </table:table-row>
        <table:table-row table:style-name="ro1">
          <table:table-cell/>
          <table:table-cell office:value-type="float" office:value="0.947204968944099" calcext:value-type="float">
            <text:p>0.9472049689</text:p>
          </table:table-cell>
          <table:table-cell office:value-type="float" office:value="0.925465838509317" calcext:value-type="float">
            <text:p>0.9254658385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40993788819876" calcext:value-type="float">
            <text:p>0.9409937888</text:p>
          </table:table-cell>
          <table:table-cell office:value-type="float" office:value="0.953416149068323" calcext:value-type="float">
            <text:p>0.9534161491</text:p>
          </table:table-cell>
          <table:table-cell/>
          <table:table-cell table:formula="of:=AVERAGE([.B33:.F33])" office:value-type="float" office:value="0.943478260869565" calcext:value-type="float">
            <text:p>0.9434782609</text:p>
          </table:table-cell>
          <table:table-cell table:formula="of:=1-[.H33]" office:value-type="float" office:value="0.0565217391304348" calcext:value-type="float">
            <text:p>0.0565217391</text:p>
          </table:table-cell>
        </table:table-row>
        <table:table-row table:style-name="ro1">
          <table:table-cell/>
          <table:table-cell office:value-type="float" office:value="0.950310559006211" calcext:value-type="float">
            <text:p>0.950310559</text:p>
          </table:table-cell>
          <table:table-cell office:value-type="float" office:value="0.940993788819876" calcext:value-type="float">
            <text:p>0.9409937888</text:p>
          </table:table-cell>
          <table:table-cell office:value-type="float" office:value="0.96583850931677" calcext:value-type="float">
            <text:p>0.9658385093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53416149068323" calcext:value-type="float">
            <text:p>0.9534161491</text:p>
          </table:table-cell>
          <table:table-cell/>
          <table:table-cell table:formula="of:=AVERAGE([.B34:.F34])" office:value-type="float" office:value="0.952173913043478" calcext:value-type="float">
            <text:p>0.952173913</text:p>
          </table:table-cell>
          <table:table-cell table:formula="of:=1-[.H34]" office:value-type="float" office:value="0.0478260869565217" calcext:value-type="float">
            <text:p>0.047826087</text:p>
          </table:table-cell>
        </table:table-row>
        <table:table-row table:style-name="ro1">
          <table:table-cell/>
          <table:table-cell office:value-type="float" office:value="0.953416149068323" calcext:value-type="float">
            <text:p>0.9534161491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6583850931677" calcext:value-type="float">
            <text:p>0.9658385093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59627329192547" calcext:value-type="float">
            <text:p>0.9596273292</text:p>
          </table:table-cell>
          <table:table-cell/>
          <table:table-cell table:formula="of:=AVERAGE([.B35:.F35])" office:value-type="float" office:value="0.959006211180124" calcext:value-type="float">
            <text:p>0.9590062112</text:p>
          </table:table-cell>
          <table:table-cell table:formula="of:=1-[.H35]" office:value-type="float" office:value="0.0409937888198758" calcext:value-type="float">
            <text:p>0.0409937888</text:p>
          </table:table-cell>
        </table:table-row>
        <table:table-row table:style-name="ro1">
          <table:table-cell/>
          <table:table-cell office:value-type="float" office:value="0.934782608695652" calcext:value-type="float">
            <text:p>0.9347826087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68944099378882" calcext:value-type="float">
            <text:p>0.9689440994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47204968944099" calcext:value-type="float">
            <text:p>0.9472049689</text:p>
          </table:table-cell>
          <table:table-cell/>
          <table:table-cell table:formula="of:=AVERAGE([.B36:.F36])" office:value-type="float" office:value="0.951552795031056" calcext:value-type="float">
            <text:p>0.951552795</text:p>
          </table:table-cell>
          <table:table-cell table:formula="of:=1-[.H36]" office:value-type="float" office:value="0.0484472049689441" calcext:value-type="float">
            <text:p>0.048447205</text:p>
          </table:table-cell>
        </table:table-row>
        <table:table-row table:style-name="ro1">
          <table:table-cell/>
          <table:table-cell office:value-type="float" office:value="0.937888198757764" calcext:value-type="float">
            <text:p>0.9378881988</text:p>
          </table:table-cell>
          <table:table-cell office:value-type="float" office:value="0.934782608695652" calcext:value-type="float">
            <text:p>0.9347826087</text:p>
          </table:table-cell>
          <table:table-cell office:value-type="float" office:value="0.968944099378882" calcext:value-type="float">
            <text:p>0.9689440994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62732919254658" calcext:value-type="float">
            <text:p>0.9627329193</text:p>
          </table:table-cell>
          <table:table-cell/>
          <table:table-cell table:formula="of:=AVERAGE([.B37:.F37])" office:value-type="float" office:value="0.952173913043479" calcext:value-type="float">
            <text:p>0.952173913</text:p>
          </table:table-cell>
          <table:table-cell table:formula="of:=1-[.H37]" office:value-type="float" office:value="0.0478260869565215" calcext:value-type="float">
            <text:p>0.047826087</text:p>
          </table:table-cell>
        </table:table-row>
        <table:table-row table:style-name="ro1">
          <table:table-cell/>
          <table:table-cell office:value-type="float" office:value="0.978260869565217" calcext:value-type="float">
            <text:p>0.9782608696</text:p>
          </table:table-cell>
          <table:table-cell office:value-type="float" office:value="0.947204968944099" calcext:value-type="float">
            <text:p>0.9472049689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6583850931677" calcext:value-type="float">
            <text:p>0.9658385093</text:p>
          </table:table-cell>
          <table:table-cell office:value-type="float" office:value="0.953416149068323" calcext:value-type="float">
            <text:p>0.9534161491</text:p>
          </table:table-cell>
          <table:table-cell/>
          <table:table-cell table:formula="of:=AVERAGE([.B38:.F38])" office:value-type="float" office:value="0.960248447204969" calcext:value-type="float">
            <text:p>0.9602484472</text:p>
          </table:table-cell>
          <table:table-cell table:formula="of:=1-[.H38]" office:value-type="float" office:value="0.039751552795031" calcext:value-type="float">
            <text:p>0.0397515528</text:p>
          </table:table-cell>
        </table:table-row>
        <table:table-row table:style-name="ro1">
          <table:table-cell/>
          <table:table-cell office:value-type="float" office:value="0.947204968944099" calcext:value-type="float">
            <text:p>0.9472049689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53416149068323" calcext:value-type="float">
            <text:p>0.9534161491</text:p>
          </table:table-cell>
          <table:table-cell office:value-type="float" office:value="0.940993788819876" calcext:value-type="float">
            <text:p>0.9409937888</text:p>
          </table:table-cell>
          <table:table-cell office:value-type="float" office:value="0.947204968944099" calcext:value-type="float">
            <text:p>0.9472049689</text:p>
          </table:table-cell>
          <table:table-cell/>
          <table:table-cell table:formula="of:=AVERAGE([.B39:.F39])" office:value-type="float" office:value="0.947826086956522" calcext:value-type="float">
            <text:p>0.947826087</text:p>
          </table:table-cell>
          <table:table-cell table:formula="of:=1-[.H39]" office:value-type="float" office:value="0.0521739130434783" calcext:value-type="float">
            <text:p>0.052173913</text:p>
          </table:table-cell>
        </table:table-row>
        <table:table-row table:style-name="ro1">
          <table:table-cell/>
          <table:table-cell office:value-type="float" office:value="0.937888198757764" calcext:value-type="float">
            <text:p>0.9378881988</text:p>
          </table:table-cell>
          <table:table-cell office:value-type="float" office:value="0.940993788819876" calcext:value-type="float">
            <text:p>0.9409937888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44099378881988" calcext:value-type="float">
            <text:p>0.9440993789</text:p>
          </table:table-cell>
          <table:table-cell/>
          <table:table-cell table:formula="of:=AVERAGE([.B40:.F40])" office:value-type="float" office:value="0.946583850931677" calcext:value-type="float">
            <text:p>0.9465838509</text:p>
          </table:table-cell>
          <table:table-cell table:formula="of:=1-[.H40]" office:value-type="float" office:value="0.0534161490683228" calcext:value-type="float">
            <text:p>0.0534161491</text:p>
          </table:table-cell>
        </table:table-row>
        <table:table-row table:style-name="ro1">
          <table:table-cell/>
          <table:table-cell office:value-type="float" office:value="0.962732919254658" calcext:value-type="float">
            <text:p>0.9627329193</text:p>
          </table:table-cell>
          <table:table-cell office:value-type="float" office:value="0.937888198757764" calcext:value-type="float">
            <text:p>0.9378881988</text:p>
          </table:table-cell>
          <table:table-cell table:number-columns-repeated="2" office:value-type="float" office:value="0.956521739130435" calcext:value-type="float">
            <text:p>0.9565217391</text:p>
          </table:table-cell>
          <table:table-cell office:value-type="float" office:value="0.953416149068323" calcext:value-type="float">
            <text:p>0.9534161491</text:p>
          </table:table-cell>
          <table:table-cell/>
          <table:table-cell table:formula="of:=AVERAGE([.B41:.F41])" office:value-type="float" office:value="0.953416149068323" calcext:value-type="float">
            <text:p>0.9534161491</text:p>
          </table:table-cell>
          <table:table-cell table:formula="of:=1-[.H41]" office:value-type="float" office:value="0.0465838509316769" calcext:value-type="float">
            <text:p>0.0465838509</text:p>
          </table:table-cell>
        </table:table-row>
        <table:table-row table:style-name="ro1">
          <table:table-cell/>
          <table:table-cell office:value-type="float" office:value="0.962732919254658" calcext:value-type="float">
            <text:p>0.9627329193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62732919254658" calcext:value-type="float">
            <text:p>0.9627329193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72049689440994" calcext:value-type="float">
            <text:p>0.9720496894</text:p>
          </table:table-cell>
          <table:table-cell/>
          <table:table-cell table:formula="of:=AVERAGE([.B42:.F42])" office:value-type="float" office:value="0.961490683229814" calcext:value-type="float">
            <text:p>0.9614906832</text:p>
          </table:table-cell>
          <table:table-cell table:formula="of:=1-[.H42]" office:value-type="float" office:value="0.0385093167701864" calcext:value-type="float">
            <text:p>0.0385093168</text:p>
          </table:table-cell>
        </table:table-row>
        <table:table-row table:style-name="ro1">
          <table:table-cell/>
          <table:table-cell office:value-type="float" office:value="0.956521739130435" calcext:value-type="float">
            <text:p>0.9565217391</text:p>
          </table:table-cell>
          <table:table-cell office:value-type="float" office:value="0.950310559006211" calcext:value-type="float">
            <text:p>0.950310559</text:p>
          </table:table-cell>
          <table:table-cell table:number-columns-repeated="2" office:value-type="float" office:value="0.956521739130435" calcext:value-type="float">
            <text:p>0.9565217391</text:p>
          </table:table-cell>
          <table:table-cell office:value-type="float" office:value="0.947204968944099" calcext:value-type="float">
            <text:p>0.9472049689</text:p>
          </table:table-cell>
          <table:table-cell/>
          <table:table-cell table:formula="of:=AVERAGE([.B43:.F43])" office:value-type="float" office:value="0.953416149068323" calcext:value-type="float">
            <text:p>0.9534161491</text:p>
          </table:table-cell>
          <table:table-cell table:formula="of:=1-[.H43]" office:value-type="float" office:value="0.0465838509316769" calcext:value-type="float">
            <text:p>0.0465838509</text:p>
          </table:table-cell>
        </table:table-row>
        <table:table-row table:style-name="ro1">
          <table:table-cell/>
          <table:table-cell office:value-type="float" office:value="0.962732919254658" calcext:value-type="float">
            <text:p>0.9627329193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40993788819876" calcext:value-type="float">
            <text:p>0.9409937888</text:p>
          </table:table-cell>
          <table:table-cell office:value-type="float" office:value="0.96583850931677" calcext:value-type="float">
            <text:p>0.9658385093</text:p>
          </table:table-cell>
          <table:table-cell office:value-type="float" office:value="0.956521739130435" calcext:value-type="float">
            <text:p>0.9565217391</text:p>
          </table:table-cell>
          <table:table-cell/>
          <table:table-cell table:formula="of:=AVERAGE([.B44:.F44])" office:value-type="float" office:value="0.95527950310559" calcext:value-type="float">
            <text:p>0.9552795031</text:p>
          </table:table-cell>
          <table:table-cell table:formula="of:=1-[.H44]" office:value-type="float" office:value="0.0447204968944099" calcext:value-type="float">
            <text:p>0.0447204969</text:p>
          </table:table-cell>
        </table:table-row>
        <table:table-row table:style-name="ro1">
          <table:table-cell/>
          <table:table-cell office:value-type="float" office:value="0.968944099378882" calcext:value-type="float">
            <text:p>0.9689440994</text:p>
          </table:table-cell>
          <table:table-cell office:value-type="float" office:value="0.925465838509317" calcext:value-type="float">
            <text:p>0.9254658385</text:p>
          </table:table-cell>
          <table:table-cell office:value-type="float" office:value="0.96583850931677" calcext:value-type="float">
            <text:p>0.9658385093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44099378881988" calcext:value-type="float">
            <text:p>0.9440993789</text:p>
          </table:table-cell>
          <table:table-cell/>
          <table:table-cell table:formula="of:=AVERAGE([.B45:.F45])" office:value-type="float" office:value="0.950931677018633" calcext:value-type="float">
            <text:p>0.950931677</text:p>
          </table:table-cell>
          <table:table-cell table:formula="of:=1-[.H45]" office:value-type="float" office:value="0.0490683229813665" calcext:value-type="float">
            <text:p>0.049068323</text:p>
          </table:table-cell>
        </table:table-row>
        <table:table-row table:style-name="ro1">
          <table:table-cell/>
          <table:table-cell table:number-columns-repeated="2" office:value-type="float" office:value="0.947204968944099" calcext:value-type="float">
            <text:p>0.9472049689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53416149068323" calcext:value-type="float">
            <text:p>0.9534161491</text:p>
          </table:table-cell>
          <table:table-cell office:value-type="float" office:value="0.950310559006211" calcext:value-type="float">
            <text:p>0.950310559</text:p>
          </table:table-cell>
          <table:table-cell/>
          <table:table-cell table:formula="of:=AVERAGE([.B46:.F46])" office:value-type="float" office:value="0.951552795031056" calcext:value-type="float">
            <text:p>0.951552795</text:p>
          </table:table-cell>
          <table:table-cell table:formula="of:=1-[.H46]" office:value-type="float" office:value="0.0484472049689442" calcext:value-type="float">
            <text:p>0.048447205</text:p>
          </table:table-cell>
        </table:table-row>
        <table:table-row table:style-name="ro1">
          <table:table-cell/>
          <table:table-cell office:value-type="float" office:value="0.953416149068323" calcext:value-type="float">
            <text:p>0.9534161491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3167701863354" calcext:value-type="float">
            <text:p>0.9316770186</text:p>
          </table:table-cell>
          <table:table-cell office:value-type="float" office:value="0.947204968944099" calcext:value-type="float">
            <text:p>0.9472049689</text:p>
          </table:table-cell>
          <table:table-cell/>
          <table:table-cell table:formula="of:=AVERAGE([.B47:.F47])" office:value-type="float" office:value="0.947826086956522" calcext:value-type="float">
            <text:p>0.947826087</text:p>
          </table:table-cell>
          <table:table-cell table:formula="of:=1-[.H47]" office:value-type="float" office:value="0.0521739130434783" calcext:value-type="float">
            <text:p>0.052173913</text:p>
          </table:table-cell>
        </table:table-row>
        <table:table-row table:style-name="ro1">
          <table:table-cell/>
          <table:table-cell office:value-type="float" office:value="0.953416149068323" calcext:value-type="float">
            <text:p>0.9534161491</text:p>
          </table:table-cell>
          <table:table-cell office:value-type="float" office:value="0.940993788819876" calcext:value-type="float">
            <text:p>0.9409937888</text:p>
          </table:table-cell>
          <table:table-cell office:value-type="float" office:value="0.953416149068323" calcext:value-type="float">
            <text:p>0.9534161491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62732919254658" calcext:value-type="float">
            <text:p>0.9627329193</text:p>
          </table:table-cell>
          <table:table-cell/>
          <table:table-cell table:formula="of:=AVERAGE([.B48:.F48])" office:value-type="float" office:value="0.952173913043478" calcext:value-type="float">
            <text:p>0.952173913</text:p>
          </table:table-cell>
          <table:table-cell table:formula="of:=1-[.H48]" office:value-type="float" office:value="0.0478260869565217" calcext:value-type="float">
            <text:p>0.047826087</text:p>
          </table:table-cell>
        </table:table-row>
        <table:table-row table:style-name="ro1">
          <table:table-cell/>
          <table:table-cell office:value-type="float" office:value="0.944099378881988" calcext:value-type="float">
            <text:p>0.9440993789</text:p>
          </table:table-cell>
          <table:table-cell table:number-columns-repeated="2" office:value-type="float" office:value="0.950310559006211" calcext:value-type="float">
            <text:p>0.950310559</text:p>
          </table:table-cell>
          <table:table-cell office:value-type="float" office:value="0.947204968944099" calcext:value-type="float">
            <text:p>0.9472049689</text:p>
          </table:table-cell>
          <table:table-cell office:value-type="float" office:value="0.975155279503105" calcext:value-type="float">
            <text:p>0.9751552795</text:p>
          </table:table-cell>
          <table:table-cell/>
          <table:table-cell table:formula="of:=AVERAGE([.B49:.F49])" office:value-type="float" office:value="0.953416149068323" calcext:value-type="float">
            <text:p>0.9534161491</text:p>
          </table:table-cell>
          <table:table-cell table:formula="of:=1-[.H49]" office:value-type="float" office:value="0.0465838509316772" calcext:value-type="float">
            <text:p>0.0465838509</text:p>
          </table:table-cell>
        </table:table-row>
        <table:table-row table:style-name="ro1">
          <table:table-cell/>
          <table:table-cell office:value-type="float" office:value="0.962732919254658" calcext:value-type="float">
            <text:p>0.9627329193</text:p>
          </table:table-cell>
          <table:table-cell table:number-columns-repeated="2" office:value-type="float" office:value="0.959627329192547" calcext:value-type="float">
            <text:p>0.9596273292</text:p>
          </table:table-cell>
          <table:table-cell office:value-type="float" office:value="0.968944099378882" calcext:value-type="float">
            <text:p>0.9689440994</text:p>
          </table:table-cell>
          <table:table-cell office:value-type="float" office:value="0.953416149068323" calcext:value-type="float">
            <text:p>0.9534161491</text:p>
          </table:table-cell>
          <table:table-cell/>
          <table:table-cell table:formula="of:=AVERAGE([.B50:.F50])" office:value-type="float" office:value="0.960869565217391" calcext:value-type="float">
            <text:p>0.9608695652</text:p>
          </table:table-cell>
          <table:table-cell table:formula="of:=1-[.H50]" office:value-type="float" office:value="0.0391304347826088" calcext:value-type="float">
            <text:p>0.0391304348</text:p>
          </table:table-cell>
        </table:table-row>
        <table:table-row table:style-name="ro1">
          <table:table-cell/>
          <table:table-cell office:value-type="float" office:value="0.944099378881988" calcext:value-type="float">
            <text:p>0.9440993789</text:p>
          </table:table-cell>
          <table:table-cell office:value-type="float" office:value="0.953416149068323" calcext:value-type="float">
            <text:p>0.9534161491</text:p>
          </table:table-cell>
          <table:table-cell office:value-type="float" office:value="0.975155279503105" calcext:value-type="float">
            <text:p>0.9751552795</text:p>
          </table:table-cell>
          <table:table-cell office:value-type="float" office:value="0.947204968944099" calcext:value-type="float">
            <text:p>0.9472049689</text:p>
          </table:table-cell>
          <table:table-cell office:value-type="float" office:value="0.953416149068323" calcext:value-type="float">
            <text:p>0.9534161491</text:p>
          </table:table-cell>
          <table:table-cell/>
          <table:table-cell table:formula="of:=AVERAGE([.B51:.F51])" office:value-type="float" office:value="0.954658385093168" calcext:value-type="float">
            <text:p>0.9546583851</text:p>
          </table:table-cell>
          <table:table-cell table:formula="of:=1-[.H51]" office:value-type="float" office:value="0.0453416149068323" calcext:value-type="float">
            <text:p>0.0453416149</text:p>
          </table:table-cell>
        </table:table-row>
        <table:table-row table:style-name="ro1">
          <table:table-cell/>
          <table:table-cell office:value-type="float" office:value="0.947204968944099" calcext:value-type="float">
            <text:p>0.9472049689</text:p>
          </table:table-cell>
          <table:table-cell office:value-type="float" office:value="0.962732919254658" calcext:value-type="float">
            <text:p>0.9627329193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6583850931677" calcext:value-type="float">
            <text:p>0.9658385093</text:p>
          </table:table-cell>
          <table:table-cell office:value-type="float" office:value="0.959627329192547" calcext:value-type="float">
            <text:p>0.9596273292</text:p>
          </table:table-cell>
          <table:table-cell/>
          <table:table-cell table:formula="of:=AVERAGE([.B52:.F52])" office:value-type="float" office:value="0.957142857142857" calcext:value-type="float">
            <text:p>0.9571428571</text:p>
          </table:table-cell>
          <table:table-cell table:formula="of:=1-[.H52]" office:value-type="float" office:value="0.0428571428571429" calcext:value-type="float">
            <text:p>0.0428571429</text:p>
          </table:table-cell>
        </table:table-row>
        <table:table-row table:style-name="ro1">
          <table:table-cell/>
          <table:table-cell office:value-type="float" office:value="0.940993788819876" calcext:value-type="float">
            <text:p>0.9409937888</text:p>
          </table:table-cell>
          <table:table-cell office:value-type="float" office:value="0.947204968944099" calcext:value-type="float">
            <text:p>0.9472049689</text:p>
          </table:table-cell>
          <table:table-cell table:number-columns-repeated="2" office:value-type="float" office:value="0.953416149068323" calcext:value-type="float">
            <text:p>0.9534161491</text:p>
          </table:table-cell>
          <table:table-cell office:value-type="float" office:value="0.956521739130435" calcext:value-type="float">
            <text:p>0.9565217391</text:p>
          </table:table-cell>
          <table:table-cell/>
          <table:table-cell table:formula="of:=AVERAGE([.B53:.F53])" office:value-type="float" office:value="0.950310559006211" calcext:value-type="float">
            <text:p>0.950310559</text:p>
          </table:table-cell>
          <table:table-cell table:formula="of:=1-[.H53]" office:value-type="float" office:value="0.0496894409937889" calcext:value-type="float">
            <text:p>0.049689441</text:p>
          </table:table-cell>
        </table:table-row>
        <table:table-row table:style-name="ro1">
          <table:table-cell/>
          <table:table-cell office:value-type="float" office:value="0.953416149068323" calcext:value-type="float">
            <text:p>0.9534161491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68944099378882" calcext:value-type="float">
            <text:p>0.9689440994</text:p>
          </table:table-cell>
          <table:table-cell office:value-type="float" office:value="0.944099378881988" calcext:value-type="float">
            <text:p>0.9440993789</text:p>
          </table:table-cell>
          <table:table-cell/>
          <table:table-cell table:formula="of:=AVERAGE([.B54:.F54])" office:value-type="float" office:value="0.95527950310559" calcext:value-type="float">
            <text:p>0.9552795031</text:p>
          </table:table-cell>
          <table:table-cell table:formula="of:=1-[.H54]" office:value-type="float" office:value="0.0447204968944099" calcext:value-type="float">
            <text:p>0.0447204969</text:p>
          </table:table-cell>
        </table:table-row>
        <table:table-row table:style-name="ro1">
          <table:table-cell/>
          <table:table-cell office:value-type="float" office:value="0.944099378881988" calcext:value-type="float">
            <text:p>0.9440993789</text:p>
          </table:table-cell>
          <table:table-cell table:number-columns-repeated="2" office:value-type="float" office:value="0.956521739130435" calcext:value-type="float">
            <text:p>0.9565217391</text:p>
          </table:table-cell>
          <table:table-cell office:value-type="float" office:value="0.944099378881988" calcext:value-type="float">
            <text:p>0.9440993789</text:p>
          </table:table-cell>
          <table:table-cell office:value-type="float" office:value="0.950310559006211" calcext:value-type="float">
            <text:p>0.950310559</text:p>
          </table:table-cell>
          <table:table-cell/>
          <table:table-cell table:formula="of:=AVERAGE([.B55:.F55])" office:value-type="float" office:value="0.950310559006211" calcext:value-type="float">
            <text:p>0.950310559</text:p>
          </table:table-cell>
          <table:table-cell table:formula="of:=1-[.H55]" office:value-type="float" office:value="0.0496894409937887" calcext:value-type="float">
            <text:p>0.049689441</text:p>
          </table:table-cell>
        </table:table-row>
        <table:table-row table:style-name="ro1">
          <table:table-cell/>
          <table:table-cell office:value-type="float" office:value="0.959627329192547" calcext:value-type="float">
            <text:p>0.9596273292</text:p>
          </table:table-cell>
          <table:table-cell office:value-type="float" office:value="0.940993788819876" calcext:value-type="float">
            <text:p>0.9409937888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6583850931677" calcext:value-type="float">
            <text:p>0.9658385093</text:p>
          </table:table-cell>
          <table:table-cell office:value-type="float" office:value="0.962732919254658" calcext:value-type="float">
            <text:p>0.9627329193</text:p>
          </table:table-cell>
          <table:table-cell/>
          <table:table-cell table:formula="of:=AVERAGE([.B56:.F56])" office:value-type="float" office:value="0.955900621118012" calcext:value-type="float">
            <text:p>0.9559006211</text:p>
          </table:table-cell>
          <table:table-cell table:formula="of:=1-[.H56]" office:value-type="float" office:value="0.0440993788819876" calcext:value-type="float">
            <text:p>0.0440993789</text:p>
          </table:table-cell>
        </table:table-row>
        <table:table-row table:style-name="ro1">
          <table:table-cell/>
          <table:table-cell office:value-type="float" office:value="0.950310559006211" calcext:value-type="float">
            <text:p>0.950310559</text:p>
          </table:table-cell>
          <table:table-cell office:value-type="float" office:value="0.947204968944099" calcext:value-type="float">
            <text:p>0.9472049689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68944099378882" calcext:value-type="float">
            <text:p>0.9689440994</text:p>
          </table:table-cell>
          <table:table-cell office:value-type="float" office:value="0.96583850931677" calcext:value-type="float">
            <text:p>0.9658385093</text:p>
          </table:table-cell>
          <table:table-cell/>
          <table:table-cell table:formula="of:=AVERAGE([.B57:.F57])" office:value-type="float" office:value="0.958385093167702" calcext:value-type="float">
            <text:p>0.9583850932</text:p>
          </table:table-cell>
          <table:table-cell table:formula="of:=1-[.H57]" office:value-type="float" office:value="0.0416149068322982" calcext:value-type="float">
            <text:p>0.0416149068</text:p>
          </table:table-cell>
        </table:table-row>
        <table:table-row table:style-name="ro1">
          <table:table-cell/>
          <table:table-cell office:value-type="float" office:value="0.944099378881988" calcext:value-type="float">
            <text:p>0.9440993789</text:p>
          </table:table-cell>
          <table:table-cell office:value-type="float" office:value="0.953416149068323" calcext:value-type="float">
            <text:p>0.9534161491</text:p>
          </table:table-cell>
          <table:table-cell office:value-type="float" office:value="0.940993788819876" calcext:value-type="float">
            <text:p>0.9409937888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72049689440994" calcext:value-type="float">
            <text:p>0.9720496894</text:p>
          </table:table-cell>
          <table:table-cell/>
          <table:table-cell table:formula="of:=AVERAGE([.B58:.F58])" office:value-type="float" office:value="0.954037267080745" calcext:value-type="float">
            <text:p>0.9540372671</text:p>
          </table:table-cell>
          <table:table-cell table:formula="of:=1-[.H58]" office:value-type="float" office:value="0.0459627329192547" calcext:value-type="float">
            <text:p>0.0459627329</text:p>
          </table:table-cell>
        </table:table-row>
        <table:table-row table:style-name="ro1">
          <table:table-cell/>
          <table:table-cell office:value-type="float" office:value="0.937888198757764" calcext:value-type="float">
            <text:p>0.9378881988</text:p>
          </table:table-cell>
          <table:table-cell office:value-type="float" office:value="0.953416149068323" calcext:value-type="float">
            <text:p>0.9534161491</text:p>
          </table:table-cell>
          <table:table-cell office:value-type="float" office:value="0.968944099378882" calcext:value-type="float">
            <text:p>0.9689440994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40993788819876" calcext:value-type="float">
            <text:p>0.9409937888</text:p>
          </table:table-cell>
          <table:table-cell/>
          <table:table-cell table:formula="of:=AVERAGE([.B59:.F59])" office:value-type="float" office:value="0.952173913043478" calcext:value-type="float">
            <text:p>0.952173913</text:p>
          </table:table-cell>
          <table:table-cell table:formula="of:=1-[.H59]" office:value-type="float" office:value="0.0478260869565217" calcext:value-type="float">
            <text:p>0.047826087</text:p>
          </table:table-cell>
        </table:table-row>
        <table:table-row table:style-name="ro1">
          <table:table-cell/>
          <table:table-cell office:value-type="float" office:value="0.947204968944099" calcext:value-type="float">
            <text:p>0.9472049689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62732919254658" calcext:value-type="float">
            <text:p>0.9627329193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47204968944099" calcext:value-type="float">
            <text:p>0.9472049689</text:p>
          </table:table-cell>
          <table:table-cell/>
          <table:table-cell table:formula="of:=AVERAGE([.B60:.F60])" office:value-type="float" office:value="0.95527950310559" calcext:value-type="float">
            <text:p>0.9552795031</text:p>
          </table:table-cell>
          <table:table-cell table:formula="of:=1-[.H60]" office:value-type="float" office:value="0.0447204968944099" calcext:value-type="float">
            <text:p>0.0447204969</text:p>
          </table:table-cell>
        </table:table-row>
        <table:table-row table:style-name="ro1">
          <table:table-cell/>
          <table:table-cell office:value-type="float" office:value="0.972049689440994" calcext:value-type="float">
            <text:p>0.9720496894</text:p>
          </table:table-cell>
          <table:table-cell office:value-type="float" office:value="0.947204968944099" calcext:value-type="float">
            <text:p>0.9472049689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37888198757764" calcext:value-type="float">
            <text:p>0.9378881988</text:p>
          </table:table-cell>
          <table:table-cell/>
          <table:table-cell table:formula="of:=AVERAGE([.B61:.F61])" office:value-type="float" office:value="0.952795031055901" calcext:value-type="float">
            <text:p>0.9527950311</text:p>
          </table:table-cell>
          <table:table-cell table:formula="of:=1-[.H61]" office:value-type="float" office:value="0.0472049689440993" calcext:value-type="float">
            <text:p>0.0472049689</text:p>
          </table:table-cell>
        </table:table-row>
        <table:table-row table:style-name="ro1">
          <table:table-cell/>
          <table:table-cell office:value-type="float" office:value="0.940993788819876" calcext:value-type="float">
            <text:p>0.9409937888</text:p>
          </table:table-cell>
          <table:table-cell office:value-type="float" office:value="0.947204968944099" calcext:value-type="float">
            <text:p>0.9472049689</text:p>
          </table:table-cell>
          <table:table-cell office:value-type="float" office:value="0.962732919254658" calcext:value-type="float">
            <text:p>0.9627329193</text:p>
          </table:table-cell>
          <table:table-cell office:value-type="float" office:value="0.953416149068323" calcext:value-type="float">
            <text:p>0.9534161491</text:p>
          </table:table-cell>
          <table:table-cell office:value-type="float" office:value="0.950310559006211" calcext:value-type="float">
            <text:p>0.950310559</text:p>
          </table:table-cell>
          <table:table-cell/>
          <table:table-cell table:formula="of:=AVERAGE([.B62:.F62])" office:value-type="float" office:value="0.950931677018633" calcext:value-type="float">
            <text:p>0.950931677</text:p>
          </table:table-cell>
          <table:table-cell table:formula="of:=1-[.H62]" office:value-type="float" office:value="0.0490683229813665" calcext:value-type="float">
            <text:p>0.049068323</text:p>
          </table:table-cell>
        </table:table-row>
        <table:table-row table:style-name="ro1">
          <table:table-cell/>
          <table:table-cell office:value-type="float" office:value="0.947204968944099" calcext:value-type="float">
            <text:p>0.9472049689</text:p>
          </table:table-cell>
          <table:table-cell office:value-type="float" office:value="0.953416149068323" calcext:value-type="float">
            <text:p>0.9534161491</text:p>
          </table:table-cell>
          <table:table-cell office:value-type="float" office:value="0.972049689440994" calcext:value-type="float">
            <text:p>0.9720496894</text:p>
          </table:table-cell>
          <table:table-cell office:value-type="float" office:value="0.962732919254658" calcext:value-type="float">
            <text:p>0.9627329193</text:p>
          </table:table-cell>
          <table:table-cell office:value-type="float" office:value="0.956521739130435" calcext:value-type="float">
            <text:p>0.9565217391</text:p>
          </table:table-cell>
          <table:table-cell/>
          <table:table-cell table:formula="of:=AVERAGE([.B63:.F63])" office:value-type="float" office:value="0.958385093167702" calcext:value-type="float">
            <text:p>0.9583850932</text:p>
          </table:table-cell>
          <table:table-cell table:formula="of:=1-[.H63]" office:value-type="float" office:value="0.0416149068322982" calcext:value-type="float">
            <text:p>0.0416149068</text:p>
          </table:table-cell>
        </table:table-row>
        <table:table-row table:style-name="ro1">
          <table:table-cell/>
          <table:table-cell office:value-type="float" office:value="0.944099378881988" calcext:value-type="float">
            <text:p>0.9440993789</text:p>
          </table:table-cell>
          <table:table-cell office:value-type="float" office:value="0.947204968944099" calcext:value-type="float">
            <text:p>0.9472049689</text:p>
          </table:table-cell>
          <table:table-cell office:value-type="float" office:value="0.953416149068323" calcext:value-type="float">
            <text:p>0.9534161491</text:p>
          </table:table-cell>
          <table:table-cell office:value-type="float" office:value="0.962732919254658" calcext:value-type="float">
            <text:p>0.9627329193</text:p>
          </table:table-cell>
          <table:table-cell office:value-type="float" office:value="0.956521739130435" calcext:value-type="float">
            <text:p>0.9565217391</text:p>
          </table:table-cell>
          <table:table-cell/>
          <table:table-cell table:formula="of:=AVERAGE([.B64:.F64])" office:value-type="float" office:value="0.952795031055901" calcext:value-type="float">
            <text:p>0.9527950311</text:p>
          </table:table-cell>
          <table:table-cell table:formula="of:=1-[.H64]" office:value-type="float" office:value="0.0472049689440993" calcext:value-type="float">
            <text:p>0.0472049689</text:p>
          </table:table-cell>
        </table:table-row>
        <table:table-row table:style-name="ro1">
          <table:table-cell/>
          <table:table-cell office:value-type="float" office:value="0.950310559006211" calcext:value-type="float">
            <text:p>0.950310559</text:p>
          </table:table-cell>
          <table:table-cell office:value-type="float" office:value="0.93167701863354" calcext:value-type="float">
            <text:p>0.9316770186</text:p>
          </table:table-cell>
          <table:table-cell table:number-columns-repeated="2" office:value-type="float" office:value="0.950310559006211" calcext:value-type="float">
            <text:p>0.950310559</text:p>
          </table:table-cell>
          <table:table-cell office:value-type="float" office:value="0.953416149068323" calcext:value-type="float">
            <text:p>0.9534161491</text:p>
          </table:table-cell>
          <table:table-cell/>
          <table:table-cell table:formula="of:=AVERAGE([.B65:.F65])" office:value-type="float" office:value="0.947204968944099" calcext:value-type="float">
            <text:p>0.9472049689</text:p>
          </table:table-cell>
          <table:table-cell table:formula="of:=1-[.H65]" office:value-type="float" office:value="0.0527950310559007" calcext:value-type="float">
            <text:p>0.0527950311</text:p>
          </table:table-cell>
        </table:table-row>
        <table:table-row table:style-name="ro1">
          <table:table-cell/>
          <table:table-cell office:value-type="float" office:value="0.953416149068323" calcext:value-type="float">
            <text:p>0.9534161491</text:p>
          </table:table-cell>
          <table:table-cell office:value-type="float" office:value="0.937888198757764" calcext:value-type="float">
            <text:p>0.9378881988</text:p>
          </table:table-cell>
          <table:table-cell office:value-type="float" office:value="0.962732919254658" calcext:value-type="float">
            <text:p>0.9627329193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72049689440994" calcext:value-type="float">
            <text:p>0.9720496894</text:p>
          </table:table-cell>
          <table:table-cell/>
          <table:table-cell table:formula="of:=AVERAGE([.B66:.F66])" office:value-type="float" office:value="0.957142857142857" calcext:value-type="float">
            <text:p>0.9571428571</text:p>
          </table:table-cell>
          <table:table-cell table:formula="of:=1-[.H66]" office:value-type="float" office:value="0.0428571428571427" calcext:value-type="float">
            <text:p>0.0428571429</text:p>
          </table:table-cell>
        </table:table-row>
        <table:table-row table:style-name="ro1">
          <table:table-cell/>
          <table:table-cell office:value-type="float" office:value="0.940993788819876" calcext:value-type="float">
            <text:p>0.9409937888</text:p>
          </table:table-cell>
          <table:table-cell office:value-type="float" office:value="0.934782608695652" calcext:value-type="float">
            <text:p>0.9347826087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44099378881988" calcext:value-type="float">
            <text:p>0.9440993789</text:p>
          </table:table-cell>
          <table:table-cell office:value-type="float" office:value="0.950310559006211" calcext:value-type="float">
            <text:p>0.950310559</text:p>
          </table:table-cell>
          <table:table-cell/>
          <table:table-cell table:formula="of:=AVERAGE([.B67:.F67])" office:value-type="float" office:value="0.945962732919254" calcext:value-type="float">
            <text:p>0.9459627329</text:p>
          </table:table-cell>
          <table:table-cell table:formula="of:=1-[.H67]" office:value-type="float" office:value="0.0540372670807454" calcext:value-type="float">
            <text:p>0.0540372671</text:p>
          </table:table-cell>
        </table:table-row>
        <table:table-row table:style-name="ro1">
          <table:table-cell/>
          <table:table-cell office:value-type="float" office:value="0.944099378881988" calcext:value-type="float">
            <text:p>0.9440993789</text:p>
          </table:table-cell>
          <table:table-cell table:number-columns-repeated="2" office:value-type="float" office:value="0.947204968944099" calcext:value-type="float">
            <text:p>0.9472049689</text:p>
          </table:table-cell>
          <table:table-cell office:value-type="float" office:value="0.962732919254658" calcext:value-type="float">
            <text:p>0.9627329193</text:p>
          </table:table-cell>
          <table:table-cell office:value-type="float" office:value="0.950310559006211" calcext:value-type="float">
            <text:p>0.950310559</text:p>
          </table:table-cell>
          <table:table-cell/>
          <table:table-cell table:formula="of:=AVERAGE([.B68:.F68])" office:value-type="float" office:value="0.950310559006211" calcext:value-type="float">
            <text:p>0.950310559</text:p>
          </table:table-cell>
          <table:table-cell table:formula="of:=1-[.H68]" office:value-type="float" office:value="0.0496894409937889" calcext:value-type="float">
            <text:p>0.049689441</text:p>
          </table:table-cell>
        </table:table-row>
        <table:table-row table:style-name="ro1">
          <table:table-cell/>
          <table:table-cell office:value-type="float" office:value="0.940993788819876" calcext:value-type="float">
            <text:p>0.9409937888</text:p>
          </table:table-cell>
          <table:table-cell office:value-type="float" office:value="0.944099378881988" calcext:value-type="float">
            <text:p>0.9440993789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47204968944099" calcext:value-type="float">
            <text:p>0.9472049689</text:p>
          </table:table-cell>
          <table:table-cell office:value-type="float" office:value="0.956521739130435" calcext:value-type="float">
            <text:p>0.9565217391</text:p>
          </table:table-cell>
          <table:table-cell/>
          <table:table-cell table:formula="of:=AVERAGE([.B69:.F69])" office:value-type="float" office:value="0.949689440993789" calcext:value-type="float">
            <text:p>0.949689441</text:p>
          </table:table-cell>
          <table:table-cell table:formula="of:=1-[.H69]" office:value-type="float" office:value="0.0503105590062113" calcext:value-type="float">
            <text:p>0.050310559</text:p>
          </table:table-cell>
        </table:table-row>
        <table:table-row table:style-name="ro1">
          <table:table-cell/>
          <table:table-cell office:value-type="float" office:value="0.956521739130435" calcext:value-type="float">
            <text:p>0.9565217391</text:p>
          </table:table-cell>
          <table:table-cell office:value-type="float" office:value="0.940993788819876" calcext:value-type="float">
            <text:p>0.9409937888</text:p>
          </table:table-cell>
          <table:table-cell office:value-type="float" office:value="0.962732919254658" calcext:value-type="float">
            <text:p>0.9627329193</text:p>
          </table:table-cell>
          <table:table-cell office:value-type="float" office:value="0.953416149068323" calcext:value-type="float">
            <text:p>0.9534161491</text:p>
          </table:table-cell>
          <table:table-cell office:value-type="float" office:value="0.959627329192547" calcext:value-type="float">
            <text:p>0.9596273292</text:p>
          </table:table-cell>
          <table:table-cell/>
          <table:table-cell table:formula="of:=AVERAGE([.B70:.F70])" office:value-type="float" office:value="0.954658385093168" calcext:value-type="float">
            <text:p>0.9546583851</text:p>
          </table:table-cell>
          <table:table-cell table:formula="of:=1-[.H70]" office:value-type="float" office:value="0.0453416149068323" calcext:value-type="float">
            <text:p>0.0453416149</text:p>
          </table:table-cell>
        </table:table-row>
        <table:table-row table:style-name="ro1">
          <table:table-cell/>
          <table:table-cell office:value-type="float" office:value="0.953416149068323" calcext:value-type="float">
            <text:p>0.9534161491</text:p>
          </table:table-cell>
          <table:table-cell office:value-type="float" office:value="0.947204968944099" calcext:value-type="float">
            <text:p>0.9472049689</text:p>
          </table:table-cell>
          <table:table-cell office:value-type="float" office:value="0.968944099378882" calcext:value-type="float">
            <text:p>0.9689440994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37888198757764" calcext:value-type="float">
            <text:p>0.9378881988</text:p>
          </table:table-cell>
          <table:table-cell/>
          <table:table-cell table:formula="of:=AVERAGE([.B71:.F71])" office:value-type="float" office:value="0.951552795031056" calcext:value-type="float">
            <text:p>0.951552795</text:p>
          </table:table-cell>
          <table:table-cell table:formula="of:=1-[.H71]" office:value-type="float" office:value="0.0484472049689441" calcext:value-type="float">
            <text:p>0.048447205</text:p>
          </table:table-cell>
        </table:table-row>
        <table:table-row table:style-name="ro1">
          <table:table-cell/>
          <table:table-cell office:value-type="float" office:value="0.962732919254658" calcext:value-type="float">
            <text:p>0.9627329193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47204968944099" calcext:value-type="float">
            <text:p>0.9472049689</text:p>
          </table:table-cell>
          <table:table-cell/>
          <table:table-cell table:formula="of:=AVERAGE([.B72:.F72])" office:value-type="float" office:value="0.953416149068323" calcext:value-type="float">
            <text:p>0.9534161491</text:p>
          </table:table-cell>
          <table:table-cell table:formula="of:=1-[.H72]" office:value-type="float" office:value="0.0465838509316769" calcext:value-type="float">
            <text:p>0.0465838509</text:p>
          </table:table-cell>
        </table:table-row>
        <table:table-row table:style-name="ro1">
          <table:table-cell/>
          <table:table-cell office:value-type="float" office:value="0.96583850931677" calcext:value-type="float">
            <text:p>0.9658385093</text:p>
          </table:table-cell>
          <table:table-cell office:value-type="float" office:value="0.934782608695652" calcext:value-type="float">
            <text:p>0.9347826087</text:p>
          </table:table-cell>
          <table:table-cell office:value-type="float" office:value="0.962732919254658" calcext:value-type="float">
            <text:p>0.9627329193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40993788819876" calcext:value-type="float">
            <text:p>0.9409937888</text:p>
          </table:table-cell>
          <table:table-cell/>
          <table:table-cell table:formula="of:=AVERAGE([.B73:.F73])" office:value-type="float" office:value="0.952795031055901" calcext:value-type="float">
            <text:p>0.9527950311</text:p>
          </table:table-cell>
          <table:table-cell table:formula="of:=1-[.H73]" office:value-type="float" office:value="0.0472049689440993" calcext:value-type="float">
            <text:p>0.0472049689</text:p>
          </table:table-cell>
        </table:table-row>
        <table:table-row table:style-name="ro1">
          <table:table-cell/>
          <table:table-cell office:value-type="float" office:value="0.944099378881988" calcext:value-type="float">
            <text:p>0.9440993789</text:p>
          </table:table-cell>
          <table:table-cell office:value-type="float" office:value="0.934782608695652" calcext:value-type="float">
            <text:p>0.9347826087</text:p>
          </table:table-cell>
          <table:table-cell office:value-type="float" office:value="0.962732919254658" calcext:value-type="float">
            <text:p>0.9627329193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62732919254658" calcext:value-type="float">
            <text:p>0.9627329193</text:p>
          </table:table-cell>
          <table:table-cell/>
          <table:table-cell table:formula="of:=AVERAGE([.B74:.F74])" office:value-type="float" office:value="0.950931677018633" calcext:value-type="float">
            <text:p>0.950931677</text:p>
          </table:table-cell>
          <table:table-cell table:formula="of:=1-[.H74]" office:value-type="float" office:value="0.0490683229813664" calcext:value-type="float">
            <text:p>0.049068323</text:p>
          </table:table-cell>
        </table:table-row>
        <table:table-row table:style-name="ro1">
          <table:table-cell/>
          <table:table-cell office:value-type="float" office:value="0.947204968944099" calcext:value-type="float">
            <text:p>0.9472049689</text:p>
          </table:table-cell>
          <table:table-cell office:value-type="float" office:value="0.944099378881988" calcext:value-type="float">
            <text:p>0.9440993789</text:p>
          </table:table-cell>
          <table:table-cell office:value-type="float" office:value="0.947204968944099" calcext:value-type="float">
            <text:p>0.9472049689</text:p>
          </table:table-cell>
          <table:table-cell table:number-columns-repeated="2" office:value-type="float" office:value="0.950310559006211" calcext:value-type="float">
            <text:p>0.950310559</text:p>
          </table:table-cell>
          <table:table-cell/>
          <table:table-cell table:formula="of:=AVERAGE([.B75:.F75])" office:value-type="float" office:value="0.947826086956522" calcext:value-type="float">
            <text:p>0.947826087</text:p>
          </table:table-cell>
          <table:table-cell table:formula="of:=1-[.H75]" office:value-type="float" office:value="0.0521739130434783" calcext:value-type="float">
            <text:p>0.052173913</text:p>
          </table:table-cell>
        </table:table-row>
        <table:table-row table:style-name="ro1">
          <table:table-cell/>
          <table:table-cell office:value-type="float" office:value="0.950310559006211" calcext:value-type="float">
            <text:p>0.950310559</text:p>
          </table:table-cell>
          <table:table-cell office:value-type="float" office:value="0.953416149068323" calcext:value-type="float">
            <text:p>0.9534161491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37888198757764" calcext:value-type="float">
            <text:p>0.9378881988</text:p>
          </table:table-cell>
          <table:table-cell/>
          <table:table-cell table:formula="of:=AVERAGE([.B76:.F76])" office:value-type="float" office:value="0.950310559006211" calcext:value-type="float">
            <text:p>0.950310559</text:p>
          </table:table-cell>
          <table:table-cell table:formula="of:=1-[.H76]" office:value-type="float" office:value="0.0496894409937887" calcext:value-type="float">
            <text:p>0.049689441</text:p>
          </table:table-cell>
        </table:table-row>
        <table:table-row table:style-name="ro1">
          <table:table-cell/>
          <table:table-cell office:value-type="float" office:value="0.950310559006211" calcext:value-type="float">
            <text:p>0.950310559</text:p>
          </table:table-cell>
          <table:table-cell office:value-type="float" office:value="0.940993788819876" calcext:value-type="float">
            <text:p>0.9409937888</text:p>
          </table:table-cell>
          <table:table-cell office:value-type="float" office:value="0.944099378881988" calcext:value-type="float">
            <text:p>0.9440993789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6583850931677" calcext:value-type="float">
            <text:p>0.9658385093</text:p>
          </table:table-cell>
          <table:table-cell/>
          <table:table-cell table:formula="of:=AVERAGE([.B77:.F77])" office:value-type="float" office:value="0.952173913043478" calcext:value-type="float">
            <text:p>0.952173913</text:p>
          </table:table-cell>
          <table:table-cell table:formula="of:=1-[.H77]" office:value-type="float" office:value="0.0478260869565217" calcext:value-type="float">
            <text:p>0.047826087</text:p>
          </table:table-cell>
        </table:table-row>
        <table:table-row table:style-name="ro1">
          <table:table-cell/>
          <table:table-cell office:value-type="float" office:value="0.956521739130435" calcext:value-type="float">
            <text:p>0.9565217391</text:p>
          </table:table-cell>
          <table:table-cell office:value-type="float" office:value="0.947204968944099" calcext:value-type="float">
            <text:p>0.9472049689</text:p>
          </table:table-cell>
          <table:table-cell office:value-type="float" office:value="0.953416149068323" calcext:value-type="float">
            <text:p>0.9534161491</text:p>
          </table:table-cell>
          <table:table-cell office:value-type="float" office:value="0.944099378881988" calcext:value-type="float">
            <text:p>0.9440993789</text:p>
          </table:table-cell>
          <table:table-cell office:value-type="float" office:value="0.968944099378882" calcext:value-type="float">
            <text:p>0.9689440994</text:p>
          </table:table-cell>
          <table:table-cell/>
          <table:table-cell table:formula="of:=AVERAGE([.B78:.F78])" office:value-type="float" office:value="0.954037267080745" calcext:value-type="float">
            <text:p>0.9540372671</text:p>
          </table:table-cell>
          <table:table-cell table:formula="of:=1-[.H78]" office:value-type="float" office:value="0.0459627329192547" calcext:value-type="float">
            <text:p>0.0459627329</text:p>
          </table:table-cell>
        </table:table-row>
        <table:table-row table:style-name="ro1">
          <table:table-cell/>
          <table:table-cell office:value-type="float" office:value="0.96583850931677" calcext:value-type="float">
            <text:p>0.9658385093</text:p>
          </table:table-cell>
          <table:table-cell office:value-type="float" office:value="0.953416149068323" calcext:value-type="float">
            <text:p>0.9534161491</text:p>
          </table:table-cell>
          <table:table-cell office:value-type="float" office:value="0.972049689440994" calcext:value-type="float">
            <text:p>0.9720496894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53416149068323" calcext:value-type="float">
            <text:p>0.9534161491</text:p>
          </table:table-cell>
          <table:table-cell/>
          <table:table-cell table:formula="of:=AVERAGE([.B79:.F79])" office:value-type="float" office:value="0.960869565217391" calcext:value-type="float">
            <text:p>0.9608695652</text:p>
          </table:table-cell>
          <table:table-cell table:formula="of:=1-[.H79]" office:value-type="float" office:value="0.0391304347826088" calcext:value-type="float">
            <text:p>0.0391304348</text:p>
          </table:table-cell>
        </table:table-row>
        <table:table-row table:style-name="ro1">
          <table:table-cell/>
          <table:table-cell office:value-type="float" office:value="0.956521739130435" calcext:value-type="float">
            <text:p>0.9565217391</text:p>
          </table:table-cell>
          <table:table-cell office:value-type="float" office:value="0.96583850931677" calcext:value-type="float">
            <text:p>0.9658385093</text:p>
          </table:table-cell>
          <table:table-cell office:value-type="float" office:value="0.962732919254658" calcext:value-type="float">
            <text:p>0.9627329193</text:p>
          </table:table-cell>
          <table:table-cell office:value-type="float" office:value="0.937888198757764" calcext:value-type="float">
            <text:p>0.9378881988</text:p>
          </table:table-cell>
          <table:table-cell office:value-type="float" office:value="0.953416149068323" calcext:value-type="float">
            <text:p>0.9534161491</text:p>
          </table:table-cell>
          <table:table-cell/>
          <table:table-cell table:formula="of:=AVERAGE([.B80:.F80])" office:value-type="float" office:value="0.95527950310559" calcext:value-type="float">
            <text:p>0.9552795031</text:p>
          </table:table-cell>
          <table:table-cell table:formula="of:=1-[.H80]" office:value-type="float" office:value="0.0447204968944099" calcext:value-type="float">
            <text:p>0.0447204969</text:p>
          </table:table-cell>
        </table:table-row>
        <table:table-row table:style-name="ro1">
          <table:table-cell/>
          <table:table-cell office:value-type="float" office:value="0.944099378881988" calcext:value-type="float">
            <text:p>0.9440993789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6583850931677" calcext:value-type="float">
            <text:p>0.9658385093</text:p>
          </table:table-cell>
          <table:table-cell office:value-type="float" office:value="0.950310559006211" calcext:value-type="float">
            <text:p>0.950310559</text:p>
          </table:table-cell>
          <table:table-cell/>
          <table:table-cell table:formula="of:=AVERAGE([.B81:.F81])" office:value-type="float" office:value="0.953416149068323" calcext:value-type="float">
            <text:p>0.9534161491</text:p>
          </table:table-cell>
          <table:table-cell table:formula="of:=1-[.H81]" office:value-type="float" office:value="0.0465838509316769" calcext:value-type="float">
            <text:p>0.0465838509</text:p>
          </table:table-cell>
        </table:table-row>
        <table:table-row table:style-name="ro1">
          <table:table-cell/>
          <table:table-cell office:value-type="float" office:value="0.953416149068323" calcext:value-type="float">
            <text:p>0.9534161491</text:p>
          </table:table-cell>
          <table:table-cell office:value-type="float" office:value="0.934782608695652" calcext:value-type="float">
            <text:p>0.9347826087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37888198757764" calcext:value-type="float">
            <text:p>0.9378881988</text:p>
          </table:table-cell>
          <table:table-cell office:value-type="float" office:value="0.934782608695652" calcext:value-type="float">
            <text:p>0.9347826087</text:p>
          </table:table-cell>
          <table:table-cell/>
          <table:table-cell table:formula="of:=AVERAGE([.B82:.F82])" office:value-type="float" office:value="0.944099378881988" calcext:value-type="float">
            <text:p>0.9440993789</text:p>
          </table:table-cell>
          <table:table-cell table:formula="of:=1-[.H82]" office:value-type="float" office:value="0.0559006211180124" calcext:value-type="float">
            <text:p>0.0559006211</text:p>
          </table:table-cell>
        </table:table-row>
        <table:table-row table:style-name="ro1">
          <table:table-cell/>
          <table:table-cell office:value-type="float" office:value="0.944099378881988" calcext:value-type="float">
            <text:p>0.9440993789</text:p>
          </table:table-cell>
          <table:table-cell office:value-type="float" office:value="0.940993788819876" calcext:value-type="float">
            <text:p>0.9409937888</text:p>
          </table:table-cell>
          <table:table-cell office:value-type="float" office:value="0.953416149068323" calcext:value-type="float">
            <text:p>0.9534161491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53416149068323" calcext:value-type="float">
            <text:p>0.9534161491</text:p>
          </table:table-cell>
          <table:table-cell/>
          <table:table-cell table:formula="of:=AVERAGE([.B83:.F83])" office:value-type="float" office:value="0.948447204968944" calcext:value-type="float">
            <text:p>0.948447205</text:p>
          </table:table-cell>
          <table:table-cell table:formula="of:=1-[.H83]" office:value-type="float" office:value="0.0515527950310558" calcext:value-type="float">
            <text:p>0.051552795</text:p>
          </table:table-cell>
        </table:table-row>
        <table:table-row table:style-name="ro1">
          <table:table-cell/>
          <table:table-cell office:value-type="float" office:value="0.950310559006211" calcext:value-type="float">
            <text:p>0.950310559</text:p>
          </table:table-cell>
          <table:table-cell office:value-type="float" office:value="0.953416149068323" calcext:value-type="float">
            <text:p>0.9534161491</text:p>
          </table:table-cell>
          <table:table-cell office:value-type="float" office:value="0.96583850931677" calcext:value-type="float">
            <text:p>0.9658385093</text:p>
          </table:table-cell>
          <table:table-cell table:number-columns-repeated="2" office:value-type="float" office:value="0.950310559006211" calcext:value-type="float">
            <text:p>0.950310559</text:p>
          </table:table-cell>
          <table:table-cell/>
          <table:table-cell table:formula="of:=AVERAGE([.B84:.F84])" office:value-type="float" office:value="0.954037267080745" calcext:value-type="float">
            <text:p>0.9540372671</text:p>
          </table:table-cell>
          <table:table-cell table:formula="of:=1-[.H84]" office:value-type="float" office:value="0.0459627329192547" calcext:value-type="float">
            <text:p>0.0459627329</text:p>
          </table:table-cell>
        </table:table-row>
        <table:table-row table:style-name="ro1">
          <table:table-cell/>
          <table:table-cell table:number-columns-repeated="2" office:value-type="float" office:value="0.950310559006211" calcext:value-type="float">
            <text:p>0.950310559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62732919254658" calcext:value-type="float">
            <text:p>0.9627329193</text:p>
          </table:table-cell>
          <table:table-cell office:value-type="float" office:value="0.956521739130435" calcext:value-type="float">
            <text:p>0.9565217391</text:p>
          </table:table-cell>
          <table:table-cell/>
          <table:table-cell table:formula="of:=AVERAGE([.B85:.F85])" office:value-type="float" office:value="0.955900621118012" calcext:value-type="float">
            <text:p>0.9559006211</text:p>
          </table:table-cell>
          <table:table-cell table:formula="of:=1-[.H85]" office:value-type="float" office:value="0.0440993788819876" calcext:value-type="float">
            <text:p>0.0440993789</text:p>
          </table:table-cell>
        </table:table-row>
        <table:table-row table:style-name="ro1">
          <table:table-cell/>
          <table:table-cell office:value-type="float" office:value="0.940993788819876" calcext:value-type="float">
            <text:p>0.9409937888</text:p>
          </table:table-cell>
          <table:table-cell office:value-type="float" office:value="0.947204968944099" calcext:value-type="float">
            <text:p>0.9472049689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44099378881988" calcext:value-type="float">
            <text:p>0.9440993789</text:p>
          </table:table-cell>
          <table:table-cell/>
          <table:table-cell table:formula="of:=AVERAGE([.B86:.F86])" office:value-type="float" office:value="0.948447204968944" calcext:value-type="float">
            <text:p>0.948447205</text:p>
          </table:table-cell>
          <table:table-cell table:formula="of:=1-[.H86]" office:value-type="float" office:value="0.0515527950310559" calcext:value-type="float">
            <text:p>0.051552795</text:p>
          </table:table-cell>
        </table:table-row>
        <table:table-row table:style-name="ro1">
          <table:table-cell/>
          <table:table-cell office:value-type="float" office:value="0.972049689440994" calcext:value-type="float">
            <text:p>0.9720496894</text:p>
          </table:table-cell>
          <table:table-cell office:value-type="float" office:value="0.937888198757764" calcext:value-type="float">
            <text:p>0.9378881988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53416149068323" calcext:value-type="float">
            <text:p>0.9534161491</text:p>
          </table:table-cell>
          <table:table-cell office:value-type="float" office:value="0.947204968944099" calcext:value-type="float">
            <text:p>0.9472049689</text:p>
          </table:table-cell>
          <table:table-cell/>
          <table:table-cell table:formula="of:=AVERAGE([.B87:.F87])" office:value-type="float" office:value="0.953416149068323" calcext:value-type="float">
            <text:p>0.9534161491</text:p>
          </table:table-cell>
          <table:table-cell table:formula="of:=1-[.H87]" office:value-type="float" office:value="0.0465838509316769" calcext:value-type="float">
            <text:p>0.0465838509</text:p>
          </table:table-cell>
        </table:table-row>
        <table:table-row table:style-name="ro1">
          <table:table-cell/>
          <table:table-cell office:value-type="float" office:value="0.947204968944099" calcext:value-type="float">
            <text:p>0.9472049689</text:p>
          </table:table-cell>
          <table:table-cell table:number-columns-repeated="2" office:value-type="float" office:value="0.944099378881988" calcext:value-type="float">
            <text:p>0.9440993789</text:p>
          </table:table-cell>
          <table:table-cell office:value-type="float" office:value="0.962732919254658" calcext:value-type="float">
            <text:p>0.9627329193</text:p>
          </table:table-cell>
          <table:table-cell office:value-type="float" office:value="0.975155279503105" calcext:value-type="float">
            <text:p>0.9751552795</text:p>
          </table:table-cell>
          <table:table-cell/>
          <table:table-cell table:formula="of:=AVERAGE([.B88:.F88])" office:value-type="float" office:value="0.954658385093168" calcext:value-type="float">
            <text:p>0.9546583851</text:p>
          </table:table-cell>
          <table:table-cell table:formula="of:=1-[.H88]" office:value-type="float" office:value="0.0453416149068323" calcext:value-type="float">
            <text:p>0.0453416149</text:p>
          </table:table-cell>
        </table:table-row>
        <table:table-row table:style-name="ro1">
          <table:table-cell/>
          <table:table-cell office:value-type="float" office:value="0.950310559006211" calcext:value-type="float">
            <text:p>0.950310559</text:p>
          </table:table-cell>
          <table:table-cell office:value-type="float" office:value="0.937888198757764" calcext:value-type="float">
            <text:p>0.9378881988</text:p>
          </table:table-cell>
          <table:table-cell office:value-type="float" office:value="0.962732919254658" calcext:value-type="float">
            <text:p>0.9627329193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47204968944099" calcext:value-type="float">
            <text:p>0.9472049689</text:p>
          </table:table-cell>
          <table:table-cell/>
          <table:table-cell table:formula="of:=AVERAGE([.B89:.F89])" office:value-type="float" office:value="0.951552795031056" calcext:value-type="float">
            <text:p>0.951552795</text:p>
          </table:table-cell>
          <table:table-cell table:formula="of:=1-[.H89]" office:value-type="float" office:value="0.0484472049689441" calcext:value-type="float">
            <text:p>0.048447205</text:p>
          </table:table-cell>
        </table:table-row>
        <table:table-row table:style-name="ro1">
          <table:table-cell/>
          <table:table-cell office:value-type="float" office:value="0.950310559006211" calcext:value-type="float">
            <text:p>0.950310559</text:p>
          </table:table-cell>
          <table:table-cell office:value-type="float" office:value="0.953416149068323" calcext:value-type="float">
            <text:p>0.9534161491</text:p>
          </table:table-cell>
          <table:table-cell office:value-type="float" office:value="0.96583850931677" calcext:value-type="float">
            <text:p>0.9658385093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62732919254658" calcext:value-type="float">
            <text:p>0.9627329193</text:p>
          </table:table-cell>
          <table:table-cell/>
          <table:table-cell table:formula="of:=AVERAGE([.B90:.F90])" office:value-type="float" office:value="0.95776397515528" calcext:value-type="float">
            <text:p>0.9577639752</text:p>
          </table:table-cell>
          <table:table-cell table:formula="of:=1-[.H90]" office:value-type="float" office:value="0.0422360248447203" calcext:value-type="float">
            <text:p>0.0422360248</text:p>
          </table:table-cell>
        </table:table-row>
        <table:table-row table:style-name="ro1">
          <table:table-cell/>
          <table:table-cell office:value-type="float" office:value="0.950310559006211" calcext:value-type="float">
            <text:p>0.950310559</text:p>
          </table:table-cell>
          <table:table-cell office:value-type="float" office:value="0.944099378881988" calcext:value-type="float">
            <text:p>0.9440993789</text:p>
          </table:table-cell>
          <table:table-cell table:number-columns-repeated="2" office:value-type="float" office:value="0.959627329192547" calcext:value-type="float">
            <text:p>0.9596273292</text:p>
          </table:table-cell>
          <table:table-cell office:value-type="float" office:value="0.956521739130435" calcext:value-type="float">
            <text:p>0.9565217391</text:p>
          </table:table-cell>
          <table:table-cell/>
          <table:table-cell table:formula="of:=AVERAGE([.B91:.F91])" office:value-type="float" office:value="0.954037267080745" calcext:value-type="float">
            <text:p>0.9540372671</text:p>
          </table:table-cell>
          <table:table-cell table:formula="of:=1-[.H91]" office:value-type="float" office:value="0.0459627329192547" calcext:value-type="float">
            <text:p>0.0459627329</text:p>
          </table:table-cell>
        </table:table-row>
        <table:table-row table:style-name="ro1">
          <table:table-cell/>
          <table:table-cell office:value-type="float" office:value="0.962732919254658" calcext:value-type="float">
            <text:p>0.9627329193</text:p>
          </table:table-cell>
          <table:table-cell office:value-type="float" office:value="0.940993788819876" calcext:value-type="float">
            <text:p>0.9409937888</text:p>
          </table:table-cell>
          <table:table-cell office:value-type="float" office:value="0.968944099378882" calcext:value-type="float">
            <text:p>0.9689440994</text:p>
          </table:table-cell>
          <table:table-cell office:value-type="float" office:value="0.96583850931677" calcext:value-type="float">
            <text:p>0.9658385093</text:p>
          </table:table-cell>
          <table:table-cell office:value-type="float" office:value="0.962732919254658" calcext:value-type="float">
            <text:p>0.9627329193</text:p>
          </table:table-cell>
          <table:table-cell/>
          <table:table-cell table:formula="of:=AVERAGE([.B92:.F92])" office:value-type="float" office:value="0.960248447204969" calcext:value-type="float">
            <text:p>0.9602484472</text:p>
          </table:table-cell>
          <table:table-cell table:formula="of:=1-[.H92]" office:value-type="float" office:value="0.039751552795031" calcext:value-type="float">
            <text:p>0.0397515528</text:p>
          </table:table-cell>
        </table:table-row>
        <table:table-row table:style-name="ro1">
          <table:table-cell/>
          <table:table-cell office:value-type="float" office:value="0.962732919254658" calcext:value-type="float">
            <text:p>0.9627329193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47204968944099" calcext:value-type="float">
            <text:p>0.9472049689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50310559006211" calcext:value-type="float">
            <text:p>0.950310559</text:p>
          </table:table-cell>
          <table:table-cell/>
          <table:table-cell table:formula="of:=AVERAGE([.B93:.F93])" office:value-type="float" office:value="0.95527950310559" calcext:value-type="float">
            <text:p>0.9552795031</text:p>
          </table:table-cell>
          <table:table-cell table:formula="of:=1-[.H93]" office:value-type="float" office:value="0.0447204968944102" calcext:value-type="float">
            <text:p>0.0447204969</text:p>
          </table:table-cell>
        </table:table-row>
        <table:table-row table:style-name="ro1">
          <table:table-cell/>
          <table:table-cell office:value-type="float" office:value="0.950310559006211" calcext:value-type="float">
            <text:p>0.950310559</text:p>
          </table:table-cell>
          <table:table-cell office:value-type="float" office:value="0.953416149068323" calcext:value-type="float">
            <text:p>0.9534161491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72049689440994" calcext:value-type="float">
            <text:p>0.9720496894</text:p>
          </table:table-cell>
          <table:table-cell office:value-type="float" office:value="0.96583850931677" calcext:value-type="float">
            <text:p>0.9658385093</text:p>
          </table:table-cell>
          <table:table-cell/>
          <table:table-cell table:formula="of:=AVERAGE([.B94:.F94])" office:value-type="float" office:value="0.960248447204969" calcext:value-type="float">
            <text:p>0.9602484472</text:p>
          </table:table-cell>
          <table:table-cell table:formula="of:=1-[.H94]" office:value-type="float" office:value="0.039751552795031" calcext:value-type="float">
            <text:p>0.0397515528</text:p>
          </table:table-cell>
        </table:table-row>
        <table:table-row table:style-name="ro1">
          <table:table-cell/>
          <table:table-cell office:value-type="float" office:value="0.956521739130435" calcext:value-type="float">
            <text:p>0.9565217391</text:p>
          </table:table-cell>
          <table:table-cell office:value-type="float" office:value="0.940993788819876" calcext:value-type="float">
            <text:p>0.9409937888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62732919254658" calcext:value-type="float">
            <text:p>0.9627329193</text:p>
          </table:table-cell>
          <table:table-cell/>
          <table:table-cell table:formula="of:=AVERAGE([.B95:.F95])" office:value-type="float" office:value="0.953416149068323" calcext:value-type="float">
            <text:p>0.9534161491</text:p>
          </table:table-cell>
          <table:table-cell table:formula="of:=1-[.H95]" office:value-type="float" office:value="0.0465838509316769" calcext:value-type="float">
            <text:p>0.0465838509</text:p>
          </table:table-cell>
        </table:table-row>
        <table:table-row table:style-name="ro1">
          <table:table-cell/>
          <table:table-cell table:number-columns-repeated="3" office:value-type="float" office:value="0.944099378881988" calcext:value-type="float">
            <text:p>0.9440993789</text:p>
          </table:table-cell>
          <table:table-cell office:value-type="float" office:value="0.940993788819876" calcext:value-type="float">
            <text:p>0.9409937888</text:p>
          </table:table-cell>
          <table:table-cell office:value-type="float" office:value="0.956521739130435" calcext:value-type="float">
            <text:p>0.9565217391</text:p>
          </table:table-cell>
          <table:table-cell/>
          <table:table-cell table:formula="of:=AVERAGE([.B96:.F96])" office:value-type="float" office:value="0.945962732919254" calcext:value-type="float">
            <text:p>0.9459627329</text:p>
          </table:table-cell>
          <table:table-cell table:formula="of:=1-[.H96]" office:value-type="float" office:value="0.0540372670807454" calcext:value-type="float">
            <text:p>0.0540372671</text:p>
          </table:table-cell>
        </table:table-row>
        <table:table-row table:style-name="ro1">
          <table:table-cell/>
          <table:table-cell office:value-type="float" office:value="0.953416149068323" calcext:value-type="float">
            <text:p>0.9534161491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62732919254658" calcext:value-type="float">
            <text:p>0.9627329193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53416149068323" calcext:value-type="float">
            <text:p>0.9534161491</text:p>
          </table:table-cell>
          <table:table-cell/>
          <table:table-cell table:formula="of:=AVERAGE([.B97:.F97])" office:value-type="float" office:value="0.955900621118012" calcext:value-type="float">
            <text:p>0.9559006211</text:p>
          </table:table-cell>
          <table:table-cell table:formula="of:=1-[.H97]" office:value-type="float" office:value="0.0440993788819876" calcext:value-type="float">
            <text:p>0.0440993789</text:p>
          </table:table-cell>
        </table:table-row>
        <table:table-row table:style-name="ro1">
          <table:table-cell/>
          <table:table-cell office:value-type="float" office:value="0.956521739130435" calcext:value-type="float">
            <text:p>0.9565217391</text:p>
          </table:table-cell>
          <table:table-cell office:value-type="float" office:value="0.937888198757764" calcext:value-type="float">
            <text:p>0.9378881988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6583850931677" calcext:value-type="float">
            <text:p>0.9658385093</text:p>
          </table:table-cell>
          <table:table-cell office:value-type="float" office:value="0.968944099378882" calcext:value-type="float">
            <text:p>0.9689440994</text:p>
          </table:table-cell>
          <table:table-cell/>
          <table:table-cell table:formula="of:=AVERAGE([.B98:.F98])" office:value-type="float" office:value="0.957142857142857" calcext:value-type="float">
            <text:p>0.9571428571</text:p>
          </table:table-cell>
          <table:table-cell table:formula="of:=1-[.H98]" office:value-type="float" office:value="0.0428571428571429" calcext:value-type="float">
            <text:p>0.0428571429</text:p>
          </table:table-cell>
        </table:table-row>
        <table:table-row table:style-name="ro1">
          <table:table-cell/>
          <table:table-cell office:value-type="float" office:value="0.953416149068323" calcext:value-type="float">
            <text:p>0.9534161491</text:p>
          </table:table-cell>
          <table:table-cell office:value-type="float" office:value="0.937888198757764" calcext:value-type="float">
            <text:p>0.9378881988</text:p>
          </table:table-cell>
          <table:table-cell office:value-type="float" office:value="0.962732919254658" calcext:value-type="float">
            <text:p>0.9627329193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6583850931677" calcext:value-type="float">
            <text:p>0.9658385093</text:p>
          </table:table-cell>
          <table:table-cell/>
          <table:table-cell table:formula="of:=AVERAGE([.B99:.F99])" office:value-type="float" office:value="0.955900621118012" calcext:value-type="float">
            <text:p>0.9559006211</text:p>
          </table:table-cell>
          <table:table-cell table:formula="of:=1-[.H99]" office:value-type="float" office:value="0.0440993788819875" calcext:value-type="float">
            <text:p>0.0440993789</text:p>
          </table:table-cell>
        </table:table-row>
        <table:table-row table:style-name="ro1">
          <table:table-cell/>
          <table:table-cell office:value-type="float" office:value="0.96583850931677" calcext:value-type="float">
            <text:p>0.9658385093</text:p>
          </table:table-cell>
          <table:table-cell table:number-columns-repeated="2" office:value-type="float" office:value="0.950310559006211" calcext:value-type="float">
            <text:p>0.950310559</text:p>
          </table:table-cell>
          <table:table-cell office:value-type="float" office:value="0.937888198757764" calcext:value-type="float">
            <text:p>0.9378881988</text:p>
          </table:table-cell>
          <table:table-cell office:value-type="float" office:value="0.950310559006211" calcext:value-type="float">
            <text:p>0.950310559</text:p>
          </table:table-cell>
          <table:table-cell/>
          <table:table-cell table:formula="of:=AVERAGE([.B100:.F100])" office:value-type="float" office:value="0.950931677018633" calcext:value-type="float">
            <text:p>0.950931677</text:p>
          </table:table-cell>
          <table:table-cell table:formula="of:=1-[.H100]" office:value-type="float" office:value="0.0490683229813665" calcext:value-type="float">
            <text:p>0.049068323</text:p>
          </table:table-cell>
        </table:table-row>
        <table:table-row table:style-name="ro1">
          <table:table-cell/>
          <table:table-cell office:value-type="float" office:value="0.944099378881988" calcext:value-type="float">
            <text:p>0.9440993789</text:p>
          </table:table-cell>
          <table:table-cell office:value-type="float" office:value="0.937888198757764" calcext:value-type="float">
            <text:p>0.9378881988</text:p>
          </table:table-cell>
          <table:table-cell office:value-type="float" office:value="0.962732919254658" calcext:value-type="float">
            <text:p>0.9627329193</text:p>
          </table:table-cell>
          <table:table-cell office:value-type="float" office:value="0.968944099378882" calcext:value-type="float">
            <text:p>0.9689440994</text:p>
          </table:table-cell>
          <table:table-cell office:value-type="float" office:value="0.96583850931677" calcext:value-type="float">
            <text:p>0.9658385093</text:p>
          </table:table-cell>
          <table:table-cell/>
          <table:table-cell table:formula="of:=AVERAGE([.B101:.F101])" office:value-type="float" office:value="0.955900621118012" calcext:value-type="float">
            <text:p>0.9559006211</text:p>
          </table:table-cell>
          <table:table-cell table:formula="of:=1-[.H101]" office:value-type="float" office:value="0.0440993788819875" calcext:value-type="float">
            <text:p>0.0440993789</text:p>
          </table:table-cell>
        </table:table-row>
        <table:table-row table:style-name="ro1">
          <table:table-cell/>
          <table:table-cell office:value-type="float" office:value="0.96583850931677" calcext:value-type="float">
            <text:p>0.9658385093</text:p>
          </table:table-cell>
          <table:table-cell office:value-type="float" office:value="0.940993788819876" calcext:value-type="float">
            <text:p>0.9409937888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62732919254658" calcext:value-type="float">
            <text:p>0.9627329193</text:p>
          </table:table-cell>
          <table:table-cell/>
          <table:table-cell table:formula="of:=AVERAGE([.B102:.F102])" office:value-type="float" office:value="0.957142857142857" calcext:value-type="float">
            <text:p>0.9571428571</text:p>
          </table:table-cell>
          <table:table-cell table:formula="of:=1-[.H102]" office:value-type="float" office:value="0.0428571428571429" calcext:value-type="float">
            <text:p>0.0428571429</text:p>
          </table:table-cell>
        </table:table-row>
        <table:table-row table:style-name="ro1">
          <table:table-cell/>
          <table:table-cell office:value-type="float" office:value="0.953416149068323" calcext:value-type="float">
            <text:p>0.9534161491</text:p>
          </table:table-cell>
          <table:table-cell office:value-type="float" office:value="0.922360248447205" calcext:value-type="float">
            <text:p>0.9223602484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47204968944099" calcext:value-type="float">
            <text:p>0.9472049689</text:p>
          </table:table-cell>
          <table:table-cell office:value-type="float" office:value="0.956521739130435" calcext:value-type="float">
            <text:p>0.9565217391</text:p>
          </table:table-cell>
          <table:table-cell/>
          <table:table-cell table:formula="of:=AVERAGE([.B103:.F103])" office:value-type="float" office:value="0.947204968944099" calcext:value-type="float">
            <text:p>0.9472049689</text:p>
          </table:table-cell>
          <table:table-cell table:formula="of:=1-[.H103]" office:value-type="float" office:value="0.0527950310559007" calcext:value-type="float">
            <text:p>0.0527950311</text:p>
          </table:table-cell>
        </table:table-row>
        <table:table-row table:style-name="ro1">
          <table:table-cell/>
          <table:table-cell office:value-type="float" office:value="0.96583850931677" calcext:value-type="float">
            <text:p>0.9658385093</text:p>
          </table:table-cell>
          <table:table-cell office:value-type="float" office:value="0.944099378881988" calcext:value-type="float">
            <text:p>0.9440993789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6583850931677" calcext:value-type="float">
            <text:p>0.9658385093</text:p>
          </table:table-cell>
          <table:table-cell office:value-type="float" office:value="0.940993788819876" calcext:value-type="float">
            <text:p>0.9409937888</text:p>
          </table:table-cell>
          <table:table-cell/>
          <table:table-cell table:formula="of:=AVERAGE([.B104:.F104])" office:value-type="float" office:value="0.953416149068323" calcext:value-type="float">
            <text:p>0.9534161491</text:p>
          </table:table-cell>
          <table:table-cell table:formula="of:=1-[.H104]" office:value-type="float" office:value="0.0465838509316769" calcext:value-type="float">
            <text:p>0.0465838509</text:p>
          </table:table-cell>
        </table:table-row>
        <table:table-row table:style-name="ro1">
          <table:table-cell/>
          <table:table-cell office:value-type="float" office:value="0.962732919254658" calcext:value-type="float">
            <text:p>0.9627329193</text:p>
          </table:table-cell>
          <table:table-cell table:number-columns-repeated="2" office:value-type="float" office:value="0.950310559006211" calcext:value-type="float">
            <text:p>0.950310559</text:p>
          </table:table-cell>
          <table:table-cell office:value-type="float" office:value="0.947204968944099" calcext:value-type="float">
            <text:p>0.9472049689</text:p>
          </table:table-cell>
          <table:table-cell office:value-type="float" office:value="0.959627329192547" calcext:value-type="float">
            <text:p>0.9596273292</text:p>
          </table:table-cell>
          <table:table-cell/>
          <table:table-cell table:formula="of:=AVERAGE([.B105:.F105])" office:value-type="float" office:value="0.954037267080745" calcext:value-type="float">
            <text:p>0.9540372671</text:p>
          </table:table-cell>
          <table:table-cell table:formula="of:=1-[.H105]" office:value-type="float" office:value="0.0459627329192548" calcext:value-type="float">
            <text:p>0.0459627329</text:p>
          </table:table-cell>
        </table:table-row>
        <table:table-row table:style-name="ro1">
          <table:table-cell/>
          <table:table-cell office:value-type="float" office:value="0.953416149068323" calcext:value-type="float">
            <text:p>0.9534161491</text:p>
          </table:table-cell>
          <table:table-cell office:value-type="float" office:value="0.93167701863354" calcext:value-type="float">
            <text:p>0.9316770186</text:p>
          </table:table-cell>
          <table:table-cell office:value-type="float" office:value="0.962732919254658" calcext:value-type="float">
            <text:p>0.9627329193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47204968944099" calcext:value-type="float">
            <text:p>0.9472049689</text:p>
          </table:table-cell>
          <table:table-cell/>
          <table:table-cell table:formula="of:=AVERAGE([.B106:.F106])" office:value-type="float" office:value="0.950310559006211" calcext:value-type="float">
            <text:p>0.950310559</text:p>
          </table:table-cell>
          <table:table-cell table:formula="of:=1-[.H106]" office:value-type="float" office:value="0.0496894409937889" calcext:value-type="float">
            <text:p>0.049689441</text:p>
          </table:table-cell>
        </table:table-row>
        <table:table-row table:style-name="ro1">
          <table:table-cell/>
          <table:table-cell office:value-type="float" office:value="0.959627329192547" calcext:value-type="float">
            <text:p>0.9596273292</text:p>
          </table:table-cell>
          <table:table-cell office:value-type="float" office:value="0.940993788819876" calcext:value-type="float">
            <text:p>0.9409937888</text:p>
          </table:table-cell>
          <table:table-cell office:value-type="float" office:value="0.953416149068323" calcext:value-type="float">
            <text:p>0.9534161491</text:p>
          </table:table-cell>
          <table:table-cell table:number-columns-repeated="2" office:value-type="float" office:value="0.962732919254658" calcext:value-type="float">
            <text:p>0.9627329193</text:p>
          </table:table-cell>
          <table:table-cell/>
          <table:table-cell table:formula="of:=AVERAGE([.B107:.F107])" office:value-type="float" office:value="0.955900621118012" calcext:value-type="float">
            <text:p>0.9559006211</text:p>
          </table:table-cell>
          <table:table-cell table:formula="of:=1-[.H107]" office:value-type="float" office:value="0.0440993788819876" calcext:value-type="float">
            <text:p>0.0440993789</text:p>
          </table:table-cell>
        </table:table-row>
        <table:table-row table:style-name="ro1">
          <table:table-cell/>
          <table:table-cell office:value-type="float" office:value="0.956521739130435" calcext:value-type="float">
            <text:p>0.9565217391</text:p>
          </table:table-cell>
          <table:table-cell office:value-type="float" office:value="0.962732919254658" calcext:value-type="float">
            <text:p>0.9627329193</text:p>
          </table:table-cell>
          <table:table-cell office:value-type="float" office:value="0.96583850931677" calcext:value-type="float">
            <text:p>0.9658385093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50310559006211" calcext:value-type="float">
            <text:p>0.950310559</text:p>
          </table:table-cell>
          <table:table-cell/>
          <table:table-cell table:formula="of:=AVERAGE([.B108:.F108])" office:value-type="float" office:value="0.959006211180124" calcext:value-type="float">
            <text:p>0.9590062112</text:p>
          </table:table-cell>
          <table:table-cell table:formula="of:=1-[.H108]" office:value-type="float" office:value="0.0409937888198758" calcext:value-type="float">
            <text:p>0.0409937888</text:p>
          </table:table-cell>
        </table:table-row>
        <table:table-row table:style-name="ro1">
          <table:table-cell/>
          <table:table-cell office:value-type="float" office:value="0.959627329192547" calcext:value-type="float">
            <text:p>0.9596273292</text:p>
          </table:table-cell>
          <table:table-cell table:number-columns-repeated="2" office:value-type="float" office:value="0.947204968944099" calcext:value-type="float">
            <text:p>0.9472049689</text:p>
          </table:table-cell>
          <table:table-cell office:value-type="float" office:value="0.962732919254658" calcext:value-type="float">
            <text:p>0.9627329193</text:p>
          </table:table-cell>
          <table:table-cell office:value-type="float" office:value="0.96583850931677" calcext:value-type="float">
            <text:p>0.9658385093</text:p>
          </table:table-cell>
          <table:table-cell/>
          <table:table-cell table:formula="of:=AVERAGE([.B109:.F109])" office:value-type="float" office:value="0.956521739130435" calcext:value-type="float">
            <text:p>0.9565217391</text:p>
          </table:table-cell>
          <table:table-cell table:formula="of:=1-[.H109]" office:value-type="float" office:value="0.0434782608695652" calcext:value-type="float">
            <text:p>0.0434782609</text:p>
          </table:table-cell>
        </table:table-row>
        <table:table-row table:style-name="ro1">
          <table:table-cell/>
          <table:table-cell office:value-type="float" office:value="0.956521739130435" calcext:value-type="float">
            <text:p>0.9565217391</text:p>
          </table:table-cell>
          <table:table-cell office:value-type="float" office:value="0.944099378881988" calcext:value-type="float">
            <text:p>0.9440993789</text:p>
          </table:table-cell>
          <table:table-cell office:value-type="float" office:value="0.96583850931677" calcext:value-type="float">
            <text:p>0.9658385093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6583850931677" calcext:value-type="float">
            <text:p>0.9658385093</text:p>
          </table:table-cell>
          <table:table-cell/>
          <table:table-cell table:formula="of:=AVERAGE([.B110:.F110])" office:value-type="float" office:value="0.956521739130435" calcext:value-type="float">
            <text:p>0.9565217391</text:p>
          </table:table-cell>
          <table:table-cell table:formula="of:=1-[.H110]" office:value-type="float" office:value="0.0434782608695652" calcext:value-type="float">
            <text:p>0.0434782609</text:p>
          </table:table-cell>
        </table:table-row>
        <table:table-row table:style-name="ro1">
          <table:table-cell/>
          <table:table-cell office:value-type="float" office:value="0.947204968944099" calcext:value-type="float">
            <text:p>0.9472049689</text:p>
          </table:table-cell>
          <table:table-cell office:value-type="float" office:value="0.940993788819876" calcext:value-type="float">
            <text:p>0.9409937888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6583850931677" calcext:value-type="float">
            <text:p>0.9658385093</text:p>
          </table:table-cell>
          <table:table-cell office:value-type="float" office:value="0.968944099378882" calcext:value-type="float">
            <text:p>0.9689440994</text:p>
          </table:table-cell>
          <table:table-cell/>
          <table:table-cell table:formula="of:=AVERAGE([.B111:.F111])" office:value-type="float" office:value="0.955900621118012" calcext:value-type="float">
            <text:p>0.9559006211</text:p>
          </table:table-cell>
          <table:table-cell table:formula="of:=1-[.H111]" office:value-type="float" office:value="0.0440993788819876" calcext:value-type="float">
            <text:p>0.0440993789</text:p>
          </table:table-cell>
        </table:table-row>
        <table:table-row table:style-name="ro1">
          <table:table-cell/>
          <table:table-cell office:value-type="float" office:value="0.950310559006211" calcext:value-type="float">
            <text:p>0.950310559</text:p>
          </table:table-cell>
          <table:table-cell office:value-type="float" office:value="0.962732919254658" calcext:value-type="float">
            <text:p>0.9627329193</text:p>
          </table:table-cell>
          <table:table-cell office:value-type="float" office:value="0.978260869565217" calcext:value-type="float">
            <text:p>0.9782608696</text:p>
          </table:table-cell>
          <table:table-cell office:value-type="float" office:value="0.953416149068323" calcext:value-type="float">
            <text:p>0.9534161491</text:p>
          </table:table-cell>
          <table:table-cell office:value-type="float" office:value="0.968944099378882" calcext:value-type="float">
            <text:p>0.9689440994</text:p>
          </table:table-cell>
          <table:table-cell/>
          <table:table-cell table:formula="of:=AVERAGE([.B112:.F112])" office:value-type="float" office:value="0.962732919254658" calcext:value-type="float">
            <text:p>0.9627329193</text:p>
          </table:table-cell>
          <table:table-cell table:formula="of:=1-[.H112]" office:value-type="float" office:value="0.0372670807453416" calcext:value-type="float">
            <text:p>0.0372670807</text:p>
          </table:table-cell>
        </table:table-row>
        <table:table-row table:style-name="ro1">
          <table:table-cell/>
          <table:table-cell office:value-type="float" office:value="0.953416149068323" calcext:value-type="float">
            <text:p>0.9534161491</text:p>
          </table:table-cell>
          <table:table-cell office:value-type="float" office:value="0.940993788819876" calcext:value-type="float">
            <text:p>0.9409937888</text:p>
          </table:table-cell>
          <table:table-cell office:value-type="float" office:value="0.962732919254658" calcext:value-type="float">
            <text:p>0.9627329193</text:p>
          </table:table-cell>
          <table:table-cell office:value-type="float" office:value="0.944099378881988" calcext:value-type="float">
            <text:p>0.9440993789</text:p>
          </table:table-cell>
          <table:table-cell office:value-type="float" office:value="0.959627329192547" calcext:value-type="float">
            <text:p>0.9596273292</text:p>
          </table:table-cell>
          <table:table-cell/>
          <table:table-cell table:formula="of:=AVERAGE([.B113:.F113])" office:value-type="float" office:value="0.952173913043478" calcext:value-type="float">
            <text:p>0.952173913</text:p>
          </table:table-cell>
          <table:table-cell table:formula="of:=1-[.H113]" office:value-type="float" office:value="0.0478260869565217" calcext:value-type="float">
            <text:p>0.047826087</text:p>
          </table:table-cell>
        </table:table-row>
        <table:table-row table:style-name="ro1">
          <table:table-cell/>
          <table:table-cell table:number-columns-repeated="2" office:value-type="float" office:value="0.950310559006211" calcext:value-type="float">
            <text:p>0.950310559</text:p>
          </table:table-cell>
          <table:table-cell office:value-type="float" office:value="0.940993788819876" calcext:value-type="float">
            <text:p>0.9409937888</text:p>
          </table:table-cell>
          <table:table-cell office:value-type="float" office:value="0.962732919254658" calcext:value-type="float">
            <text:p>0.9627329193</text:p>
          </table:table-cell>
          <table:table-cell office:value-type="float" office:value="0.959627329192547" calcext:value-type="float">
            <text:p>0.9596273292</text:p>
          </table:table-cell>
          <table:table-cell/>
          <table:table-cell table:formula="of:=AVERAGE([.B114:.F114])" office:value-type="float" office:value="0.952795031055901" calcext:value-type="float">
            <text:p>0.9527950311</text:p>
          </table:table-cell>
          <table:table-cell table:formula="of:=1-[.H114]" office:value-type="float" office:value="0.0472049689440993" calcext:value-type="float">
            <text:p>0.0472049689</text:p>
          </table:table-cell>
        </table:table-row>
        <table:table-row table:style-name="ro1">
          <table:table-cell/>
          <table:table-cell office:value-type="float" office:value="0.959627329192547" calcext:value-type="float">
            <text:p>0.9596273292</text:p>
          </table:table-cell>
          <table:table-cell office:value-type="float" office:value="0.953416149068323" calcext:value-type="float">
            <text:p>0.9534161491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47204968944099" calcext:value-type="float">
            <text:p>0.9472049689</text:p>
          </table:table-cell>
          <table:table-cell office:value-type="float" office:value="0.959627329192547" calcext:value-type="float">
            <text:p>0.9596273292</text:p>
          </table:table-cell>
          <table:table-cell/>
          <table:table-cell table:formula="of:=AVERAGE([.B115:.F115])" office:value-type="float" office:value="0.95527950310559" calcext:value-type="float">
            <text:p>0.9552795031</text:p>
          </table:table-cell>
          <table:table-cell table:formula="of:=1-[.H115]" office:value-type="float" office:value="0.0447204968944099" calcext:value-type="float">
            <text:p>0.0447204969</text:p>
          </table:table-cell>
        </table:table-row>
        <table:table-row table:style-name="ro1">
          <table:table-cell/>
          <table:table-cell office:value-type="float" office:value="0.962732919254658" calcext:value-type="float">
            <text:p>0.9627329193</text:p>
          </table:table-cell>
          <table:table-cell office:value-type="float" office:value="0.953416149068323" calcext:value-type="float">
            <text:p>0.9534161491</text:p>
          </table:table-cell>
          <table:table-cell table:number-columns-repeated="2" office:value-type="float" office:value="0.96583850931677" calcext:value-type="float">
            <text:p>0.9658385093</text:p>
          </table:table-cell>
          <table:table-cell office:value-type="float" office:value="0.950310559006211" calcext:value-type="float">
            <text:p>0.950310559</text:p>
          </table:table-cell>
          <table:table-cell/>
          <table:table-cell table:formula="of:=AVERAGE([.B116:.F116])" office:value-type="float" office:value="0.959627329192547" calcext:value-type="float">
            <text:p>0.9596273292</text:p>
          </table:table-cell>
          <table:table-cell table:formula="of:=1-[.H116]" office:value-type="float" office:value="0.0403726708074534" calcext:value-type="float">
            <text:p>0.0403726708</text:p>
          </table:table-cell>
        </table:table-row>
        <table:table-row table:style-name="ro1">
          <table:table-cell/>
          <table:table-cell office:value-type="float" office:value="0.962732919254658" calcext:value-type="float">
            <text:p>0.9627329193</text:p>
          </table:table-cell>
          <table:table-cell office:value-type="float" office:value="0.93167701863354" calcext:value-type="float">
            <text:p>0.9316770186</text:p>
          </table:table-cell>
          <table:table-cell office:value-type="float" office:value="0.96583850931677" calcext:value-type="float">
            <text:p>0.9658385093</text:p>
          </table:table-cell>
          <table:table-cell office:value-type="float" office:value="0.950310559006211" calcext:value-type="float">
            <text:p>0.950310559</text:p>
          </table:table-cell>
          <table:table-cell table:number-columns-repeated="2"/>
          <table:table-cell table:formula="of:=AVERAGE([.B117:.F117])" office:value-type="float" office:value="0.952639751552795" calcext:value-type="float">
            <text:p>0.9526397516</text:p>
          </table:table-cell>
          <table:table-cell table:formula="of:=1-[.H117]" office:value-type="float" office:value="0.047360248447205" calcext:value-type="float">
            <text:p>0.0473602484</text:p>
          </table:table-cell>
        </table:table-row>
        <table:table-row table:style-name="ro1">
          <table:table-cell/>
          <table:table-cell table:number-columns-repeated="3" office:value-type="float" office:value="0.953416149068323" calcext:value-type="float">
            <text:p>0.9534161491</text:p>
          </table:table-cell>
          <table:table-cell office:value-type="float" office:value="0.962732919254658" calcext:value-type="float">
            <text:p>0.9627329193</text:p>
          </table:table-cell>
          <table:table-cell table:number-columns-repeated="2"/>
          <table:table-cell table:formula="of:=AVERAGE([.B118:.F118])" office:value-type="float" office:value="0.955745341614907" calcext:value-type="float">
            <text:p>0.9557453416</text:p>
          </table:table-cell>
          <table:table-cell table:formula="of:=1-[.H118]" office:value-type="float" office:value="0.0442546583850931" calcext:value-type="float">
            <text:p>0.0442546584</text:p>
          </table:table-cell>
        </table:table-row>
        <table:table-row table:style-name="ro1">
          <table:table-cell/>
          <table:table-cell office:value-type="float" office:value="0.950310559006211" calcext:value-type="float">
            <text:p>0.950310559</text:p>
          </table:table-cell>
          <table:table-cell office:value-type="float" office:value="0.953416149068323" calcext:value-type="float">
            <text:p>0.9534161491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53416149068323" calcext:value-type="float">
            <text:p>0.9534161491</text:p>
          </table:table-cell>
          <table:table-cell table:number-columns-repeated="2"/>
          <table:table-cell table:formula="of:=AVERAGE([.B119:.F119])" office:value-type="float" office:value="0.953416149068323" calcext:value-type="float">
            <text:p>0.9534161491</text:p>
          </table:table-cell>
          <table:table-cell table:formula="of:=1-[.H119]" office:value-type="float" office:value="0.0465838509316769" calcext:value-type="float">
            <text:p>0.0465838509</text:p>
          </table:table-cell>
        </table:table-row>
        <table:table-row table:style-name="ro1">
          <table:table-cell/>
          <table:table-cell office:value-type="float" office:value="0.953416149068323" calcext:value-type="float">
            <text:p>0.9534161491</text:p>
          </table:table-cell>
          <table:table-cell office:value-type="float" office:value="0.947204968944099" calcext:value-type="float">
            <text:p>0.9472049689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53416149068323" calcext:value-type="float">
            <text:p>0.9534161491</text:p>
          </table:table-cell>
          <table:table-cell table:number-columns-repeated="2"/>
          <table:table-cell table:formula="of:=AVERAGE([.B120:.F120])" office:value-type="float" office:value="0.953416149068323" calcext:value-type="float">
            <text:p>0.9534161491</text:p>
          </table:table-cell>
          <table:table-cell table:formula="of:=1-[.H120]" office:value-type="float" office:value="0.0465838509316772" calcext:value-type="float">
            <text:p>0.0465838509</text:p>
          </table:table-cell>
        </table:table-row>
        <table:table-row table:style-name="ro1">
          <table:table-cell/>
          <table:table-cell office:value-type="float" office:value="0.956521739130435" calcext:value-type="float">
            <text:p>0.9565217391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62732919254658" calcext:value-type="float">
            <text:p>0.9627329193</text:p>
          </table:table-cell>
          <table:table-cell table:number-columns-repeated="2"/>
          <table:table-cell table:formula="of:=AVERAGE([.B121:.F121])" office:value-type="float" office:value="0.957298136645963" calcext:value-type="float">
            <text:p>0.9572981366</text:p>
          </table:table-cell>
          <table:table-cell table:formula="of:=1-[.H121]" office:value-type="float" office:value="0.0427018633540373" calcext:value-type="float">
            <text:p>0.0427018634</text:p>
          </table:table-cell>
        </table:table-row>
        <table:table-row table:style-name="ro1">
          <table:table-cell/>
          <table:table-cell office:value-type="float" office:value="0.937888198757764" calcext:value-type="float">
            <text:p>0.9378881988</text:p>
          </table:table-cell>
          <table:table-cell office:value-type="float" office:value="0.950310559006211" calcext:value-type="float">
            <text:p>0.950310559</text:p>
          </table:table-cell>
          <table:table-cell table:number-columns-repeated="2" office:value-type="float" office:value="0.956521739130435" calcext:value-type="float">
            <text:p>0.9565217391</text:p>
          </table:table-cell>
          <table:table-cell table:number-columns-repeated="2"/>
          <table:table-cell table:formula="of:=AVERAGE([.B122:.F122])" office:value-type="float" office:value="0.950310559006211" calcext:value-type="float">
            <text:p>0.950310559</text:p>
          </table:table-cell>
          <table:table-cell table:formula="of:=1-[.H122]" office:value-type="float" office:value="0.0496894409937887" calcext:value-type="float">
            <text:p>0.049689441</text:p>
          </table:table-cell>
        </table:table-row>
        <table:table-row table:style-name="ro1">
          <table:table-cell/>
          <table:table-cell office:value-type="float" office:value="0.947204968944099" calcext:value-type="float">
            <text:p>0.9472049689</text:p>
          </table:table-cell>
          <table:table-cell office:value-type="float" office:value="0.944099378881988" calcext:value-type="float">
            <text:p>0.9440993789</text:p>
          </table:table-cell>
          <table:table-cell office:value-type="float" office:value="0.962732919254658" calcext:value-type="float">
            <text:p>0.9627329193</text:p>
          </table:table-cell>
          <table:table-cell office:value-type="float" office:value="0.950310559006211" calcext:value-type="float">
            <text:p>0.950310559</text:p>
          </table:table-cell>
          <table:table-cell table:number-columns-repeated="2"/>
          <table:table-cell table:formula="of:=AVERAGE([.B123:.F123])" office:value-type="float" office:value="0.951086956521739" calcext:value-type="float">
            <text:p>0.9510869565</text:p>
          </table:table-cell>
          <table:table-cell table:formula="of:=1-[.H123]" office:value-type="float" office:value="0.0489130434782609" calcext:value-type="float">
            <text:p>0.0489130435</text:p>
          </table:table-cell>
        </table:table-row>
        <table:table-row table:style-name="ro1">
          <table:table-cell/>
          <table:table-cell office:value-type="float" office:value="0.950310559006211" calcext:value-type="float">
            <text:p>0.950310559</text:p>
          </table:table-cell>
          <table:table-cell office:value-type="float" office:value="0.947204968944099" calcext:value-type="float">
            <text:p>0.9472049689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47204968944099" calcext:value-type="float">
            <text:p>0.9472049689</text:p>
          </table:table-cell>
          <table:table-cell table:number-columns-repeated="2"/>
          <table:table-cell table:formula="of:=AVERAGE([.B124:.F124])" office:value-type="float" office:value="0.951086956521739" calcext:value-type="float">
            <text:p>0.9510869565</text:p>
          </table:table-cell>
          <table:table-cell table:formula="of:=1-[.H124]" office:value-type="float" office:value="0.048913043478261" calcext:value-type="float">
            <text:p>0.0489130435</text:p>
          </table:table-cell>
        </table:table-row>
        <table:table-row table:style-name="ro1">
          <table:table-cell/>
          <table:table-cell office:value-type="float" office:value="0.956521739130435" calcext:value-type="float">
            <text:p>0.9565217391</text:p>
          </table:table-cell>
          <table:table-cell office:value-type="float" office:value="0.937888198757764" calcext:value-type="float">
            <text:p>0.9378881988</text:p>
          </table:table-cell>
          <table:table-cell office:value-type="float" office:value="0.962732919254658" calcext:value-type="float">
            <text:p>0.9627329193</text:p>
          </table:table-cell>
          <table:table-cell office:value-type="float" office:value="0.959627329192547" calcext:value-type="float">
            <text:p>0.9596273292</text:p>
          </table:table-cell>
          <table:table-cell table:number-columns-repeated="2"/>
          <table:table-cell table:formula="of:=AVERAGE([.B125:.F125])" office:value-type="float" office:value="0.954192546583851" calcext:value-type="float">
            <text:p>0.9541925466</text:p>
          </table:table-cell>
          <table:table-cell table:formula="of:=1-[.H125]" office:value-type="float" office:value="0.045807453416149" calcext:value-type="float">
            <text:p>0.0458074534</text:p>
          </table:table-cell>
        </table:table-row>
        <table:table-row table:style-name="ro1">
          <table:table-cell/>
          <table:table-cell table:number-columns-repeated="3" office:value-type="float" office:value="0.956521739130435" calcext:value-type="float">
            <text:p>0.9565217391</text:p>
          </table:table-cell>
          <table:table-cell office:value-type="float" office:value="0.950310559006211" calcext:value-type="float">
            <text:p>0.950310559</text:p>
          </table:table-cell>
          <table:table-cell table:number-columns-repeated="2"/>
          <table:table-cell table:formula="of:=AVERAGE([.B126:.F126])" office:value-type="float" office:value="0.954968944099379" calcext:value-type="float">
            <text:p>0.9549689441</text:p>
          </table:table-cell>
          <table:table-cell table:formula="of:=1-[.H126]" office:value-type="float" office:value="0.0450310559006211" calcext:value-type="float">
            <text:p>0.0450310559</text:p>
          </table:table-cell>
        </table:table-row>
        <table:table-row table:style-name="ro1">
          <table:table-cell/>
          <table:table-cell office:value-type="float" office:value="0.953416149068323" calcext:value-type="float">
            <text:p>0.9534161491</text:p>
          </table:table-cell>
          <table:table-cell office:value-type="float" office:value="0.940993788819876" calcext:value-type="float">
            <text:p>0.9409937888</text:p>
          </table:table-cell>
          <table:table-cell office:value-type="float" office:value="0.947204968944099" calcext:value-type="float">
            <text:p>0.9472049689</text:p>
          </table:table-cell>
          <table:table-cell office:value-type="float" office:value="0.950310559006211" calcext:value-type="float">
            <text:p>0.950310559</text:p>
          </table:table-cell>
          <table:table-cell table:number-columns-repeated="2"/>
          <table:table-cell table:formula="of:=AVERAGE([.B127:.F127])" office:value-type="float" office:value="0.947981366459627" calcext:value-type="float">
            <text:p>0.9479813665</text:p>
          </table:table-cell>
          <table:table-cell table:formula="of:=1-[.H127]" office:value-type="float" office:value="0.0520186335403727" calcext:value-type="float">
            <text:p>0.0520186335</text:p>
          </table:table-cell>
        </table:table-row>
        <table:table-row table:style-name="ro1">
          <table:table-cell/>
          <table:table-cell office:value-type="float" office:value="0.947204968944099" calcext:value-type="float">
            <text:p>0.9472049689</text:p>
          </table:table-cell>
          <table:table-cell office:value-type="float" office:value="0.937888198757764" calcext:value-type="float">
            <text:p>0.9378881988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68944099378882" calcext:value-type="float">
            <text:p>0.9689440994</text:p>
          </table:table-cell>
          <table:table-cell table:number-columns-repeated="2"/>
          <table:table-cell table:formula="of:=AVERAGE([.B128:.F128])" office:value-type="float" office:value="0.951086956521739" calcext:value-type="float">
            <text:p>0.9510869565</text:p>
          </table:table-cell>
          <table:table-cell table:formula="of:=1-[.H128]" office:value-type="float" office:value="0.0489130434782609" calcext:value-type="float">
            <text:p>0.0489130435</text:p>
          </table:table-cell>
        </table:table-row>
        <table:table-row table:style-name="ro1">
          <table:table-cell/>
          <table:table-cell table:number-columns-repeated="2" office:value-type="float" office:value="0.956521739130435" calcext:value-type="float">
            <text:p>0.9565217391</text:p>
          </table:table-cell>
          <table:table-cell office:value-type="float" office:value="0.962732919254658" calcext:value-type="float">
            <text:p>0.9627329193</text:p>
          </table:table-cell>
          <table:table-cell office:value-type="float" office:value="0.96583850931677" calcext:value-type="float">
            <text:p>0.9658385093</text:p>
          </table:table-cell>
          <table:table-cell table:number-columns-repeated="2"/>
          <table:table-cell table:formula="of:=AVERAGE([.B129:.F129])" office:value-type="float" office:value="0.960403726708075" calcext:value-type="float">
            <text:p>0.9604037267</text:p>
          </table:table-cell>
          <table:table-cell table:formula="of:=1-[.H129]" office:value-type="float" office:value="0.0395962732919255" calcext:value-type="float">
            <text:p>0.0395962733</text:p>
          </table:table-cell>
        </table:table-row>
        <table:table-row table:style-name="ro1">
          <table:table-cell/>
          <table:table-cell table:number-columns-repeated="3" office:value-type="float" office:value="0.950310559006211" calcext:value-type="float">
            <text:p>0.950310559</text:p>
          </table:table-cell>
          <table:table-cell office:value-type="float" office:value="0.944099378881988" calcext:value-type="float">
            <text:p>0.9440993789</text:p>
          </table:table-cell>
          <table:table-cell table:number-columns-repeated="2"/>
          <table:table-cell table:formula="of:=AVERAGE([.B130:.F130])" office:value-type="float" office:value="0.948757763975155" calcext:value-type="float">
            <text:p>0.948757764</text:p>
          </table:table-cell>
          <table:table-cell table:formula="of:=1-[.H130]" office:value-type="float" office:value="0.0512422360248448" calcext:value-type="float">
            <text:p>0.051242236</text:p>
          </table:table-cell>
        </table:table-row>
        <table:table-row table:style-name="ro1">
          <table:table-cell/>
          <table:table-cell office:value-type="float" office:value="0.947204968944099" calcext:value-type="float">
            <text:p>0.9472049689</text:p>
          </table:table-cell>
          <table:table-cell office:value-type="float" office:value="0.934782608695652" calcext:value-type="float">
            <text:p>0.9347826087</text:p>
          </table:table-cell>
          <table:table-cell office:value-type="float" office:value="0.968944099378882" calcext:value-type="float">
            <text:p>0.9689440994</text:p>
          </table:table-cell>
          <table:table-cell office:value-type="float" office:value="0.96583850931677" calcext:value-type="float">
            <text:p>0.9658385093</text:p>
          </table:table-cell>
          <table:table-cell table:number-columns-repeated="2"/>
          <table:table-cell table:formula="of:=AVERAGE([.B131:.F131])" office:value-type="float" office:value="0.954192546583851" calcext:value-type="float">
            <text:p>0.9541925466</text:p>
          </table:table-cell>
          <table:table-cell table:formula="of:=1-[.H131]" office:value-type="float" office:value="0.045807453416149" calcext:value-type="float">
            <text:p>0.0458074534</text:p>
          </table:table-cell>
        </table:table-row>
        <table:table-row table:style-name="ro1">
          <table:table-cell/>
          <table:table-cell office:value-type="float" office:value="0.956521739130435" calcext:value-type="float">
            <text:p>0.9565217391</text:p>
          </table:table-cell>
          <table:table-cell office:value-type="float" office:value="0.953416149068323" calcext:value-type="float">
            <text:p>0.9534161491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53416149068323" calcext:value-type="float">
            <text:p>0.9534161491</text:p>
          </table:table-cell>
          <table:table-cell table:number-columns-repeated="2"/>
          <table:table-cell table:formula="of:=AVERAGE([.B132:.F132])" office:value-type="float" office:value="0.955745341614907" calcext:value-type="float">
            <text:p>0.9557453416</text:p>
          </table:table-cell>
          <table:table-cell table:formula="of:=1-[.H132]" office:value-type="float" office:value="0.0442546583850931" calcext:value-type="float">
            <text:p>0.0442546584</text:p>
          </table:table-cell>
        </table:table-row>
        <table:table-row table:style-name="ro1">
          <table:table-cell/>
          <table:table-cell office:value-type="float" office:value="0.96583850931677" calcext:value-type="float">
            <text:p>0.9658385093</text:p>
          </table:table-cell>
          <table:table-cell office:value-type="float" office:value="0.940993788819876" calcext:value-type="float">
            <text:p>0.9409937888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56521739130435" calcext:value-type="float">
            <text:p>0.9565217391</text:p>
          </table:table-cell>
          <table:table-cell table:number-columns-repeated="2"/>
          <table:table-cell table:formula="of:=AVERAGE([.B133:.F133])" office:value-type="float" office:value="0.955745341614907" calcext:value-type="float">
            <text:p>0.9557453416</text:p>
          </table:table-cell>
          <table:table-cell table:formula="of:=1-[.H133]" office:value-type="float" office:value="0.0442546583850931" calcext:value-type="float">
            <text:p>0.0442546584</text:p>
          </table:table-cell>
        </table:table-row>
        <table:table-row table:style-name="ro1">
          <table:table-cell/>
          <table:table-cell office:value-type="float" office:value="0.944099378881988" calcext:value-type="float">
            <text:p>0.9440993789</text:p>
          </table:table-cell>
          <table:table-cell office:value-type="float" office:value="0.96583850931677" calcext:value-type="float">
            <text:p>0.9658385093</text:p>
          </table:table-cell>
          <table:table-cell office:value-type="float" office:value="0.959627329192547" calcext:value-type="float">
            <text:p>0.9596273292</text:p>
          </table:table-cell>
          <table:table-cell office:value-type="float" office:value="0.956521739130435" calcext:value-type="float">
            <text:p>0.9565217391</text:p>
          </table:table-cell>
          <table:table-cell table:number-columns-repeated="2"/>
          <table:table-cell table:formula="of:=AVERAGE([.B134:.F134])" office:value-type="float" office:value="0.956521739130435" calcext:value-type="float">
            <text:p>0.9565217391</text:p>
          </table:table-cell>
          <table:table-cell table:formula="of:=1-[.H134]" office:value-type="float" office:value="0.0434782608695652" calcext:value-type="float">
            <text:p>0.0434782609</text:p>
          </table:table-cell>
        </table:table-row>
        <table:table-row table:style-name="ro1">
          <table:table-cell/>
          <table:table-cell table:number-columns-repeated="2" office:value-type="float" office:value="0.956521739130435" calcext:value-type="float">
            <text:p>0.9565217391</text:p>
          </table:table-cell>
          <table:table-cell office:value-type="float" office:value="0.950310559006211" calcext:value-type="float">
            <text:p>0.950310559</text:p>
          </table:table-cell>
          <table:table-cell office:value-type="float" office:value="0.953416149068323" calcext:value-type="float">
            <text:p>0.9534161491</text:p>
          </table:table-cell>
          <table:table-cell table:number-columns-repeated="2"/>
          <table:table-cell table:formula="of:=AVERAGE([.B135:.F135])" office:value-type="float" office:value="0.954192546583851" calcext:value-type="float">
            <text:p>0.9541925466</text:p>
          </table:table-cell>
          <table:table-cell table:formula="of:=1-[.H135]" office:value-type="float" office:value="0.045807453416149" calcext:value-type="float">
            <text:p>0.0458074534</text:p>
          </table:table-cell>
        </table:table-row>
        <table:table-row table:style-name="ro1">
          <table:table-cell/>
          <table:table-cell office:value-type="float" office:value="0.953416149068323" calcext:value-type="float">
            <text:p>0.9534161491</text:p>
          </table:table-cell>
          <table:table-cell office:value-type="float" office:value="0.962732919254658" calcext:value-type="float">
            <text:p>0.9627329193</text:p>
          </table:table-cell>
          <table:table-cell table:number-columns-repeated="2" office:value-type="float" office:value="0.953416149068323" calcext:value-type="float">
            <text:p>0.9534161491</text:p>
          </table:table-cell>
          <table:table-cell table:number-columns-repeated="2"/>
          <table:table-cell table:formula="of:=AVERAGE([.B136:.F136])" office:value-type="float" office:value="0.955745341614907" calcext:value-type="float">
            <text:p>0.9557453416</text:p>
          </table:table-cell>
          <table:table-cell table:formula="of:=1-[.H136]" office:value-type="float" office:value="0.0442546583850931" calcext:value-type="float">
            <text:p>0.0442546584</text:p>
          </table:table-cell>
        </table:table-row>
        <table:table-row table:style-name="ro1">
          <table:table-cell/>
          <table:table-cell office:value-type="float" office:value="0.950310559006211" calcext:value-type="float">
            <text:p>0.950310559</text:p>
          </table:table-cell>
          <table:table-cell office:value-type="float" office:value="0.944099378881988" calcext:value-type="float">
            <text:p>0.9440993789</text:p>
          </table:table-cell>
          <table:table-cell office:value-type="float" office:value="0.962732919254658" calcext:value-type="float">
            <text:p>0.9627329193</text:p>
          </table:table-cell>
          <table:table-cell office:value-type="float" office:value="0.940993788819876" calcext:value-type="float">
            <text:p>0.9409937888</text:p>
          </table:table-cell>
          <table:table-cell table:number-columns-repeated="2"/>
          <table:table-cell table:formula="of:=AVERAGE([.B137:.F137])" office:value-type="float" office:value="0.949534161490683" calcext:value-type="float">
            <text:p>0.9495341615</text:p>
          </table:table-cell>
          <table:table-cell table:formula="of:=1-[.H137]" office:value-type="float" office:value="0.0504658385093167" calcext:value-type="float">
            <text:p>0.0504658385</text:p>
          </table:table-cell>
        </table:table-row>
        <table:table-row table:style-name="ro1">
          <table:table-cell/>
          <table:table-cell office:value-type="float" office:value="0.962732919254658" calcext:value-type="float">
            <text:p>0.9627329193</text:p>
          </table:table-cell>
          <table:table-cell office:value-type="float" office:value="0.953416149068323" calcext:value-type="float">
            <text:p>0.9534161491</text:p>
          </table:table-cell>
          <table:table-cell office:value-type="float" office:value="0.962732919254658" calcext:value-type="float">
            <text:p>0.9627329193</text:p>
          </table:table-cell>
          <table:table-cell table:number-columns-repeated="3"/>
          <table:table-cell table:formula="of:=AVERAGE([.B138:.F138])" office:value-type="float" office:value="0.959627329192547" calcext:value-type="float">
            <text:p>0.9596273292</text:p>
          </table:table-cell>
          <table:table-cell table:formula="of:=1-[.H138]" office:value-type="float" office:value="0.0403726708074533" calcext:value-type="float">
            <text:p>0.0403726708</text:p>
          </table:table-cell>
        </table:table-row>
        <table:table-row table:style-name="ro1">
          <table:table-cell/>
          <table:table-cell office:value-type="float" office:value="0.947204968944099" calcext:value-type="float">
            <text:p>0.9472049689</text:p>
          </table:table-cell>
          <table:table-cell table:number-columns-repeated="2" office:value-type="float" office:value="0.959627329192547" calcext:value-type="float">
            <text:p>0.9596273292</text:p>
          </table:table-cell>
          <table:table-cell table:number-columns-repeated="3"/>
          <table:table-cell table:formula="of:=AVERAGE([.B139:.F139])" office:value-type="float" office:value="0.955486542443064" calcext:value-type="float">
            <text:p>0.9554865424</text:p>
          </table:table-cell>
          <table:table-cell table:formula="of:=1-[.H139]" office:value-type="float" office:value="0.0445134575569358" calcext:value-type="float">
            <text:p>0.0445134576</text:p>
          </table:table-cell>
        </table:table-row>
        <table:table-row table:style-name="ro1">
          <table:table-cell/>
          <table:table-cell table:number-columns-repeated="2" office:value-type="float" office:value="0.962732919254658" calcext:value-type="float">
            <text:p>0.9627329193</text:p>
          </table:table-cell>
          <table:table-cell office:value-type="float" office:value="0.953416149068323" calcext:value-type="float">
            <text:p>0.9534161491</text:p>
          </table:table-cell>
          <table:table-cell table:number-columns-repeated="3"/>
          <table:table-cell table:formula="of:=AVERAGE([.B140:.F140])" office:value-type="float" office:value="0.959627329192547" calcext:value-type="float">
            <text:p>0.9596273292</text:p>
          </table:table-cell>
          <table:table-cell table:formula="of:=1-[.H140]" office:value-type="float" office:value="0.0403726708074533" calcext:value-type="float">
            <text:p>0.0403726708</text:p>
          </table:table-cell>
        </table:table-row>
        <table:table-row table:style-name="ro1">
          <table:table-cell/>
          <table:table-cell office:value-type="float" office:value="0.944099378881988" calcext:value-type="float">
            <text:p>0.9440993789</text:p>
          </table:table-cell>
          <table:table-cell office:value-type="float" office:value="0.940993788819876" calcext:value-type="float">
            <text:p>0.9409937888</text:p>
          </table:table-cell>
          <table:table-cell office:value-type="float" office:value="0.972049689440994" calcext:value-type="float">
            <text:p>0.9720496894</text:p>
          </table:table-cell>
          <table:table-cell table:number-columns-repeated="3"/>
          <table:table-cell table:formula="of:=AVERAGE([.B141:.F141])" office:value-type="float" office:value="0.952380952380952" calcext:value-type="float">
            <text:p>0.9523809524</text:p>
          </table:table-cell>
          <table:table-cell table:formula="of:=1-[.H141]" office:value-type="float" office:value="0.0476190476190476" calcext:value-type="float">
            <text:p>0.0476190476</text:p>
          </table:table-cell>
        </table:table-row>
        <table:table-row table:style-name="ro1">
          <table:table-cell/>
          <table:table-cell office:value-type="float" office:value="0.96583850931677" calcext:value-type="float">
            <text:p>0.9658385093</text:p>
          </table:table-cell>
          <table:table-cell office:value-type="float" office:value="0.953416149068323" calcext:value-type="float">
            <text:p>0.9534161491</text:p>
          </table:table-cell>
          <table:table-cell office:value-type="float" office:value="0.968944099378882" calcext:value-type="float">
            <text:p>0.9689440994</text:p>
          </table:table-cell>
          <table:table-cell table:number-columns-repeated="3"/>
          <table:table-cell table:formula="of:=AVERAGE([.B142:.F142])" office:value-type="float" office:value="0.962732919254658" calcext:value-type="float">
            <text:p>0.9627329193</text:p>
          </table:table-cell>
          <table:table-cell table:formula="of:=1-[.H142]" office:value-type="float" office:value="0.0372670807453416" calcext:value-type="float">
            <text:p>0.0372670807</text:p>
          </table:table-cell>
        </table:table-row>
        <table:table-row table:style-name="ro1">
          <table:table-cell/>
          <table:table-cell office:value-type="float" office:value="0.956521739130435" calcext:value-type="float">
            <text:p>0.9565217391</text:p>
          </table:table-cell>
          <table:table-cell office:value-type="float" office:value="0.953416149068323" calcext:value-type="float">
            <text:p>0.9534161491</text:p>
          </table:table-cell>
          <table:table-cell office:value-type="float" office:value="0.96583850931677" calcext:value-type="float">
            <text:p>0.9658385093</text:p>
          </table:table-cell>
          <table:table-cell table:number-columns-repeated="3"/>
          <table:table-cell table:formula="of:=AVERAGE([.B143:.F143])" office:value-type="float" office:value="0.958592132505176" calcext:value-type="float">
            <text:p>0.9585921325</text:p>
          </table:table-cell>
          <table:table-cell table:formula="of:=1-[.H143]" office:value-type="float" office:value="0.0414078674948239" calcext:value-type="float">
            <text:p>0.0414078675</text:p>
          </table:table-cell>
        </table:table-row>
        <table:table-row table:style-name="ro1">
          <table:table-cell/>
          <table:table-cell table:number-columns-repeated="2" office:value-type="float" office:value="0.950310559006211" calcext:value-type="float">
            <text:p>0.950310559</text:p>
          </table:table-cell>
          <table:table-cell office:value-type="float" office:value="0.96583850931677" calcext:value-type="float">
            <text:p>0.9658385093</text:p>
          </table:table-cell>
          <table:table-cell table:number-columns-repeated="3"/>
          <table:table-cell table:formula="of:=AVERAGE([.B144:.F144])" office:value-type="float" office:value="0.955486542443064" calcext:value-type="float">
            <text:p>0.9554865424</text:p>
          </table:table-cell>
          <table:table-cell table:formula="of:=1-[.H144]" office:value-type="float" office:value="0.0445134575569358" calcext:value-type="float">
            <text:p>0.0445134576</text:p>
          </table:table-cell>
        </table:table-row>
        <table:table-row table:style-name="ro1">
          <table:table-cell/>
          <table:table-cell office:value-type="float" office:value="0.962732919254658" calcext:value-type="float">
            <text:p>0.9627329193</text:p>
          </table:table-cell>
          <table:table-cell office:value-type="float" office:value="0.937888198757764" calcext:value-type="float">
            <text:p>0.9378881988</text:p>
          </table:table-cell>
          <table:table-cell office:value-type="float" office:value="0.96583850931677" calcext:value-type="float">
            <text:p>0.9658385093</text:p>
          </table:table-cell>
          <table:table-cell table:number-columns-repeated="3"/>
          <table:table-cell table:formula="of:=AVERAGE([.B145:.F145])" office:value-type="float" office:value="0.955486542443064" calcext:value-type="float">
            <text:p>0.9554865424</text:p>
          </table:table-cell>
          <table:table-cell table:formula="of:=1-[.H145]" office:value-type="float" office:value="0.0445134575569357" calcext:value-type="float">
            <text:p>0.0445134576</text:p>
          </table:table-cell>
        </table:table-row>
        <table:table-row table:style-name="ro1">
          <table:table-cell/>
          <table:table-cell office:value-type="float" office:value="0.950310559006211" calcext:value-type="float">
            <text:p>0.950310559</text:p>
          </table:table-cell>
          <table:table-cell office:value-type="float" office:value="0.953416149068323" calcext:value-type="float">
            <text:p>0.9534161491</text:p>
          </table:table-cell>
          <table:table-cell office:value-type="float" office:value="0.937888198757764" calcext:value-type="float">
            <text:p>0.9378881988</text:p>
          </table:table-cell>
          <table:table-cell table:number-columns-repeated="3"/>
          <table:table-cell table:formula="of:=AVERAGE([.B146:.F146])" office:value-type="float" office:value="0.947204968944099" calcext:value-type="float">
            <text:p>0.9472049689</text:p>
          </table:table-cell>
          <table:table-cell table:formula="of:=1-[.H146]" office:value-type="float" office:value="0.0527950310559006" calcext:value-type="float">
            <text:p>0.0527950311</text:p>
          </table:table-cell>
        </table:table-row>
        <table:table-row table:style-name="ro1">
          <table:table-cell/>
          <table:table-cell office:value-type="float" office:value="0.953416149068323" calcext:value-type="float">
            <text:p>0.9534161491</text:p>
          </table:table-cell>
          <table:table-cell office:value-type="float" office:value="0.940993788819876" calcext:value-type="float">
            <text:p>0.9409937888</text:p>
          </table:table-cell>
          <table:table-cell table:number-columns-repeated="4"/>
          <table:table-cell table:formula="of:=AVERAGE([.B147:.F147])" office:value-type="float" office:value="0.947204968944099" calcext:value-type="float">
            <text:p>0.9472049689</text:p>
          </table:table-cell>
          <table:table-cell table:formula="of:=1-[.H147]" office:value-type="float" office:value="0.0527950310559006" calcext:value-type="float">
            <text:p>0.0527950311</text:p>
          </table:table-cell>
        </table:table-row>
        <table:table-row table:style-name="ro1">
          <table:table-cell/>
          <table:table-cell office:value-type="float" office:value="0.959627329192547" calcext:value-type="float">
            <text:p>0.9596273292</text:p>
          </table:table-cell>
          <table:table-cell office:value-type="float" office:value="0.93167701863354" calcext:value-type="float">
            <text:p>0.9316770186</text:p>
          </table:table-cell>
          <table:table-cell table:number-columns-repeated="4"/>
          <table:table-cell table:formula="of:=AVERAGE([.B148:.F148])" office:value-type="float" office:value="0.945652173913043" calcext:value-type="float">
            <text:p>0.9456521739</text:p>
          </table:table-cell>
          <table:table-cell table:formula="of:=1-[.H148]" office:value-type="float" office:value="0.0543478260869565" calcext:value-type="float">
            <text:p>0.0543478261</text:p>
          </table:table-cell>
        </table:table-row>
        <table:table-row table:style-name="ro1">
          <table:table-cell/>
          <table:table-cell office:value-type="float" office:value="0.953416149068323" calcext:value-type="float">
            <text:p>0.9534161491</text:p>
          </table:table-cell>
          <table:table-cell office:value-type="float" office:value="0.956521739130435" calcext:value-type="float">
            <text:p>0.9565217391</text:p>
          </table:table-cell>
          <table:table-cell table:number-columns-repeated="4"/>
          <table:table-cell table:formula="of:=AVERAGE([.B149:.F149])" office:value-type="float" office:value="0.954968944099379" calcext:value-type="float">
            <text:p>0.9549689441</text:p>
          </table:table-cell>
          <table:table-cell table:formula="of:=1-[.H149]" office:value-type="float" office:value="0.0450310559006211" calcext:value-type="float">
            <text:p>0.0450310559</text:p>
          </table:table-cell>
        </table:table-row>
        <table:table-row table:style-name="ro1">
          <table:table-cell/>
          <table:table-cell office:value-type="float" office:value="0.962732919254658" calcext:value-type="float">
            <text:p>0.9627329193</text:p>
          </table:table-cell>
          <table:table-cell office:value-type="float" office:value="0.934782608695652" calcext:value-type="float">
            <text:p>0.9347826087</text:p>
          </table:table-cell>
          <table:table-cell table:number-columns-repeated="4"/>
          <table:table-cell table:formula="of:=AVERAGE([.B150:.F150])" office:value-type="float" office:value="0.948757763975155" calcext:value-type="float">
            <text:p>0.948757764</text:p>
          </table:table-cell>
          <table:table-cell table:formula="of:=1-[.H150]" office:value-type="float" office:value="0.0512422360248447" calcext:value-type="float">
            <text:p>0.051242236</text:p>
          </table:table-cell>
        </table:table-row>
        <table:table-row table:style-name="ro1">
          <table:table-cell/>
          <table:table-cell office:value-type="float" office:value="0.956521739130435" calcext:value-type="float">
            <text:p>0.9565217391</text:p>
          </table:table-cell>
          <table:table-cell office:value-type="float" office:value="0.96583850931677" calcext:value-type="float">
            <text:p>0.9658385093</text:p>
          </table:table-cell>
          <table:table-cell table:number-columns-repeated="4"/>
          <table:table-cell table:formula="of:=AVERAGE([.B151:.F151])" office:value-type="float" office:value="0.961180124223602" calcext:value-type="float">
            <text:p>0.9611801242</text:p>
          </table:table-cell>
          <table:table-cell table:formula="of:=1-[.H151]" office:value-type="float" office:value="0.0388198757763976" calcext:value-type="float">
            <text:p>0.0388198758</text:p>
          </table:table-cell>
        </table:table-row>
        <table:table-row table:style-name="ro1">
          <table:table-cell/>
          <table:table-cell office:value-type="float" office:value="0.96583850931677" calcext:value-type="float">
            <text:p>0.9658385093</text:p>
          </table:table-cell>
          <table:table-cell office:value-type="float" office:value="0.956521739130435" calcext:value-type="float">
            <text:p>0.9565217391</text:p>
          </table:table-cell>
          <table:table-cell table:number-columns-repeated="4"/>
          <table:table-cell table:formula="of:=AVERAGE([.B152:.F152])" office:value-type="float" office:value="0.961180124223602" calcext:value-type="float">
            <text:p>0.9611801242</text:p>
          </table:table-cell>
          <table:table-cell table:formula="of:=1-[.H152]" office:value-type="float" office:value="0.0388198757763976" calcext:value-type="float">
            <text:p>0.0388198758</text:p>
          </table:table-cell>
        </table:table-row>
        <table:table-row table:style-name="ro1">
          <table:table-cell/>
          <table:table-cell office:value-type="float" office:value="0.972049689440994" calcext:value-type="float">
            <text:p>0.9720496894</text:p>
          </table:table-cell>
          <table:table-cell office:value-type="float" office:value="0.962732919254658" calcext:value-type="float">
            <text:p>0.9627329193</text:p>
          </table:table-cell>
          <table:table-cell table:number-columns-repeated="4"/>
          <table:table-cell table:formula="of:=AVERAGE([.B153:.F153])" office:value-type="float" office:value="0.967391304347826" calcext:value-type="float">
            <text:p>0.9673913043</text:p>
          </table:table-cell>
          <table:table-cell table:formula="of:=1-[.H153]" office:value-type="float" office:value="0.0326086956521738" calcext:value-type="float">
            <text:p>0.0326086957</text:p>
          </table:table-cell>
        </table:table-row>
        <table:table-row table:style-name="ro1">
          <table:table-cell/>
          <table:table-cell office:value-type="float" office:value="0.947204968944099" calcext:value-type="float">
            <text:p>0.9472049689</text:p>
          </table:table-cell>
          <table:table-cell office:value-type="float" office:value="0.962732919254658" calcext:value-type="float">
            <text:p>0.9627329193</text:p>
          </table:table-cell>
          <table:table-cell table:number-columns-repeated="4"/>
          <table:table-cell table:formula="of:=AVERAGE([.B154:.F154])" office:value-type="float" office:value="0.954968944099379" calcext:value-type="float">
            <text:p>0.9549689441</text:p>
          </table:table-cell>
          <table:table-cell table:formula="of:=1-[.H154]" office:value-type="float" office:value="0.0450310559006212" calcext:value-type="float">
            <text:p>0.0450310559</text:p>
          </table:table-cell>
        </table:table-row>
        <table:table-row table:style-name="ro1">
          <table:table-cell/>
          <table:table-cell office:value-type="float" office:value="0.940993788819876" calcext:value-type="float">
            <text:p>0.9409937888</text:p>
          </table:table-cell>
          <table:table-cell office:value-type="float" office:value="0.962732919254658" calcext:value-type="float">
            <text:p>0.9627329193</text:p>
          </table:table-cell>
          <table:table-cell table:number-columns-repeated="4"/>
          <table:table-cell table:formula="of:=AVERAGE([.B155:.F155])" office:value-type="float" office:value="0.951863354037267" calcext:value-type="float">
            <text:p>0.951863354</text:p>
          </table:table-cell>
          <table:table-cell table:formula="of:=1-[.H155]" office:value-type="float" office:value="0.0481366459627328" calcext:value-type="float">
            <text:p>0.048136646</text:p>
          </table:table-cell>
        </table:table-row>
        <table:table-row table:style-name="ro1">
          <table:table-cell/>
          <table:table-cell table:number-columns-repeated="2" office:value-type="float" office:value="0.947204968944099" calcext:value-type="float">
            <text:p>0.9472049689</text:p>
          </table:table-cell>
          <table:table-cell table:number-columns-repeated="4"/>
          <table:table-cell table:formula="of:=AVERAGE([.B156:.F156])" office:value-type="float" office:value="0.947204968944099" calcext:value-type="float">
            <text:p>0.9472049689</text:p>
          </table:table-cell>
          <table:table-cell table:formula="of:=1-[.H156]" office:value-type="float" office:value="0.0527950310559008" calcext:value-type="float">
            <text:p>0.0527950311</text:p>
          </table:table-cell>
        </table:table-row>
        <table:table-row table:style-name="ro1">
          <table:table-cell/>
          <table:table-cell office:value-type="float" office:value="0.956521739130435" calcext:value-type="float">
            <text:p>0.9565217391</text:p>
          </table:table-cell>
          <table:table-cell office:value-type="float" office:value="0.953416149068323" calcext:value-type="float">
            <text:p>0.9534161491</text:p>
          </table:table-cell>
          <table:table-cell table:number-columns-repeated="4"/>
          <table:table-cell table:formula="of:=AVERAGE([.B157:.F157])" office:value-type="float" office:value="0.954968944099379" calcext:value-type="float">
            <text:p>0.9549689441</text:p>
          </table:table-cell>
          <table:table-cell table:formula="of:=1-[.H157]" office:value-type="float" office:value="0.0450310559006211" calcext:value-type="float">
            <text:p>0.0450310559</text:p>
          </table:table-cell>
        </table:table-row>
        <table:table-row table:style-name="ro1">
          <table:table-cell/>
          <table:table-cell office:value-type="float" office:value="0.962732919254658" calcext:value-type="float">
            <text:p>0.9627329193</text:p>
          </table:table-cell>
          <table:table-cell office:value-type="float" office:value="0.944099378881988" calcext:value-type="float">
            <text:p>0.9440993789</text:p>
          </table:table-cell>
          <table:table-cell table:number-columns-repeated="4"/>
          <table:table-cell table:formula="of:=AVERAGE([.B158:.F158])" office:value-type="float" office:value="0.953416149068323" calcext:value-type="float">
            <text:p>0.9534161491</text:p>
          </table:table-cell>
          <table:table-cell table:formula="of:=1-[.H158]" office:value-type="float" office:value="0.0465838509316769" calcext:value-type="float">
            <text:p>0.0465838509</text:p>
          </table:table-cell>
        </table:table-row>
        <table:table-row table:style-name="ro1">
          <table:table-cell/>
          <table:table-cell office:value-type="float" office:value="0.950310559006211" calcext:value-type="float">
            <text:p>0.950310559</text:p>
          </table:table-cell>
          <table:table-cell office:value-type="float" office:value="0.937888198757764" calcext:value-type="float">
            <text:p>0.9378881988</text:p>
          </table:table-cell>
          <table:table-cell table:number-columns-repeated="4"/>
          <table:table-cell table:formula="of:=AVERAGE([.B159:.F159])" office:value-type="float" office:value="0.944099378881988" calcext:value-type="float">
            <text:p>0.9440993789</text:p>
          </table:table-cell>
          <table:table-cell table:formula="of:=1-[.H159]" office:value-type="float" office:value="0.0559006211180124" calcext:value-type="float">
            <text:p>0.0559006211</text:p>
          </table:table-cell>
        </table:table-row>
        <table:table-row table:style-name="ro1">
          <table:table-cell/>
          <table:table-cell table:number-columns-repeated="2" office:value-type="float" office:value="0.944099378881988" calcext:value-type="float">
            <text:p>0.9440993789</text:p>
          </table:table-cell>
          <table:table-cell table:number-columns-repeated="4"/>
          <table:table-cell table:formula="of:=AVERAGE([.B160:.F160])" office:value-type="float" office:value="0.944099378881988" calcext:value-type="float">
            <text:p>0.9440993789</text:p>
          </table:table-cell>
          <table:table-cell table:formula="of:=1-[.H160]" office:value-type="float" office:value="0.0559006211180124" calcext:value-type="float">
            <text:p>0.0559006211</text:p>
          </table:table-cell>
        </table:table-row>
        <table:table-row table:style-name="ro1">
          <table:table-cell/>
          <table:table-cell table:number-columns-repeated="2" office:value-type="float" office:value="0.953416149068323" calcext:value-type="float">
            <text:p>0.9534161491</text:p>
          </table:table-cell>
          <table:table-cell table:number-columns-repeated="4"/>
          <table:table-cell table:formula="of:=AVERAGE([.B161:.F161])" office:value-type="float" office:value="0.953416149068323" calcext:value-type="float">
            <text:p>0.9534161491</text:p>
          </table:table-cell>
          <table:table-cell table:formula="of:=1-[.H161]" office:value-type="float" office:value="0.0465838509316769" calcext:value-type="float">
            <text:p>0.0465838509</text:p>
          </table:table-cell>
        </table:table-row>
        <table:table-row table:style-name="ro1">
          <table:table-cell/>
          <table:table-cell office:value-type="float" office:value="0.956521739130435" calcext:value-type="float">
            <text:p>0.9565217391</text:p>
          </table:table-cell>
          <table:table-cell office:value-type="float" office:value="0.953416149068323" calcext:value-type="float">
            <text:p>0.9534161491</text:p>
          </table:table-cell>
          <table:table-cell table:number-columns-repeated="4"/>
          <table:table-cell table:formula="of:=AVERAGE([.B162:.F162])" office:value-type="float" office:value="0.954968944099379" calcext:value-type="float">
            <text:p>0.9549689441</text:p>
          </table:table-cell>
          <table:table-cell table:formula="of:=1-[.H162]" office:value-type="float" office:value="0.0450310559006211" calcext:value-type="float">
            <text:p>0.0450310559</text:p>
          </table:table-cell>
        </table:table-row>
        <table:table-row table:style-name="ro1">
          <table:table-cell/>
          <table:table-cell table:number-columns-repeated="2" office:value-type="float" office:value="0.93167701863354" calcext:value-type="float">
            <text:p>0.9316770186</text:p>
          </table:table-cell>
          <table:table-cell table:number-columns-repeated="4"/>
          <table:table-cell table:formula="of:=AVERAGE([.B163:.F163])" office:value-type="float" office:value="0.93167701863354" calcext:value-type="float">
            <text:p>0.9316770186</text:p>
          </table:table-cell>
          <table:table-cell table:formula="of:=1-[.H163]" office:value-type="float" office:value="0.0683229813664596" calcext:value-type="float">
            <text:p>0.0683229814</text:p>
          </table:table-cell>
        </table:table-row>
        <table:table-row table:style-name="ro1">
          <table:table-cell/>
          <table:table-cell office:value-type="float" office:value="0.962732919254658" calcext:value-type="float">
            <text:p>0.9627329193</text:p>
          </table:table-cell>
          <table:table-cell office:value-type="float" office:value="0.950310559006211" calcext:value-type="float">
            <text:p>0.950310559</text:p>
          </table:table-cell>
          <table:table-cell table:number-columns-repeated="4"/>
          <table:table-cell table:formula="of:=AVERAGE([.B164:.F164])" office:value-type="float" office:value="0.956521739130435" calcext:value-type="float">
            <text:p>0.9565217391</text:p>
          </table:table-cell>
          <table:table-cell table:formula="of:=1-[.H164]" office:value-type="float" office:value="0.0434782608695652" calcext:value-type="float">
            <text:p>0.0434782609</text:p>
          </table:table-cell>
        </table:table-row>
        <table:table-row table:style-name="ro1">
          <table:table-cell/>
          <table:table-cell table:number-columns-repeated="2" office:value-type="float" office:value="0.956521739130435" calcext:value-type="float">
            <text:p>0.9565217391</text:p>
          </table:table-cell>
          <table:table-cell table:number-columns-repeated="4"/>
          <table:table-cell table:formula="of:=AVERAGE([.B165:.F165])" office:value-type="float" office:value="0.956521739130435" calcext:value-type="float">
            <text:p>0.9565217391</text:p>
          </table:table-cell>
          <table:table-cell table:formula="of:=1-[.H165]" office:value-type="float" office:value="0.0434782608695652" calcext:value-type="float">
            <text:p>0.0434782609</text:p>
          </table:table-cell>
        </table:table-row>
        <table:table-row table:style-name="ro1">
          <table:table-cell/>
          <table:table-cell office:value-type="float" office:value="0.934782608695652" calcext:value-type="float">
            <text:p>0.9347826087</text:p>
          </table:table-cell>
          <table:table-cell office:value-type="float" office:value="0.959627329192547" calcext:value-type="float">
            <text:p>0.9596273292</text:p>
          </table:table-cell>
          <table:table-cell table:number-columns-repeated="4"/>
          <table:table-cell table:formula="of:=AVERAGE([.B166:.F166])" office:value-type="float" office:value="0.947204968944099" calcext:value-type="float">
            <text:p>0.9472049689</text:p>
          </table:table-cell>
          <table:table-cell table:formula="of:=1-[.H166]" office:value-type="float" office:value="0.0527950310559007" calcext:value-type="float">
            <text:p>0.0527950311</text:p>
          </table:table-cell>
        </table:table-row>
        <table:table-row table:style-name="ro1">
          <table:table-cell/>
          <table:table-cell office:value-type="float" office:value="0.959627329192547" calcext:value-type="float">
            <text:p>0.9596273292</text:p>
          </table:table-cell>
          <table:table-cell office:value-type="float" office:value="0.940993788819876" calcext:value-type="float">
            <text:p>0.9409937888</text:p>
          </table:table-cell>
          <table:table-cell table:number-columns-repeated="4"/>
          <table:table-cell table:formula="of:=AVERAGE([.B167:.F167])" office:value-type="float" office:value="0.950310559006211" calcext:value-type="float">
            <text:p>0.950310559</text:p>
          </table:table-cell>
          <table:table-cell table:formula="of:=1-[.H167]" office:value-type="float" office:value="0.0496894409937888" calcext:value-type="float">
            <text:p>0.049689441</text:p>
          </table:table-cell>
        </table:table-row>
        <table:table-row table:style-name="ro1">
          <table:table-cell/>
          <table:table-cell office:value-type="float" office:value="0.962732919254658" calcext:value-type="float">
            <text:p>0.9627329193</text:p>
          </table:table-cell>
          <table:table-cell office:value-type="float" office:value="0.953416149068323" calcext:value-type="float">
            <text:p>0.9534161491</text:p>
          </table:table-cell>
          <table:table-cell table:number-columns-repeated="4"/>
          <table:table-cell table:formula="of:=AVERAGE([.B168:.F168])" office:value-type="float" office:value="0.958074534161491" calcext:value-type="float">
            <text:p>0.9580745342</text:p>
          </table:table-cell>
          <table:table-cell table:formula="of:=1-[.H168]" office:value-type="float" office:value="0.0419254658385093" calcext:value-type="float">
            <text:p>0.0419254658</text:p>
          </table:table-cell>
        </table:table-row>
        <table:table-row table:style-name="ro1">
          <table:table-cell/>
          <table:table-cell office:value-type="float" office:value="0.950310559006211" calcext:value-type="float">
            <text:p>0.950310559</text:p>
          </table:table-cell>
          <table:table-cell office:value-type="float" office:value="0.937888198757764" calcext:value-type="float">
            <text:p>0.9378881988</text:p>
          </table:table-cell>
          <table:table-cell table:number-columns-repeated="4"/>
          <table:table-cell table:formula="of:=AVERAGE([.B169:.F169])" office:value-type="float" office:value="0.944099378881988" calcext:value-type="float">
            <text:p>0.9440993789</text:p>
          </table:table-cell>
          <table:table-cell table:formula="of:=1-[.H169]" office:value-type="float" office:value="0.0559006211180124" calcext:value-type="float">
            <text:p>0.0559006211</text:p>
          </table:table-cell>
        </table:table-row>
        <table:table-row table:style-name="ro1">
          <table:table-cell/>
          <table:table-cell office:value-type="float" office:value="0.959627329192547" calcext:value-type="float">
            <text:p>0.9596273292</text:p>
          </table:table-cell>
          <table:table-cell office:value-type="float" office:value="0.953416149068323" calcext:value-type="float">
            <text:p>0.9534161491</text:p>
          </table:table-cell>
          <table:table-cell table:number-columns-repeated="4"/>
          <table:table-cell table:formula="of:=AVERAGE([.B170:.F170])" office:value-type="float" office:value="0.956521739130435" calcext:value-type="float">
            <text:p>0.9565217391</text:p>
          </table:table-cell>
          <table:table-cell table:formula="of:=1-[.H170]" office:value-type="float" office:value="0.0434782608695652" calcext:value-type="float">
            <text:p>0.0434782609</text:p>
          </table:table-cell>
        </table:table-row>
        <table:table-row table:style-name="ro1">
          <table:table-cell/>
          <table:table-cell office:value-type="float" office:value="0.950310559006211" calcext:value-type="float">
            <text:p>0.950310559</text:p>
          </table:table-cell>
          <table:table-cell office:value-type="float" office:value="0.947204968944099" calcext:value-type="float">
            <text:p>0.9472049689</text:p>
          </table:table-cell>
          <table:table-cell table:number-columns-repeated="4"/>
          <table:table-cell table:formula="of:=AVERAGE([.B171:.F171])" office:value-type="float" office:value="0.948757763975155" calcext:value-type="float">
            <text:p>0.948757764</text:p>
          </table:table-cell>
          <table:table-cell table:formula="of:=1-[.H171]" office:value-type="float" office:value="0.0512422360248448" calcext:value-type="float">
            <text:p>0.051242236</text:p>
          </table:table-cell>
        </table:table-row>
        <table:table-row table:style-name="ro1">
          <table:table-cell/>
          <table:table-cell office:value-type="float" office:value="0.956521739130435" calcext:value-type="float">
            <text:p>0.9565217391</text:p>
          </table:table-cell>
          <table:table-cell office:value-type="float" office:value="0.950310559006211" calcext:value-type="float">
            <text:p>0.950310559</text:p>
          </table:table-cell>
          <table:table-cell table:number-columns-repeated="4"/>
          <table:table-cell table:formula="of:=AVERAGE([.B172:.F172])" office:value-type="float" office:value="0.953416149068323" calcext:value-type="float">
            <text:p>0.9534161491</text:p>
          </table:table-cell>
          <table:table-cell table:formula="of:=1-[.H172]" office:value-type="float" office:value="0.0465838509316769" calcext:value-type="float">
            <text:p>0.0465838509</text:p>
          </table:table-cell>
        </table:table-row>
        <table:table-row table:style-name="ro1">
          <table:table-cell/>
          <table:table-cell office:value-type="float" office:value="0.962732919254658" calcext:value-type="float">
            <text:p>0.9627329193</text:p>
          </table:table-cell>
          <table:table-cell office:value-type="float" office:value="0.972049689440994" calcext:value-type="float">
            <text:p>0.9720496894</text:p>
          </table:table-cell>
          <table:table-cell table:number-columns-repeated="4"/>
          <table:table-cell table:formula="of:=AVERAGE([.B173:.F173])" office:value-type="float" office:value="0.967391304347826" calcext:value-type="float">
            <text:p>0.9673913043</text:p>
          </table:table-cell>
          <table:table-cell table:formula="of:=1-[.H173]" office:value-type="float" office:value="0.0326086956521738" calcext:value-type="float">
            <text:p>0.0326086957</text:p>
          </table:table-cell>
        </table:table-row>
        <table:table-row table:style-name="ro1">
          <table:table-cell/>
          <table:table-cell table:number-columns-repeated="2" office:value-type="float" office:value="0.944099378881988" calcext:value-type="float">
            <text:p>0.9440993789</text:p>
          </table:table-cell>
          <table:table-cell table:number-columns-repeated="4"/>
          <table:table-cell table:formula="of:=AVERAGE([.B174:.F174])" office:value-type="float" office:value="0.944099378881988" calcext:value-type="float">
            <text:p>0.9440993789</text:p>
          </table:table-cell>
          <table:table-cell table:formula="of:=1-[.H174]" office:value-type="float" office:value="0.0559006211180124" calcext:value-type="float">
            <text:p>0.0559006211</text:p>
          </table:table-cell>
        </table:table-row>
        <table:table-row table:style-name="ro1">
          <table:table-cell/>
          <table:table-cell office:value-type="float" office:value="0.962732919254658" calcext:value-type="float">
            <text:p>0.9627329193</text:p>
          </table:table-cell>
          <table:table-cell office:value-type="float" office:value="0.940993788819876" calcext:value-type="float">
            <text:p>0.9409937888</text:p>
          </table:table-cell>
          <table:table-cell table:number-columns-repeated="4"/>
          <table:table-cell table:formula="of:=AVERAGE([.B175:.F175])" office:value-type="float" office:value="0.951863354037267" calcext:value-type="float">
            <text:p>0.951863354</text:p>
          </table:table-cell>
          <table:table-cell table:formula="of:=1-[.H175]" office:value-type="float" office:value="0.0481366459627328" calcext:value-type="float">
            <text:p>0.048136646</text:p>
          </table:table-cell>
        </table:table-row>
        <table:table-row table:style-name="ro1">
          <table:table-cell/>
          <table:table-cell office:value-type="float" office:value="0.947204968944099" calcext:value-type="float">
            <text:p>0.9472049689</text:p>
          </table:table-cell>
          <table:table-cell office:value-type="float" office:value="0.956521739130435" calcext:value-type="float">
            <text:p>0.9565217391</text:p>
          </table:table-cell>
          <table:table-cell table:number-columns-repeated="4"/>
          <table:table-cell table:formula="of:=AVERAGE([.B176:.F176])" office:value-type="float" office:value="0.951863354037267" calcext:value-type="float">
            <text:p>0.951863354</text:p>
          </table:table-cell>
          <table:table-cell table:formula="of:=1-[.H176]" office:value-type="float" office:value="0.048136645962733" calcext:value-type="float">
            <text:p>0.048136646</text:p>
          </table:table-cell>
        </table:table-row>
        <table:table-row table:style-name="ro1">
          <table:table-cell/>
          <table:table-cell office:value-type="float" office:value="0.959627329192547" calcext:value-type="float">
            <text:p>0.9596273292</text:p>
          </table:table-cell>
          <table:table-cell office:value-type="float" office:value="0.937888198757764" calcext:value-type="float">
            <text:p>0.9378881988</text:p>
          </table:table-cell>
          <table:table-cell table:number-columns-repeated="4"/>
          <table:table-cell table:formula="of:=AVERAGE([.B177:.F177])" office:value-type="float" office:value="0.948757763975155" calcext:value-type="float">
            <text:p>0.948757764</text:p>
          </table:table-cell>
          <table:table-cell table:formula="of:=1-[.H177]" office:value-type="float" office:value="0.0512422360248447" calcext:value-type="float">
            <text:p>0.051242236</text:p>
          </table:table-cell>
        </table:table-row>
        <table:table-row table:style-name="ro1">
          <table:table-cell/>
          <table:table-cell office:value-type="float" office:value="0.953416149068323" calcext:value-type="float">
            <text:p>0.9534161491</text:p>
          </table:table-cell>
          <table:table-cell office:value-type="float" office:value="0.944099378881988" calcext:value-type="float">
            <text:p>0.9440993789</text:p>
          </table:table-cell>
          <table:table-cell table:number-columns-repeated="4"/>
          <table:table-cell table:formula="of:=AVERAGE([.B178:.F178])" office:value-type="float" office:value="0.948757763975155" calcext:value-type="float">
            <text:p>0.948757764</text:p>
          </table:table-cell>
          <table:table-cell table:formula="of:=1-[.H178]" office:value-type="float" office:value="0.0512422360248447" calcext:value-type="float">
            <text:p>0.051242236</text:p>
          </table:table-cell>
        </table:table-row>
        <table:table-row table:style-name="ro1">
          <table:table-cell/>
          <table:table-cell table:number-columns-repeated="2" office:value-type="float" office:value="0.947204968944099" calcext:value-type="float">
            <text:p>0.9472049689</text:p>
          </table:table-cell>
          <table:table-cell table:number-columns-repeated="4"/>
          <table:table-cell table:formula="of:=AVERAGE([.B179:.F179])" office:value-type="float" office:value="0.947204968944099" calcext:value-type="float">
            <text:p>0.9472049689</text:p>
          </table:table-cell>
          <table:table-cell table:formula="of:=1-[.H179]" office:value-type="float" office:value="0.0527950310559008" calcext:value-type="float">
            <text:p>0.0527950311</text:p>
          </table:table-cell>
        </table:table-row>
        <table:table-row table:style-name="ro1">
          <table:table-cell/>
          <table:table-cell office:value-type="float" office:value="0.953416149068323" calcext:value-type="float">
            <text:p>0.9534161491</text:p>
          </table:table-cell>
          <table:table-cell office:value-type="float" office:value="0.947204968944099" calcext:value-type="float">
            <text:p>0.9472049689</text:p>
          </table:table-cell>
          <table:table-cell table:number-columns-repeated="4"/>
          <table:table-cell table:formula="of:=AVERAGE([.B180:.F180])" office:value-type="float" office:value="0.950310559006211" calcext:value-type="float">
            <text:p>0.950310559</text:p>
          </table:table-cell>
          <table:table-cell table:formula="of:=1-[.H180]" office:value-type="float" office:value="0.0496894409937889" calcext:value-type="float">
            <text:p>0.049689441</text:p>
          </table:table-cell>
        </table:table-row>
        <table:table-row table:style-name="ro1">
          <table:table-cell/>
          <table:table-cell office:value-type="float" office:value="0.956521739130435" calcext:value-type="float">
            <text:p>0.9565217391</text:p>
          </table:table-cell>
          <table:table-cell office:value-type="float" office:value="0.940993788819876" calcext:value-type="float">
            <text:p>0.9409937888</text:p>
          </table:table-cell>
          <table:table-cell table:number-columns-repeated="4"/>
          <table:table-cell table:formula="of:=AVERAGE([.B181:.F181])" office:value-type="float" office:value="0.948757763975155" calcext:value-type="float">
            <text:p>0.948757764</text:p>
          </table:table-cell>
          <table:table-cell table:formula="of:=1-[.H181]" office:value-type="float" office:value="0.0512422360248447" calcext:value-type="float">
            <text:p>0.051242236</text:p>
          </table:table-cell>
        </table:table-row>
        <table:table-row table:style-name="ro1">
          <table:table-cell/>
          <table:table-cell office:value-type="float" office:value="0.937888198757764" calcext:value-type="float">
            <text:p>0.9378881988</text:p>
          </table:table-cell>
          <table:table-cell office:value-type="float" office:value="0.940993788819876" calcext:value-type="float">
            <text:p>0.9409937888</text:p>
          </table:table-cell>
          <table:table-cell table:number-columns-repeated="4"/>
          <table:table-cell table:formula="of:=AVERAGE([.B182:.F182])" office:value-type="float" office:value="0.93944099378882" calcext:value-type="float">
            <text:p>0.9394409938</text:p>
          </table:table-cell>
          <table:table-cell table:formula="of:=1-[.H182]" office:value-type="float" office:value="0.06055900621118" calcext:value-type="float">
            <text:p>0.0605590062</text:p>
          </table:table-cell>
        </table:table-row>
        <table:table-row table:style-name="ro1">
          <table:table-cell/>
          <table:table-cell office:value-type="float" office:value="0.959627329192547" calcext:value-type="float">
            <text:p>0.9596273292</text:p>
          </table:table-cell>
          <table:table-cell office:value-type="float" office:value="0.940993788819876" calcext:value-type="float">
            <text:p>0.9409937888</text:p>
          </table:table-cell>
          <table:table-cell table:number-columns-repeated="4"/>
          <table:table-cell table:formula="of:=AVERAGE([.B183:.F183])" office:value-type="float" office:value="0.950310559006211" calcext:value-type="float">
            <text:p>0.950310559</text:p>
          </table:table-cell>
          <table:table-cell table:formula="of:=1-[.H183]" office:value-type="float" office:value="0.0496894409937888" calcext:value-type="float">
            <text:p>0.049689441</text:p>
          </table:table-cell>
        </table:table-row>
        <table:table-row table:style-name="ro1">
          <table:table-cell/>
          <table:table-cell office:value-type="float" office:value="0.950310559006211" calcext:value-type="float">
            <text:p>0.950310559</text:p>
          </table:table-cell>
          <table:table-cell table:number-columns-repeated="5"/>
          <table:table-cell table:formula="of:=AVERAGE([.B184:.F184])" office:value-type="float" office:value="0.950310559006211" calcext:value-type="float">
            <text:p>0.950310559</text:p>
          </table:table-cell>
          <table:table-cell table:formula="of:=1-[.H184]" office:value-type="float" office:value="0.0496894409937888" calcext:value-type="float">
            <text:p>0.049689441</text:p>
          </table:table-cell>
        </table:table-row>
        <table:table-row table:style-name="ro1">
          <table:table-cell/>
          <table:table-cell office:value-type="float" office:value="0.944099378881988" calcext:value-type="float">
            <text:p>0.9440993789</text:p>
          </table:table-cell>
          <table:table-cell table:number-columns-repeated="5"/>
          <table:table-cell table:formula="of:=AVERAGE([.B185:.F185])" office:value-type="float" office:value="0.944099378881988" calcext:value-type="float">
            <text:p>0.9440993789</text:p>
          </table:table-cell>
          <table:table-cell table:formula="of:=1-[.H185]" office:value-type="float" office:value="0.0559006211180124" calcext:value-type="float">
            <text:p>0.0559006211</text:p>
          </table:table-cell>
        </table:table-row>
        <table:table-row table:style-name="ro1">
          <table:table-cell/>
          <table:table-cell office:value-type="float" office:value="0.940993788819876" calcext:value-type="float">
            <text:p>0.9409937888</text:p>
          </table:table-cell>
          <table:table-cell table:number-columns-repeated="5"/>
          <table:table-cell table:formula="of:=AVERAGE([.B186:.F186])" office:value-type="float" office:value="0.940993788819876" calcext:value-type="float">
            <text:p>0.9409937888</text:p>
          </table:table-cell>
          <table:table-cell table:formula="of:=1-[.H186]" office:value-type="float" office:value="0.0590062111801242" calcext:value-type="float">
            <text:p>0.0590062112</text:p>
          </table:table-cell>
        </table:table-row>
        <table:table-row table:style-name="ro1">
          <table:table-cell/>
          <table:table-cell office:value-type="float" office:value="0.96583850931677" calcext:value-type="float">
            <text:p>0.9658385093</text:p>
          </table:table-cell>
          <table:table-cell table:number-columns-repeated="5"/>
          <table:table-cell table:formula="of:=AVERAGE([.B187:.F187])" office:value-type="float" office:value="0.96583850931677" calcext:value-type="float">
            <text:p>0.9658385093</text:p>
          </table:table-cell>
          <table:table-cell table:formula="of:=1-[.H187]" office:value-type="float" office:value="0.0341614906832298" calcext:value-type="float">
            <text:p>0.0341614907</text:p>
          </table:table-cell>
        </table:table-row>
        <table:table-row table:style-name="ro1">
          <table:table-cell/>
          <table:table-cell office:value-type="float" office:value="0.944099378881988" calcext:value-type="float">
            <text:p>0.9440993789</text:p>
          </table:table-cell>
          <table:table-cell table:number-columns-repeated="5"/>
          <table:table-cell table:formula="of:=AVERAGE([.B188:.F188])" office:value-type="float" office:value="0.944099378881988" calcext:value-type="float">
            <text:p>0.9440993789</text:p>
          </table:table-cell>
          <table:table-cell table:formula="of:=1-[.H188]" office:value-type="float" office:value="0.0559006211180124" calcext:value-type="float">
            <text:p>0.0559006211</text:p>
          </table:table-cell>
        </table:table-row>
        <table:table-row table:style-name="ro1">
          <table:table-cell/>
          <table:table-cell office:value-type="float" office:value="0.93167701863354" calcext:value-type="float">
            <text:p>0.9316770186</text:p>
          </table:table-cell>
          <table:table-cell table:number-columns-repeated="5"/>
          <table:table-cell table:formula="of:=AVERAGE([.B189:.F189])" office:value-type="float" office:value="0.93167701863354" calcext:value-type="float">
            <text:p>0.9316770186</text:p>
          </table:table-cell>
          <table:table-cell table:formula="of:=1-[.H189]" office:value-type="float" office:value="0.0683229813664596" calcext:value-type="float">
            <text:p>0.0683229814</text:p>
          </table:table-cell>
        </table:table-row>
        <table:table-row table:style-name="ro1">
          <table:table-cell/>
          <table:table-cell office:value-type="float" office:value="0.940993788819876" calcext:value-type="float">
            <text:p>0.9409937888</text:p>
          </table:table-cell>
          <table:table-cell table:number-columns-repeated="5"/>
          <table:table-cell table:formula="of:=AVERAGE([.B190:.F190])" office:value-type="float" office:value="0.940993788819876" calcext:value-type="float">
            <text:p>0.9409937888</text:p>
          </table:table-cell>
          <table:table-cell table:formula="of:=1-[.H190]" office:value-type="float" office:value="0.0590062111801242" calcext:value-type="float">
            <text:p>0.0590062112</text:p>
          </table:table-cell>
        </table:table-row>
        <table:table-row table:style-name="ro1">
          <table:table-cell/>
          <table:table-cell office:value-type="float" office:value="0.956521739130435" calcext:value-type="float">
            <text:p>0.9565217391</text:p>
          </table:table-cell>
          <table:table-cell table:number-columns-repeated="5"/>
          <table:table-cell table:formula="of:=AVERAGE([.B191:.F191])" office:value-type="float" office:value="0.956521739130435" calcext:value-type="float">
            <text:p>0.9565217391</text:p>
          </table:table-cell>
          <table:table-cell table:formula="of:=1-[.H191]" office:value-type="float" office:value="0.0434782608695652" calcext:value-type="float">
            <text:p>0.0434782609</text:p>
          </table:table-cell>
        </table:table-row>
        <table:table-row table:style-name="ro1">
          <table:table-cell/>
          <table:table-cell office:value-type="float" office:value="0.947204968944099" calcext:value-type="float">
            <text:p>0.9472049689</text:p>
          </table:table-cell>
          <table:table-cell table:number-columns-repeated="5"/>
          <table:table-cell table:formula="of:=AVERAGE([.B192:.F192])" office:value-type="float" office:value="0.947204968944099" calcext:value-type="float">
            <text:p>0.9472049689</text:p>
          </table:table-cell>
          <table:table-cell table:formula="of:=1-[.H192]" office:value-type="float" office:value="0.0527950310559008" calcext:value-type="float">
            <text:p>0.0527950311</text:p>
          </table:table-cell>
        </table:table-row>
        <table:table-row table:style-name="ro1">
          <table:table-cell/>
          <table:table-cell office:value-type="float" office:value="0.968944099378882" calcext:value-type="float">
            <text:p>0.9689440994</text:p>
          </table:table-cell>
          <table:table-cell table:number-columns-repeated="5"/>
          <table:table-cell table:formula="of:=AVERAGE([.B193:.F193])" office:value-type="float" office:value="0.968944099378882" calcext:value-type="float">
            <text:p>0.9689440994</text:p>
          </table:table-cell>
          <table:table-cell table:formula="of:=1-[.H193]" office:value-type="float" office:value="0.031055900621118" calcext:value-type="float">
            <text:p>0.0310559006</text:p>
          </table:table-cell>
        </table:table-row>
        <table:table-row table:style-name="ro1">
          <table:table-cell/>
          <table:table-cell office:value-type="float" office:value="0.940993788819876" calcext:value-type="float">
            <text:p>0.9409937888</text:p>
          </table:table-cell>
          <table:table-cell table:number-columns-repeated="5"/>
          <table:table-cell table:formula="of:=AVERAGE([.B194:.F194])" office:value-type="float" office:value="0.940993788819876" calcext:value-type="float">
            <text:p>0.9409937888</text:p>
          </table:table-cell>
          <table:table-cell table:formula="of:=1-[.H194]" office:value-type="float" office:value="0.0590062111801242" calcext:value-type="float">
            <text:p>0.0590062112</text:p>
          </table:table-cell>
        </table:table-row>
        <table:table-row table:style-name="ro1">
          <table:table-cell/>
          <table:table-cell office:value-type="float" office:value="0.950310559006211" calcext:value-type="float">
            <text:p>0.950310559</text:p>
          </table:table-cell>
          <table:table-cell table:number-columns-repeated="5"/>
          <table:table-cell table:formula="of:=AVERAGE([.B195:.F195])" office:value-type="float" office:value="0.950310559006211" calcext:value-type="float">
            <text:p>0.950310559</text:p>
          </table:table-cell>
          <table:table-cell table:formula="of:=1-[.H195]" office:value-type="float" office:value="0.0496894409937888" calcext:value-type="float">
            <text:p>0.049689441</text:p>
          </table:table-cell>
        </table:table-row>
        <table:table-row table:style-name="ro1">
          <table:table-cell/>
          <table:table-cell office:value-type="float" office:value="0.959627329192547" calcext:value-type="float">
            <text:p>0.9596273292</text:p>
          </table:table-cell>
          <table:table-cell table:number-columns-repeated="5"/>
          <table:table-cell table:formula="of:=AVERAGE([.B196:.F196])" office:value-type="float" office:value="0.959627329192547" calcext:value-type="float">
            <text:p>0.9596273292</text:p>
          </table:table-cell>
          <table:table-cell table:formula="of:=1-[.H196]" office:value-type="float" office:value="0.0403726708074534" calcext:value-type="float">
            <text:p>0.0403726708</text:p>
          </table:table-cell>
        </table:table-row>
        <table:table-row table:style-name="ro1">
          <table:table-cell/>
          <table:table-cell office:value-type="float" office:value="0.959627329192547" calcext:value-type="float">
            <text:p>0.9596273292</text:p>
          </table:table-cell>
          <table:table-cell table:number-columns-repeated="5"/>
          <table:table-cell table:formula="of:=AVERAGE([.B197:.F197])" office:value-type="float" office:value="0.959627329192547" calcext:value-type="float">
            <text:p>0.9596273292</text:p>
          </table:table-cell>
          <table:table-cell table:formula="of:=1-[.H197]" office:value-type="float" office:value="0.0403726708074534" calcext:value-type="float">
            <text:p>0.0403726708</text:p>
          </table:table-cell>
        </table:table-row>
        <table:table-row table:style-name="ro1">
          <table:table-cell/>
          <table:table-cell office:value-type="float" office:value="0.947204968944099" calcext:value-type="float">
            <text:p>0.9472049689</text:p>
          </table:table-cell>
          <table:table-cell table:number-columns-repeated="5"/>
          <table:table-cell table:formula="of:=AVERAGE([.B198:.F198])" office:value-type="float" office:value="0.947204968944099" calcext:value-type="float">
            <text:p>0.9472049689</text:p>
          </table:table-cell>
          <table:table-cell table:formula="of:=1-[.H198]" office:value-type="float" office:value="0.0527950310559008" calcext:value-type="float">
            <text:p>0.0527950311</text:p>
          </table:table-cell>
        </table:table-row>
        <table:table-row table:style-name="ro1">
          <table:table-cell/>
          <table:table-cell office:value-type="float" office:value="0.944099378881988" calcext:value-type="float">
            <text:p>0.9440993789</text:p>
          </table:table-cell>
          <table:table-cell table:number-columns-repeated="5"/>
          <table:table-cell table:formula="of:=AVERAGE([.B199:.F199])" office:value-type="float" office:value="0.944099378881988" calcext:value-type="float">
            <text:p>0.9440993789</text:p>
          </table:table-cell>
          <table:table-cell table:formula="of:=1-[.H199]" office:value-type="float" office:value="0.0559006211180124" calcext:value-type="float">
            <text:p>0.0559006211</text:p>
          </table:table-cell>
        </table:table-row>
        <table:table-row table:style-name="ro1">
          <table:table-cell/>
          <table:table-cell office:value-type="float" office:value="0.934782608695652" calcext:value-type="float">
            <text:p>0.9347826087</text:p>
          </table:table-cell>
          <table:table-cell table:number-columns-repeated="5"/>
          <table:table-cell table:formula="of:=AVERAGE([.B200:.F200])" office:value-type="float" office:value="0.934782608695652" calcext:value-type="float">
            <text:p>0.9347826087</text:p>
          </table:table-cell>
          <table:table-cell table:formula="of:=1-[.H200]" office:value-type="float" office:value="0.0652173913043478" calcext:value-type="float">
            <text:p>0.0652173913</text:p>
          </table:table-cell>
        </table:table-row>
        <table:table-row table:style-name="ro1">
          <table:table-cell/>
          <table:table-cell office:value-type="float" office:value="0.953416149068323" calcext:value-type="float">
            <text:p>0.9534161491</text:p>
          </table:table-cell>
          <table:table-cell table:number-columns-repeated="5"/>
          <table:table-cell table:formula="of:=AVERAGE([.B201:.F201])" office:value-type="float" office:value="0.953416149068323" calcext:value-type="float">
            <text:p>0.9534161491</text:p>
          </table:table-cell>
          <table:table-cell table:formula="of:=1-[.H201]" office:value-type="float" office:value="0.0465838509316769" calcext:value-type="float">
            <text:p>0.0465838509</text:p>
          </table:table-cell>
        </table:table-row>
        <table:table-row table:style-name="ro1">
          <table:table-cell/>
          <table:table-cell office:value-type="float" office:value="0.959627329192547" calcext:value-type="float">
            <text:p>0.9596273292</text:p>
          </table:table-cell>
          <table:table-cell table:number-columns-repeated="5"/>
          <table:table-cell table:formula="of:=AVERAGE([.B202:.F202])" office:value-type="float" office:value="0.959627329192547" calcext:value-type="float">
            <text:p>0.9596273292</text:p>
          </table:table-cell>
          <table:table-cell table:formula="of:=1-[.H202]" office:value-type="float" office:value="0.0403726708074534" calcext:value-type="float">
            <text:p>0.0403726708</text:p>
          </table:table-cell>
        </table:table-row>
        <table:table-row table:style-name="ro1">
          <table:table-cell/>
          <table:table-cell office:value-type="float" office:value="0.956521739130435" calcext:value-type="float">
            <text:p>0.9565217391</text:p>
          </table:table-cell>
          <table:table-cell table:number-columns-repeated="5"/>
          <table:table-cell table:formula="of:=AVERAGE([.B203:.F203])" office:value-type="float" office:value="0.956521739130435" calcext:value-type="float">
            <text:p>0.9565217391</text:p>
          </table:table-cell>
          <table:table-cell table:formula="of:=1-[.H203]" office:value-type="float" office:value="0.0434782608695652" calcext:value-type="float">
            <text:p>0.0434782609</text:p>
          </table:table-cell>
        </table:table-row>
        <table:table-row table:style-name="ro1">
          <table:table-cell/>
          <table:table-cell office:value-type="float" office:value="0.962732919254658" calcext:value-type="float">
            <text:p>0.9627329193</text:p>
          </table:table-cell>
          <table:table-cell table:number-columns-repeated="5"/>
          <table:table-cell table:formula="of:=AVERAGE([.B204:.F204])" office:value-type="float" office:value="0.962732919254658" calcext:value-type="float">
            <text:p>0.9627329193</text:p>
          </table:table-cell>
          <table:table-cell table:formula="of:=1-[.H204]" office:value-type="float" office:value="0.0372670807453416" calcext:value-type="float">
            <text:p>0.0372670807</text:p>
          </table:table-cell>
        </table:table-row>
        <table:table-row table:style-name="ro1">
          <table:table-cell/>
          <table:table-cell office:value-type="float" office:value="0.944099378881988" calcext:value-type="float">
            <text:p>0.9440993789</text:p>
          </table:table-cell>
          <table:table-cell table:number-columns-repeated="5"/>
          <table:table-cell table:formula="of:=AVERAGE([.B205:.F205])" office:value-type="float" office:value="0.944099378881988" calcext:value-type="float">
            <text:p>0.9440993789</text:p>
          </table:table-cell>
          <table:table-cell table:formula="of:=1-[.H205]" office:value-type="float" office:value="0.0559006211180124" calcext:value-type="float">
            <text:p>0.0559006211</text:p>
          </table:table-cell>
        </table:table-row>
        <table:table-row table:style-name="ro1">
          <table:table-cell/>
          <table:table-cell office:value-type="float" office:value="0.972049689440994" calcext:value-type="float">
            <text:p>0.9720496894</text:p>
          </table:table-cell>
          <table:table-cell table:number-columns-repeated="5"/>
          <table:table-cell table:formula="of:=AVERAGE([.B206:.F206])" office:value-type="float" office:value="0.972049689440994" calcext:value-type="float">
            <text:p>0.9720496894</text:p>
          </table:table-cell>
          <table:table-cell table:formula="of:=1-[.H206]" office:value-type="float" office:value="0.0279503105590062" calcext:value-type="float">
            <text:p>0.0279503106</text:p>
          </table:table-cell>
        </table:table-row>
        <table:table-row table:style-name="ro1">
          <table:table-cell/>
          <table:table-cell office:value-type="float" office:value="0.950310559006211" calcext:value-type="float">
            <text:p>0.950310559</text:p>
          </table:table-cell>
          <table:table-cell table:number-columns-repeated="5"/>
          <table:table-cell table:formula="of:=AVERAGE([.B207:.F207])" office:value-type="float" office:value="0.950310559006211" calcext:value-type="float">
            <text:p>0.950310559</text:p>
          </table:table-cell>
          <table:table-cell table:formula="of:=1-[.H207]" office:value-type="float" office:value="0.0496894409937888" calcext:value-type="float">
            <text:p>0.049689441</text:p>
          </table:table-cell>
        </table:table-row>
        <table:table-row table:style-name="ro1">
          <table:table-cell/>
          <table:table-cell office:value-type="float" office:value="0.959627329192547" calcext:value-type="float">
            <text:p>0.9596273292</text:p>
          </table:table-cell>
          <table:table-cell table:number-columns-repeated="5"/>
          <table:table-cell table:formula="of:=AVERAGE([.B208:.F208])" office:value-type="float" office:value="0.959627329192547" calcext:value-type="float">
            <text:p>0.9596273292</text:p>
          </table:table-cell>
          <table:table-cell table:formula="of:=1-[.H208]" office:value-type="float" office:value="0.0403726708074534" calcext:value-type="float">
            <text:p>0.0403726708</text:p>
          </table:table-cell>
        </table:table-row>
        <table:table-row table:style-name="ro1">
          <table:table-cell/>
          <table:table-cell office:value-type="float" office:value="0.947204968944099" calcext:value-type="float">
            <text:p>0.9472049689</text:p>
          </table:table-cell>
          <table:table-cell table:number-columns-repeated="5"/>
          <table:table-cell table:formula="of:=AVERAGE([.B209:.F209])" office:value-type="float" office:value="0.947204968944099" calcext:value-type="float">
            <text:p>0.9472049689</text:p>
          </table:table-cell>
          <table:table-cell table:formula="of:=1-[.H209]" office:value-type="float" office:value="0.0527950310559008" calcext:value-type="float">
            <text:p>0.0527950311</text:p>
          </table:table-cell>
        </table:table-row>
        <table:table-row table:style-name="ro1">
          <table:table-cell/>
          <table:table-cell office:value-type="float" office:value="0.940993788819876" calcext:value-type="float">
            <text:p>0.9409937888</text:p>
          </table:table-cell>
          <table:table-cell table:number-columns-repeated="5"/>
          <table:table-cell table:formula="of:=AVERAGE([.B210:.F210])" office:value-type="float" office:value="0.940993788819876" calcext:value-type="float">
            <text:p>0.9409937888</text:p>
          </table:table-cell>
          <table:table-cell table:formula="of:=1-[.H210]" office:value-type="float" office:value="0.0590062111801242" calcext:value-type="float">
            <text:p>0.0590062112</text:p>
          </table:table-cell>
        </table:table-row>
        <table:table-row table:style-name="ro1">
          <table:table-cell/>
          <table:table-cell office:value-type="float" office:value="0.956521739130435" calcext:value-type="float">
            <text:p>0.9565217391</text:p>
          </table:table-cell>
          <table:table-cell table:number-columns-repeated="5"/>
          <table:table-cell table:formula="of:=AVERAGE([.B211:.F211])" office:value-type="float" office:value="0.956521739130435" calcext:value-type="float">
            <text:p>0.9565217391</text:p>
          </table:table-cell>
          <table:table-cell table:formula="of:=1-[.H211]" office:value-type="float" office:value="0.0434782608695652" calcext:value-type="float">
            <text:p>0.0434782609</text:p>
          </table:table-cell>
        </table:table-row>
        <table:table-row table:style-name="ro1">
          <table:table-cell/>
          <table:table-cell office:value-type="float" office:value="0.947204968944099" calcext:value-type="float">
            <text:p>0.9472049689</text:p>
          </table:table-cell>
          <table:table-cell table:number-columns-repeated="5"/>
          <table:table-cell table:formula="of:=AVERAGE([.B212:.F212])" office:value-type="float" office:value="0.947204968944099" calcext:value-type="float">
            <text:p>0.9472049689</text:p>
          </table:table-cell>
          <table:table-cell table:formula="of:=1-[.H212]" office:value-type="float" office:value="0.0527950310559008" calcext:value-type="float">
            <text:p>0.0527950311</text:p>
          </table:table-cell>
        </table:table-row>
        <table:table-row table:style-name="ro1">
          <table:table-cell/>
          <table:table-cell office:value-type="float" office:value="0.947204968944099" calcext:value-type="float">
            <text:p>0.9472049689</text:p>
          </table:table-cell>
          <table:table-cell table:number-columns-repeated="5"/>
          <table:table-cell table:formula="of:=AVERAGE([.B213:.F213])" office:value-type="float" office:value="0.947204968944099" calcext:value-type="float">
            <text:p>0.9472049689</text:p>
          </table:table-cell>
          <table:table-cell table:formula="of:=1-[.H213]" office:value-type="float" office:value="0.0527950310559008" calcext:value-type="float">
            <text:p>0.0527950311</text:p>
          </table:table-cell>
        </table:table-row>
        <table:table-row table:style-name="ro1">
          <table:table-cell/>
          <table:table-cell office:value-type="float" office:value="0.947204968944099" calcext:value-type="float">
            <text:p>0.9472049689</text:p>
          </table:table-cell>
          <table:table-cell table:number-columns-repeated="5"/>
          <table:table-cell table:formula="of:=AVERAGE([.B214:.F214])" office:value-type="float" office:value="0.947204968944099" calcext:value-type="float">
            <text:p>0.9472049689</text:p>
          </table:table-cell>
          <table:table-cell table:formula="of:=1-[.H214]" office:value-type="float" office:value="0.0527950310559008" calcext:value-type="float">
            <text:p>0.0527950311</text:p>
          </table:table-cell>
        </table:table-row>
        <table:table-row table:style-name="ro1">
          <table:table-cell/>
          <table:table-cell office:value-type="float" office:value="0.953416149068323" calcext:value-type="float">
            <text:p>0.9534161491</text:p>
          </table:table-cell>
          <table:table-cell table:number-columns-repeated="5"/>
          <table:table-cell table:formula="of:=AVERAGE([.B215:.F215])" office:value-type="float" office:value="0.953416149068323" calcext:value-type="float">
            <text:p>0.9534161491</text:p>
          </table:table-cell>
          <table:table-cell table:formula="of:=1-[.H215]" office:value-type="float" office:value="0.0465838509316769" calcext:value-type="float">
            <text:p>0.0465838509</text:p>
          </table:table-cell>
        </table:table-row>
        <table:table-row table:style-name="ro1">
          <table:table-cell/>
          <table:table-cell office:value-type="float" office:value="0.956521739130435" calcext:value-type="float">
            <text:p>0.9565217391</text:p>
          </table:table-cell>
          <table:table-cell table:number-columns-repeated="5"/>
          <table:table-cell table:formula="of:=AVERAGE([.B216:.F216])" office:value-type="float" office:value="0.956521739130435" calcext:value-type="float">
            <text:p>0.9565217391</text:p>
          </table:table-cell>
          <table:table-cell table:formula="of:=1-[.H216]" office:value-type="float" office:value="0.0434782608695652" calcext:value-type="float">
            <text:p>0.0434782609</text:p>
          </table:table-cell>
        </table:table-row>
        <table:table-row table:style-name="ro1">
          <table:table-cell/>
          <table:table-cell office:value-type="float" office:value="0.950310559006211" calcext:value-type="float">
            <text:p>0.950310559</text:p>
          </table:table-cell>
          <table:table-cell table:number-columns-repeated="5"/>
          <table:table-cell table:formula="of:=AVERAGE([.B217:.F217])" office:value-type="float" office:value="0.950310559006211" calcext:value-type="float">
            <text:p>0.950310559</text:p>
          </table:table-cell>
          <table:table-cell table:formula="of:=1-[.H217]" office:value-type="float" office:value="0.0496894409937888" calcext:value-type="float">
            <text:p>0.049689441</text:p>
          </table:table-cell>
        </table:table-row>
      </table:table>
      <table:table table:name="Sheet2" table:style-name="ta1">
        <table:shapes>
          <draw:frame draw:z-index="0" draw:style-name="gr1" draw:text-style-name="P1" svg:width="542.44pt" svg:height="338.83pt" svg:x="753.17pt" svg:y="54.2pt">
            <loext:p draw:notify-on-update-of-ranges="Sheet2.A9:Sheet2.A12 Sheet2.B9:Sheet2.B12 Sheet2.A14:Sheet2.A17 Sheet2.B14:Sheet2.B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42.44pt" svg:height="338.83pt" svg:x="42.94pt" svg:y="234.94pt">
            <loext:p draw:notify-on-update-of-ranges="Sheet2.D9:Sheet2.D12 Sheet2.E9:Sheet2.E12 Sheet2.D14:Sheet2.D17 Sheet2.E14:Sheet2.E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line draw:z-index="2" draw:style-name="gr2" draw:text-style-name="P2" svg:x1="1061.46pt" svg:y1="343.33pt" svg:x2="1088.79pt" svg:y2="107.66pt">
            <text:p/>
          </draw:line>
          <draw:line draw:z-index="3" draw:style-name="gr2" draw:text-style-name="P2" svg:x1="124.87pt" svg:y1="530.82pt" svg:x2="472.96pt" svg:y2="290.64pt">
            <text:p/>
          </draw:line>
        </table:shapes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>
            <text:p>LR=0.0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okedex</text:p>
          </table:table-cell>
          <table:table-cell office:value-type="float" office:value="10" calcext:value-type="float">
            <text:p>10</text:p>
          </table:table-cell>
          <table:table-cell office:value-type="float" office:value="7.6" calcext:value-type="float">
            <text:p>7.6</text:p>
          </table:table-cell>
          <table:table-cell office:value-type="float" office:value="6.6" calcext:value-type="float">
            <text:p>6.6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table:style-name="ce1" office:value-type="string" calcext:value-type="string">
            <text:p>FishnChips</text:p>
          </table:table-cell>
          <table:table-cell office:value-type="float" office:value="50.2" calcext:value-type="float">
            <text:p>50.2</text:p>
          </table:table-cell>
          <table:table-cell office:value-type="float" office:value="43.2" calcext:value-type="float">
            <text:p>43.2</text:p>
          </table:table-cell>
          <table:table-cell office:value-type="float" office:value="53.2" calcext:value-type="float">
            <text:p>53.2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Pokedex</text:p>
          </table:table-cell>
          <table:table-cell table:number-columns-repeated="2"/>
          <table:table-cell office:value-type="string" calcext:value-type="string">
            <text:p>Fishnchips</text:p>
          </table:table-cell>
          <table:table-cell/>
        </table:table-row>
        <table:table-row table:style-name="ro1">
          <table:table-cell office:value-type="string" calcext:value-type="string">
            <text:p>animal</text:p>
          </table:table-cell>
          <table:table-cell table:number-columns-repeated="2"/>
          <table:table-cell office:value-type="string" calcext:value-type="string">
            <text:p>fish</text:p>
          </table:table-cell>
          <table:table-cell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/>
          <table:table-cell office:value-type="float" office:value="-0.8" calcext:value-type="float">
            <text:p>-0.8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/>
          <table:table-cell office:value-type="float" office:value="-0.4" calcext:value-type="float">
            <text:p>-0.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-0.9" calcext:value-type="float">
            <text:p>-0.9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pokemon</text:p>
          </table:table-cell>
          <table:table-cell table:number-columns-repeated="2"/>
          <table:table-cell office:value-type="string" calcext:value-type="string">
            <text:p>chips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-0.9" calcext:value-type="float">
            <text:p>-0.9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3" calcext:value-type="float">
            <text:p>-0.3</text:p>
          </table:table-cell>
          <table:table-cell/>
          <table:table-cell office:value-type="float" office:value="-0.8" calcext:value-type="float">
            <text:p>-0.8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-0.4" calcext:value-type="float">
            <text:p>-0.4</text:p>
          </table:table-cell>
          <table:table-cell office:value-type="float" office:value="0.7" calcext:value-type="float">
            <text:p>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1131 902" svg:d="M564 0l-564 902h1131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1:28:06.363639730</meta:creation-date>
    <dc:date>2018-02-01T08:30:19.722279573</dc:date>
    <meta:editing-duration>P1DT9H</meta:editing-duration>
    <meta:editing-cycles>3</meta:editing-cycles>
    <meta:generator>LibreOffice/5.1.6.2$Linux_X86_64 LibreOffice_project/10m0$Build-2</meta:generator>
    <meta:document-statistic meta:table-count="2" meta:cell-count="128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2cm" svg:height="13.813cm" xlink:href=".." xlink:type="simple" chart:class="chart:line" chart:style-name="ch1">
        <chart:title svg:x="7.852cm" svg:y="0.412cm" chart:style-name="ch2">
          <text:p>Misclassification Rate vs Epoch</text:p>
        </chart:title>
        <chart:plot-area chart:style-name="ch3" table:cell-range-address="Sheet1.I6:Sheet1.I116" svg:x="1.453cm" svg:y="1.388cm" svg:width="19.403cm" svg:height="11.087cm">
          <chartooo:coordinate-region svg:x="2.365cm" svg:y="1.587cm" svg:width="18.491cm" svg:height="9.964cm"/>
          <chart:axis chart:dimension="x" chart:name="primary-x" chart:style-name="ch4">
            <chart:title svg:x="10.012cm" svg:y="12.751cm" chart:style-name="ch5">
              <text:p>Epoch Number</text:p>
            </chart:title>
          </chart:axis>
          <chart:axis chart:dimension="y" chart:name="primary-y" chart:style-name="ch6">
            <chart:title svg:x="0.449cm" svg:y="8.549cm" chart:style-name="ch7">
              <text:p>Misclassification Rate</text:p>
            </chart:title>
            <chart:grid chart:style-name="ch8" chart:class="major"/>
          </chart:axis>
          <chart:series chart:style-name="ch9" chart:values-cell-range-address="Sheet1.I6:Sheet1.I116" chart:class="chart:line">
            <chart:data-point chart:repeated="1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4285714285714">
                <text:p>0.114285714285714</text:p>
                <draw:g>
                  <svg:desc>Sheet1.I6:Sheet1.I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45341614906832">
                <text:p>0.07453416149068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1118012422359">
                <text:p>0.0621118012422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64596273291925">
                <text:p>0.0664596273291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21118012422361">
                <text:p>0.06211180124223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77018633540373">
                <text:p>0.0677018633540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14906832298135">
                <text:p>0.0614906832298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84472049689441">
                <text:p>0.04844720496894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90683229813664">
                <text:p>0.0490683229813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3416149068323">
                <text:p>0.0534161490683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47204968944099">
                <text:p>0.04472049689440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09316770186337">
                <text:p>0.05093167701863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21739130434783">
                <text:p>0.05217391304347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90683229813664">
                <text:p>0.04906832298136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27950310559004">
                <text:p>0.05279503105590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21739130434783">
                <text:p>0.05217391304347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90683229813665">
                <text:p>0.0490683229813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09316770186334">
                <text:p>0.05093167701863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4472049689442">
                <text:p>0.04844720496894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65838509316769">
                <text:p>0.04658385093167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47204968944099">
                <text:p>0.04472049689440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527950310559">
                <text:p>0.055279503105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40372670807454">
                <text:p>0.05403726708074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22360248447206">
                <text:p>0.04223602484472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40372670807454">
                <text:p>0.05403726708074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527950310559">
                <text:p>0.055279503105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78260869565219">
                <text:p>0.04782608695652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65217391304348">
                <text:p>0.05652173913043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78260869565217">
                <text:p>0.04782608695652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09937888198758">
                <text:p>0.04099378881987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84472049689441">
                <text:p>0.04844720496894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78260869565215">
                <text:p>0.04782608695652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9751552795031">
                <text:p>0.0397515527950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21739130434783">
                <text:p>0.05217391304347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34161490683228">
                <text:p>0.05341614906832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65838509316769">
                <text:p>0.04658385093167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85093167701864">
                <text:p>0.03850931677018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65838509316769">
                <text:p>0.04658385093167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47204968944099">
                <text:p>0.04472049689440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90683229813665">
                <text:p>0.04906832298136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84472049689442">
                <text:p>0.04844720496894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21739130434783">
                <text:p>0.05217391304347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78260869565217">
                <text:p>0.04782608695652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65838509316772">
                <text:p>0.04658385093167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91304347826088">
                <text:p>0.03913043478260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53416149068323">
                <text:p>0.04534161490683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28571428571429">
                <text:p>0.04285714285714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96894409937889">
                <text:p>0.0496894409937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47204968944099">
                <text:p>0.04472049689440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96894409937887">
                <text:p>0.04968944099378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40993788819876">
                <text:p>0.04409937888198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16149068322982">
                <text:p>0.04161490683229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59627329192547">
                <text:p>0.04596273291925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78260869565217">
                <text:p>0.04782608695652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47204968944099">
                <text:p>0.04472049689440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72049689440993">
                <text:p>0.04720496894409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90683229813665">
                <text:p>0.04906832298136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16149068322982">
                <text:p>0.04161490683229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72049689440993">
                <text:p>0.04720496894409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27950310559007">
                <text:p>0.05279503105590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28571428571427">
                <text:p>0.04285714285714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40372670807454">
                <text:p>0.05403726708074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96894409937889">
                <text:p>0.04968944099378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03105590062113">
                <text:p>0.05031055900621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53416149068323">
                <text:p>0.04534161490683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84472049689441">
                <text:p>0.04844720496894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65838509316769">
                <text:p>0.04658385093167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72049689440993">
                <text:p>0.04720496894409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90683229813664">
                <text:p>0.04906832298136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521739130434783">
                <text:p>0.05217391304347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96894409937887">
                <text:p>0.04968944099378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78260869565217">
                <text:p>0.04782608695652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59627329192547">
                <text:p>0.04596273291925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91304347826088">
                <text:p>0.03913043478260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47204968944099">
                <text:p>0.04472049689440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65838509316769">
                <text:p>0.04658385093167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59006211180124">
                <text:p>0.05590062111801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15527950310558">
                <text:p>0.05155279503105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59627329192547">
                <text:p>0.04596273291925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40993788819876">
                <text:p>0.04409937888198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515527950310559">
                <text:p>0.05155279503105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65838509316769">
                <text:p>0.04658385093167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53416149068323">
                <text:p>0.04534161490683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84472049689441">
                <text:p>0.04844720496894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22360248447203">
                <text:p>0.04223602484472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59627329192547">
                <text:p>0.04596273291925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9751552795031">
                <text:p>0.0397515527950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47204968944102">
                <text:p>0.04472049689441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9751552795031">
                <text:p>0.0397515527950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65838509316769">
                <text:p>0.04658385093167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540372670807454">
                <text:p>0.0540372670807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40993788819876">
                <text:p>0.04409937888198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28571428571429">
                <text:p>0.04285714285714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40993788819875">
                <text:p>0.0440993788819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90683229813665">
                <text:p>0.04906832298136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40993788819875">
                <text:p>0.0440993788819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28571428571429">
                <text:p>0.04285714285714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27950310559007">
                <text:p>0.05279503105590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65838509316769">
                <text:p>0.04658385093167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59627329192548">
                <text:p>0.04596273291925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96894409937889">
                <text:p>0.04968944099378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40993788819876">
                <text:p>0.04409937888198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09937888198758">
                <text:p>0.04099378881987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440993788819876">
                <text:p>0.04409937888198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72670807453416">
                <text:p>0.03726708074534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478260869565217">
                <text:p>0.04782608695652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72049689440993">
                <text:p>0.04720496894409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47204968944099">
                <text:p>0.04472049689440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403726708074534">
                <text:p>0.04037267080745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2c001e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ashed"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draw:stroke-dash="Fine_20_Dashe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137cm" svg:height="11.954cm" xlink:href=".." xlink:type="simple" chart:class="chart:scatter" chart:style-name="ch1">
        <chart:title svg:x="6.812cm" svg:y="0.375cm" chart:style-name="ch2">
          <text:p>Linearly Separable Dataset</text:p>
        </chart:title>
        <chart:legend svg:x="14.013cm" svg:y="8.663cm" style:legend-expansion="custom" chartooo:width="1.947cm" chartooo:height="1.096cm" style:legend-expansion-aspect-ratio="1.7764598540146" chart:style-name="ch3"/>
        <chart:plot-area chart:style-name="ch4" table:cell-range-address="Sheet2.A9:Sheet2.B12 Sheet2.B14:Sheet2.B17" chart:data-source-has-labels="row" svg:x="1.502cm" svg:y="1.495cm" svg:width="15.094cm" svg:height="9.513cm">
          <chartooo:coordinate-region svg:x="2.335cm" svg:y="1.694cm" svg:width="14.022cm" svg:height="8.667cm"/>
          <chart:axis chart:dimension="x" chart:name="primary-x" chart:style-name="ch5">
            <chart:title svg:x="8.521cm" svg:y="11.139cm" chart:style-name="ch6">
              <text:p>superpowers</text:p>
            </chart:title>
          </chart:axis>
          <chart:axis chart:dimension="y" chart:name="primary-y" chart:style-name="ch5">
            <chart:title svg:x="0.56cm" svg:y="7.499cm" chart:style-name="ch7">
              <text:p>lives-in-pokeball</text:p>
            </chart:title>
            <chart:grid chart:style-name="ch8" chart:class="major"/>
          </chart:axis>
          <chart:series chart:style-name="ch9" chart:values-cell-range-address="Sheet2.B9:Sheet2.B12" loext:label-string="animal" chart:class="chart:scatter">
            <chart:domain table:cell-range-address="Sheet2.A9:Sheet2.A12"/>
            <chart:data-point chart:repeated="4"/>
          </chart:series>
          <chart:series chart:style-name="ch10" chart:values-cell-range-address="Sheet2.B14:Sheet2.B17" loext:label-string="pokemon" chart:class="chart:scatter">
            <chart:domain table:cell-range-address="Sheet2.A14:Sheet2.A17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imal</text:p>
              </table:table-cell>
              <table:table-cell office:value-type="string">
                <text:p>Column A</text:p>
              </table:table-cell>
              <table:table-cell office:value-type="string">
                <text:p>pokem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">
                <text:p>-0.5</text:p>
                <draw:g>
                  <svg:desc>Sheet2.A9:Sheet2.A12</svg:desc>
                </draw:g>
              </table:table-cell>
              <table:table-cell office:value-type="float" office:value="0.6">
                <text:p>0.6</text:p>
                <draw:g>
                  <svg:desc>Sheet2.B9:Sheet2.B12</svg:desc>
                </draw:g>
              </table:table-cell>
              <table:table-cell office:value-type="float" office:value="0.7">
                <text:p>0.7</text:p>
                <draw:g>
                  <svg:desc>Sheet2.A14:Sheet2.A17</svg:desc>
                </draw:g>
              </table:table-cell>
              <table:table-cell office:value-type="float" office:value="0.2">
                <text:p>0.2</text:p>
                <draw:g>
                  <svg:desc>Sheet2.B14:Sheet2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0.6">
                <text:p>-0.6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">
                <text:p>-0.1</text:p>
              </table:table-cell>
              <table:table-cell office:value-type="float" office:value="-0.8">
                <text:p>-0.8</text:p>
              </table:table-cell>
              <table:table-cell office:value-type="float" office:value="0.2">
                <text:p>0.2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-0.1">
                <text:p>-0.1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2c001e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dash" draw:stroke-dash="Fine_20_Dashed"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draw:stroke-dash="Fine_20_Dashe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137cm" svg:height="11.954cm" xlink:href=".." xlink:type="simple" chart:class="chart:scatter" chart:style-name="ch1">
        <chart:title svg:x="6.336cm" svg:y="0.375cm" chart:style-name="ch2">
          <text:p>Non-Linearly Separable Dataset</text:p>
        </chart:title>
        <chart:legend svg:x="13.491cm" svg:y="9.192cm" style:legend-expansion="custom" chartooo:width="1.365cm" chartooo:height="1.096cm" style:legend-expansion-aspect-ratio="1.24543795620438" chart:style-name="ch3"/>
        <chart:plot-area chart:style-name="ch4" table:cell-range-address="Sheet2.D9:Sheet2.E12 Sheet2.E14:Sheet2.E17" chart:data-source-has-labels="row" svg:x="1.502cm" svg:y="1.496cm" svg:width="15.149cm" svg:height="9.879cm">
          <chartooo:coordinate-region svg:x="2.335cm" svg:y="1.695cm" svg:width="14.023cm" svg:height="9.033cm"/>
          <chart:axis chart:dimension="x" chart:name="primary-x" chart:style-name="ch5">
            <chart:title svg:x="8.939cm" svg:y="11.288cm" chart:style-name="ch6">
              <text:p>x</text:p>
            </chart:title>
          </chart:axis>
          <chart:axis chart:dimension="y" chart:name="primary-y" chart:style-name="ch7">
            <chart:title svg:x="0.56cm" svg:y="6.572cm" chart:style-name="ch8">
              <text:p>y</text:p>
            </chart:title>
            <chart:grid chart:style-name="ch9" chart:class="major"/>
          </chart:axis>
          <chart:series chart:style-name="ch10" chart:values-cell-range-address="Sheet2.E9:Sheet2.E12" loext:label-string="fish" chart:class="chart:scatter">
            <chart:domain table:cell-range-address="Sheet2.D9:Sheet2.D12"/>
            <chart:data-point chart:repeated="4"/>
          </chart:series>
          <chart:series chart:style-name="ch11" chart:values-cell-range-address="Sheet2.E14:Sheet2.E17" loext:label-string="chips" chart:class="chart:scatter">
            <chart:domain table:cell-range-address="Sheet2.D14:Sheet2.D17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ish</text:p>
              </table:table-cell>
              <table:table-cell office:value-type="string">
                <text:p>Column D</text:p>
              </table:table-cell>
              <table:table-cell office:value-type="string">
                <text:p>chi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">
                <text:p>-0.5</text:p>
                <draw:g>
                  <svg:desc>Sheet2.D9:Sheet2.D12</svg:desc>
                </draw:g>
              </table:table-cell>
              <table:table-cell office:value-type="float" office:value="0.8">
                <text:p>0.8</text:p>
                <draw:g>
                  <svg:desc>Sheet2.E9:Sheet2.E12</svg:desc>
                </draw:g>
              </table:table-cell>
              <table:table-cell office:value-type="float" office:value="-0.9">
                <text:p>-0.9</text:p>
                <draw:g>
                  <svg:desc>Sheet2.D14:Sheet2.D17</svg:desc>
                </draw:g>
              </table:table-cell>
              <table:table-cell office:value-type="float" office:value="-0.8">
                <text:p>-0.8</text:p>
                <draw:g>
                  <svg:desc>Sheet2.E14:Sheet2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">
                <text:p>-0.8</text:p>
              </table:table-cell>
              <table:table-cell office:value-type="float" office:value="-0.6">
                <text:p>-0.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">
                <text:p>-0.4</text:p>
              </table:table-cell>
              <table:table-cell office:value-type="float" office:value="0.9">
                <text:p>0.9</text:p>
              </table:table-cell>
              <table:table-cell office:value-type="float" office:value="-0.8">
                <text:p>-0.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">
                <text:p>-0.9</text:p>
              </table:table-cell>
              <table:table-cell office:value-type="float" office:value="-0.6">
                <text:p>-0.6</text:p>
              </table:table-cell>
              <table:table-cell office:value-type="float" office:value="-0.4">
                <text:p>-0.4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